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Roboto Bold" svg:font-family="&quot;Roboto Bold&quot;"/>
  </office:font-face-decls>
  <office:automatic-styles>
    <style:style style:name="ce1" style:family="table-cell" style:parent-style-name="Default" style:data-style-name="N0"/>
    <style:style style:name="ce2" style:family="table-cell" style:parent-style-name="Table_32_text_32_bold_32_white_32_fill_32_2" style:data-style-name="N0">
      <style:table-cell-properties fo:border-top="thin solid #CBD0D2" fo:border-bottom="thin solid #CBD0D2" fo:border-left="thin solid #CBD0D2" fo:border-right="none" style:vertical-align="automatic" fo:wrap-option="wrap" fo:background-color="#FFFFFF"/>
      <style:text-properties style:font-name="Roboto Bold" style:font-name-asian="Roboto Bold" style:font-name-complex="Roboto Bold" fo:font-size="10pt" style:font-size-asian="10pt" style:font-size-complex="10pt"/>
    </style:style>
    <style:style style:name="ce3" style:family="table-cell" style:parent-style-name="Table_32_text_32_bold_32_light_32_fill_32_2" style:data-style-name="N0">
      <style:table-cell-properties fo:border-top="thin solid #CBD0D2" fo:border-bottom="thin solid #CBD0D2" fo:border-left="thin solid #CBD0D2" fo:border-right="none" style:vertical-align="automatic" fo:wrap-option="wrap" fo:background-color="#ECECED"/>
      <style:text-properties style:font-name="Roboto Bold" style:font-name-asian="Roboto Bold" style:font-name-complex="Roboto Bold" fo:font-size="10pt" style:font-size-asian="10pt" style:font-size-complex="10pt"/>
    </style:style>
    <style:style style:name="ce4" style:family="table-cell" style:parent-style-name="Default" style:data-style-name="N19"/>
    <style:style style:name="ce5" style:family="table-cell" style:parent-style-name="Default" style:data-style-name="N2"/>
    <style:style style:name="ce6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">
            <text:p>Total Medicaid Spending by state (in millions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abama</text:p>
          </table:table-cell>
          <table:table-cell office:value-type="float" office:value="5294.2535909999997" table:style-name="ce1">
            <text:p>5294.253591</text:p>
          </table:table-cell>
          <table:table-cell office:value-type="float" office:value="5495.6720539999997" table:style-name="ce2">
            <text:p>5495.672054</text:p>
          </table:table-cell>
          <table:table-cell office:value-type="float" office:value="5697.0905169999996" table:style-name="ce1">
            <text:p>5697.090517</text:p>
          </table:table-cell>
          <table:table-cell office:value-type="float" office:value="5898.5089799999996" table:style-name="ce1">
            <text:p>5898.50898</text:p>
          </table:table-cell>
          <table:table-cell office:value-type="float" office:value="6099.9274429999996" table:style-name="ce1">
            <text:p>6099.927443</text:p>
          </table:table-cell>
          <table:table-cell office:value-type="float" office:value="6301.3459059999996" table:style-name="ce1">
            <text:p>6301.345906</text:p>
          </table:table-cell>
          <table:table-cell office:value-type="float" office:value="6502.7643690000004" table:style-name="ce1">
            <text:p>6502.764369</text:p>
          </table:table-cell>
          <table:table-cell office:value-type="float" office:value="6704.1828320000004" table:style-name="ce1">
            <text:p>6704.182832</text:p>
          </table:table-cell>
          <table:table-cell office:value-type="float" office:value="6905.6012950000004" table:style-name="ce1">
            <text:p>6905.601295</text:p>
          </table:table-cell>
          <table:table-cell office:value-type="float" office:value="7107.0197580000004" table:style-name="ce1">
            <text:p>7107.019758</text:p>
          </table:table-cell>
          <table:table-cell office:value-type="float" office:value="7308.4382210000003" table:style-name="ce1">
            <text:p>7308.4382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aska</text:p>
          </table:table-cell>
          <table:table-cell office:value-type="float" office:value="1421.672896" table:style-name="ce1">
            <text:p>1421.672896</text:p>
          </table:table-cell>
          <table:table-cell office:value-type="float" office:value="1535.440877" table:style-name="ce3">
            <text:p>1535.440877</text:p>
          </table:table-cell>
          <table:table-cell office:value-type="float" office:value="1649.208858" table:style-name="ce1">
            <text:p>1649.208858</text:p>
          </table:table-cell>
          <table:table-cell office:value-type="float" office:value="1762.9768389999999" table:style-name="ce1">
            <text:p>1762.976839</text:p>
          </table:table-cell>
          <table:table-cell office:value-type="float" office:value="1876.7448199999999" table:style-name="ce1">
            <text:p>1876.74482</text:p>
          </table:table-cell>
          <table:table-cell office:value-type="float" office:value="1990.5128010000001" table:style-name="ce1">
            <text:p>1990.512801</text:p>
          </table:table-cell>
          <table:table-cell office:value-type="float" office:value="2104.2807819999998" table:style-name="ce1">
            <text:p>2104.280782</text:p>
          </table:table-cell>
          <table:table-cell office:value-type="float" office:value="2218.0487629999998" table:style-name="ce1">
            <text:p>2218.048763</text:p>
          </table:table-cell>
          <table:table-cell office:value-type="float" office:value="2331.8167440000002" table:style-name="ce1">
            <text:p>2331.816744</text:p>
          </table:table-cell>
          <table:table-cell office:value-type="float" office:value="2445.5847250000002" table:style-name="ce1">
            <text:p>2445.584725</text:p>
          </table:table-cell>
          <table:table-cell office:value-type="float" office:value="2559.3527060000001" table:style-name="ce1">
            <text:p>2559.35270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izona</text:p>
          </table:table-cell>
          <table:table-cell office:value-type="float" office:value="10640.737029" table:style-name="ce1">
            <text:p>10640.73703</text:p>
          </table:table-cell>
          <table:table-cell office:value-type="float" office:value="10895.032291" table:style-name="ce2">
            <text:p>10895.03229</text:p>
          </table:table-cell>
          <table:table-cell office:value-type="float" office:value="11149.327552999999" table:style-name="ce1">
            <text:p>11149.32755</text:p>
          </table:table-cell>
          <table:table-cell office:value-type="float" office:value="11403.622815000001" table:style-name="ce1">
            <text:p>11403.62282</text:p>
          </table:table-cell>
          <table:table-cell office:value-type="float" office:value="11657.918077" table:style-name="ce1">
            <text:p>11657.91808</text:p>
          </table:table-cell>
          <table:table-cell office:value-type="float" office:value="11912.213339" table:style-name="ce1">
            <text:p>11912.21334</text:p>
          </table:table-cell>
          <table:table-cell office:value-type="float" office:value="12166.508601" table:style-name="ce1">
            <text:p>12166.5086</text:p>
          </table:table-cell>
          <table:table-cell office:value-type="float" office:value="12420.803862999999" table:style-name="ce1">
            <text:p>12420.80386</text:p>
          </table:table-cell>
          <table:table-cell office:value-type="float" office:value="12675.099125000001" table:style-name="ce1">
            <text:p>12675.09913</text:p>
          </table:table-cell>
          <table:table-cell office:value-type="float" office:value="12929.394387" table:style-name="ce1">
            <text:p>12929.39439</text:p>
          </table:table-cell>
          <table:table-cell office:value-type="float" office:value="13183.689649" table:style-name="ce1">
            <text:p>13183.6896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kansas</text:p>
          </table:table-cell>
          <table:table-cell office:value-type="float" office:value="5536.5069739999999" table:style-name="ce1">
            <text:p>5536.506974</text:p>
          </table:table-cell>
          <table:table-cell office:value-type="float" office:value="5852.6955610000005" table:style-name="ce3">
            <text:p>5852.695561</text:p>
          </table:table-cell>
          <table:table-cell office:value-type="float" office:value="6168.8841480000001" table:style-name="ce1">
            <text:p>6168.884148</text:p>
          </table:table-cell>
          <table:table-cell office:value-type="float" office:value="6485.0727349999997" table:style-name="ce1">
            <text:p>6485.072735</text:p>
          </table:table-cell>
          <table:table-cell office:value-type="float" office:value="6801.2613220000003" table:style-name="ce1">
            <text:p>6801.261322</text:p>
          </table:table-cell>
          <table:table-cell office:value-type="float" office:value="7117.4499089999999" table:style-name="ce1">
            <text:p>7117.449909</text:p>
          </table:table-cell>
          <table:table-cell office:value-type="float" office:value="7433.6384959999996" table:style-name="ce1">
            <text:p>7433.638496</text:p>
          </table:table-cell>
          <table:table-cell office:value-type="float" office:value="7749.8270830000001" table:style-name="ce1">
            <text:p>7749.827083</text:p>
          </table:table-cell>
          <table:table-cell office:value-type="float" office:value="8066.0156699999998" table:style-name="ce1">
            <text:p>8066.01567</text:p>
          </table:table-cell>
          <table:table-cell office:value-type="float" office:value="8382.2042570000103" table:style-name="ce1">
            <text:p>8382.204257</text:p>
          </table:table-cell>
          <table:table-cell office:value-type="float" office:value="8698.3928440000109" table:style-name="ce1">
            <text:p>8698.3928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lifornia</text:p>
          </table:table-cell>
          <table:table-cell office:value-type="float" office:value="85438.074091000002" table:style-name="ce1">
            <text:p>85438.07409</text:p>
          </table:table-cell>
          <table:table-cell office:value-type="float" office:value="90614.357682999995" table:style-name="ce2">
            <text:p>90614.35768</text:p>
          </table:table-cell>
          <table:table-cell office:value-type="float" office:value="95790.641275000002" table:style-name="ce1">
            <text:p>95790.64128</text:p>
          </table:table-cell>
          <table:table-cell office:value-type="float" office:value="100966.92486699999" table:style-name="ce1">
            <text:p>100966.9249</text:p>
          </table:table-cell>
          <table:table-cell office:value-type="float" office:value="106143.208459" table:style-name="ce1">
            <text:p>106143.2085</text:p>
          </table:table-cell>
          <table:table-cell office:value-type="float" office:value="111319.49205099999" table:style-name="ce1">
            <text:p>111319.4921</text:p>
          </table:table-cell>
          <table:table-cell office:value-type="float" office:value="116495.775643" table:style-name="ce1">
            <text:p>116495.7756</text:p>
          </table:table-cell>
          <table:table-cell office:value-type="float" office:value="121672.05923499999" table:style-name="ce1">
            <text:p>121672.0592</text:p>
          </table:table-cell>
          <table:table-cell office:value-type="float" office:value="126848.342827" table:style-name="ce1">
            <text:p>126848.3428</text:p>
          </table:table-cell>
          <table:table-cell office:value-type="float" office:value="132024.62641900001" table:style-name="ce1">
            <text:p>132024.6264</text:p>
          </table:table-cell>
          <table:table-cell office:value-type="float" office:value="137200.910011" table:style-name="ce1">
            <text:p>137200.9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lorado</text:p>
          </table:table-cell>
          <table:table-cell office:value-type="float" office:value="7358.3392629999998" table:style-name="ce1">
            <text:p>7358.339263</text:p>
          </table:table-cell>
          <table:table-cell office:value-type="float" office:value="7686.035981" table:style-name="ce3">
            <text:p>7686.035981</text:p>
          </table:table-cell>
          <table:table-cell office:value-type="float" office:value="8013.7326990000001" table:style-name="ce1">
            <text:p>8013.732699</text:p>
          </table:table-cell>
          <table:table-cell office:value-type="float" office:value="8341.4294169999994" table:style-name="ce1">
            <text:p>8341.429417</text:p>
          </table:table-cell>
          <table:table-cell office:value-type="float" office:value="8669.1261350000004" table:style-name="ce1">
            <text:p>8669.126135</text:p>
          </table:table-cell>
          <table:table-cell office:value-type="float" office:value="8996.8228529999997" table:style-name="ce1">
            <text:p>8996.822853</text:p>
          </table:table-cell>
          <table:table-cell office:value-type="float" office:value="9324.5195710000007" table:style-name="ce1">
            <text:p>9324.519571</text:p>
          </table:table-cell>
          <table:table-cell office:value-type="float" office:value="9652.216289" table:style-name="ce1">
            <text:p>9652.216289</text:p>
          </table:table-cell>
          <table:table-cell office:value-type="float" office:value="9979.9130069999992" table:style-name="ce1">
            <text:p>9979.913007</text:p>
          </table:table-cell>
          <table:table-cell office:value-type="float" office:value="10307.609725" table:style-name="ce1">
            <text:p>10307.60973</text:p>
          </table:table-cell>
          <table:table-cell office:value-type="float" office:value="10635.306442999999" table:style-name="ce1">
            <text:p>10635.306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necticut</text:p>
          </table:table-cell>
          <table:table-cell office:value-type="float" office:value="7853.5828039999997" table:style-name="ce1">
            <text:p>7853.582804</text:p>
          </table:table-cell>
          <table:table-cell office:value-type="float" office:value="7597.0129870000001" table:style-name="ce2">
            <text:p>7597.012987</text:p>
          </table:table-cell>
          <table:table-cell office:value-type="float" office:value="7340.4431699999996" table:style-name="ce1">
            <text:p>7340.44317</text:p>
          </table:table-cell>
          <table:table-cell office:value-type="float" office:value="7083.873353" table:style-name="ce1">
            <text:p>7083.873353</text:p>
          </table:table-cell>
          <table:table-cell office:value-type="float" office:value="6827.3035360000003" table:style-name="ce1">
            <text:p>6827.303536</text:p>
          </table:table-cell>
          <table:table-cell office:value-type="float" office:value="6570.7337189999998" table:style-name="ce1">
            <text:p>6570.733719</text:p>
          </table:table-cell>
          <table:table-cell office:value-type="float" office:value="6314.1639020000002" table:style-name="ce1">
            <text:p>6314.163902</text:p>
          </table:table-cell>
          <table:table-cell office:value-type="float" office:value="6057.5940849999997" table:style-name="ce1">
            <text:p>6057.594085</text:p>
          </table:table-cell>
          <table:table-cell office:value-type="float" office:value="5801.0242680000001" table:style-name="ce1">
            <text:p>5801.024268</text:p>
          </table:table-cell>
          <table:table-cell office:value-type="float" office:value="5544.4544509999996" table:style-name="ce1">
            <text:p>5544.454451</text:p>
          </table:table-cell>
          <table:table-cell office:value-type="float" office:value="5287.884634" table:style-name="ce1">
            <text:p>5287.88463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laware</text:p>
          </table:table-cell>
          <table:table-cell office:value-type="float" office:value="1861.996175" table:style-name="ce1">
            <text:p>1861.996175</text:p>
          </table:table-cell>
          <table:table-cell office:value-type="float" office:value="2023.509108" table:style-name="ce3">
            <text:p>2023.509108</text:p>
          </table:table-cell>
          <table:table-cell office:value-type="float" office:value="2185.0220410000002" table:style-name="ce1">
            <text:p>2185.022041</text:p>
          </table:table-cell>
          <table:table-cell office:value-type="float" office:value="2346.5349740000001" table:style-name="ce1">
            <text:p>2346.534974</text:p>
          </table:table-cell>
          <table:table-cell office:value-type="float" office:value="2508.0479070000001" table:style-name="ce1">
            <text:p>2508.047907</text:p>
          </table:table-cell>
          <table:table-cell office:value-type="float" office:value="2669.5608400000001" table:style-name="ce1">
            <text:p>2669.56084</text:p>
          </table:table-cell>
          <table:table-cell office:value-type="float" office:value="2831.0737730000001" table:style-name="ce1">
            <text:p>2831.073773</text:p>
          </table:table-cell>
          <table:table-cell office:value-type="float" office:value="2992.586706" table:style-name="ce1">
            <text:p>2992.586706</text:p>
          </table:table-cell>
          <table:table-cell office:value-type="float" office:value="3154.099639" table:style-name="ce1">
            <text:p>3154.099639</text:p>
          </table:table-cell>
          <table:table-cell office:value-type="float" office:value="3315.612572" table:style-name="ce1">
            <text:p>3315.612572</text:p>
          </table:table-cell>
          <table:table-cell office:value-type="float" office:value="3477.125505" table:style-name="ce1">
            <text:p>3477.1255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istrict of Columbia</text:p>
          </table:table-cell>
          <table:table-cell office:value-type="float" office:value="2387.1544709999998" table:style-name="ce1">
            <text:p>2387.154471</text:p>
          </table:table-cell>
          <table:table-cell office:value-type="float" office:value="2520.7350759999999" table:style-name="ce2">
            <text:p>2520.735076</text:p>
          </table:table-cell>
          <table:table-cell office:value-type="float" office:value="2654.315681" table:style-name="ce1">
            <text:p>2654.315681</text:p>
          </table:table-cell>
          <table:table-cell office:value-type="float" office:value="2787.8962860000001" table:style-name="ce1">
            <text:p>2787.896286</text:p>
          </table:table-cell>
          <table:table-cell office:value-type="float" office:value="2921.4768909999998" table:style-name="ce1">
            <text:p>2921.476891</text:p>
          </table:table-cell>
          <table:table-cell office:value-type="float" office:value="3055.0574959999999" table:style-name="ce1">
            <text:p>3055.057496</text:p>
          </table:table-cell>
          <table:table-cell office:value-type="float" office:value="3188.638101" table:style-name="ce1">
            <text:p>3188.638101</text:p>
          </table:table-cell>
          <table:table-cell office:value-type="float" office:value="3322.2187060000001" table:style-name="ce1">
            <text:p>3322.218706</text:p>
          </table:table-cell>
          <table:table-cell office:value-type="float" office:value="3455.7993110000002" table:style-name="ce1">
            <text:p>3455.799311</text:p>
          </table:table-cell>
          <table:table-cell office:value-type="float" office:value="3589.3799159999999" table:style-name="ce1">
            <text:p>3589.379916</text:p>
          </table:table-cell>
          <table:table-cell office:value-type="float" office:value="3722.960521" table:style-name="ce1">
            <text:p>3722.9605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lorida</text:p>
          </table:table-cell>
          <table:table-cell office:value-type="float" office:value="21476.052754" table:style-name="ce1">
            <text:p>21476.05275</text:p>
          </table:table-cell>
          <table:table-cell office:value-type="float" office:value="22023.344323000001" table:style-name="ce3">
            <text:p>22023.34432</text:p>
          </table:table-cell>
          <table:table-cell office:value-type="float" office:value="22570.635891999998" table:style-name="ce1">
            <text:p>22570.63589</text:p>
          </table:table-cell>
          <table:table-cell office:value-type="float" office:value="23117.927460999999" table:style-name="ce1">
            <text:p>23117.92746</text:p>
          </table:table-cell>
          <table:table-cell office:value-type="float" office:value="23665.21903" table:style-name="ce1">
            <text:p>23665.21903</text:p>
          </table:table-cell>
          <table:table-cell office:value-type="float" office:value="24212.510599000001" table:style-name="ce1">
            <text:p>24212.5106</text:p>
          </table:table-cell>
          <table:table-cell office:value-type="float" office:value="24759.802167999998" table:style-name="ce1">
            <text:p>24759.80217</text:p>
          </table:table-cell>
          <table:table-cell office:value-type="float" office:value="25307.093736999999" table:style-name="ce1">
            <text:p>25307.09374</text:p>
          </table:table-cell>
          <table:table-cell office:value-type="float" office:value="25854.385306" table:style-name="ce1">
            <text:p>25854.38531</text:p>
          </table:table-cell>
          <table:table-cell office:value-type="float" office:value="26401.676875000001" table:style-name="ce1">
            <text:p>26401.67688</text:p>
          </table:table-cell>
          <table:table-cell office:value-type="float" office:value="26948.968443999998" table:style-name="ce1">
            <text:p>26948.968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eorgia</text:p>
          </table:table-cell>
          <table:table-cell office:value-type="float" office:value="9750.1567350000005" table:style-name="ce1">
            <text:p>9750.156735</text:p>
          </table:table-cell>
          <table:table-cell office:value-type="float" office:value="10245.084441000001" table:style-name="ce2">
            <text:p>10245.08444</text:p>
          </table:table-cell>
          <table:table-cell office:value-type="float" office:value="10740.012146999999" table:style-name="ce1">
            <text:p>10740.01215</text:p>
          </table:table-cell>
          <table:table-cell office:value-type="float" office:value="11234.939853" table:style-name="ce1">
            <text:p>11234.93985</text:p>
          </table:table-cell>
          <table:table-cell office:value-type="float" office:value="11729.867559" table:style-name="ce1">
            <text:p>11729.86756</text:p>
          </table:table-cell>
          <table:table-cell office:value-type="float" office:value="12224.795265000001" table:style-name="ce1">
            <text:p>12224.79527</text:p>
          </table:table-cell>
          <table:table-cell office:value-type="float" office:value="12719.722970999999" table:style-name="ce1">
            <text:p>12719.72297</text:p>
          </table:table-cell>
          <table:table-cell office:value-type="float" office:value="13214.650677" table:style-name="ce1">
            <text:p>13214.65068</text:p>
          </table:table-cell>
          <table:table-cell office:value-type="float" office:value="13709.578383" table:style-name="ce1">
            <text:p>13709.57838</text:p>
          </table:table-cell>
          <table:table-cell office:value-type="float" office:value="14204.506089" table:style-name="ce1">
            <text:p>14204.50609</text:p>
          </table:table-cell>
          <table:table-cell office:value-type="float" office:value="14699.433795000001" table:style-name="ce1">
            <text:p>14699.433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awaii</text:p>
          </table:table-cell>
          <table:table-cell office:value-type="float" office:value="2012.41815" table:style-name="ce1">
            <text:p>2012.41815</text:p>
          </table:table-cell>
          <table:table-cell office:value-type="float" office:value="2076.7617749999999" table:style-name="ce3">
            <text:p>2076.761775</text:p>
          </table:table-cell>
          <table:table-cell office:value-type="float" office:value="2141.1053999999999" table:style-name="ce1">
            <text:p>2141.1054</text:p>
          </table:table-cell>
          <table:table-cell office:value-type="float" office:value="2205.4490249999999" table:style-name="ce1">
            <text:p>2205.449025</text:p>
          </table:table-cell>
          <table:table-cell office:value-type="float" office:value="2269.7926499999999" table:style-name="ce1">
            <text:p>2269.79265</text:p>
          </table:table-cell>
          <table:table-cell office:value-type="float" office:value="2334.1362749999998" table:style-name="ce1">
            <text:p>2334.136275</text:p>
          </table:table-cell>
          <table:table-cell office:value-type="float" office:value="2398.4798999999998" table:style-name="ce1">
            <text:p>2398.4799</text:p>
          </table:table-cell>
          <table:table-cell office:value-type="float" office:value="2462.8235249999998" table:style-name="ce1">
            <text:p>2462.823525</text:p>
          </table:table-cell>
          <table:table-cell office:value-type="float" office:value="2527.1671500000002" table:style-name="ce1">
            <text:p>2527.16715</text:p>
          </table:table-cell>
          <table:table-cell office:value-type="float" office:value="2591.5107750000002" table:style-name="ce1">
            <text:p>2591.510775</text:p>
          </table:table-cell>
          <table:table-cell office:value-type="float" office:value="2655.8544000000002" table:style-name="ce1">
            <text:p>2655.85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daho</text:p>
          </table:table-cell>
          <table:table-cell office:value-type="float" office:value="1729.535449" table:style-name="ce1">
            <text:p>1729.535449</text:p>
          </table:table-cell>
          <table:table-cell office:value-type="float" office:value="1819.9596939999999" table:style-name="ce2">
            <text:p>1819.959694</text:p>
          </table:table-cell>
          <table:table-cell office:value-type="float" office:value="1910.3839390000001" table:style-name="ce1">
            <text:p>1910.383939</text:p>
          </table:table-cell>
          <table:table-cell office:value-type="float" office:value="2000.808184" table:style-name="ce1">
            <text:p>2000.808184</text:p>
          </table:table-cell>
          <table:table-cell office:value-type="float" office:value="2091.2324290000001" table:style-name="ce1">
            <text:p>2091.232429</text:p>
          </table:table-cell>
          <table:table-cell office:value-type="float" office:value="2181.6566739999998" table:style-name="ce1">
            <text:p>2181.656674</text:p>
          </table:table-cell>
          <table:table-cell office:value-type="float" office:value="2272.080919" table:style-name="ce1">
            <text:p>2272.080919</text:p>
          </table:table-cell>
          <table:table-cell office:value-type="float" office:value="2362.5051640000001" table:style-name="ce1">
            <text:p>2362.505164</text:p>
          </table:table-cell>
          <table:table-cell office:value-type="float" office:value="2452.9294089999999" table:style-name="ce1">
            <text:p>2452.929409</text:p>
          </table:table-cell>
          <table:table-cell office:value-type="float" office:value="2543.353654" table:style-name="ce1">
            <text:p>2543.353654</text:p>
          </table:table-cell>
          <table:table-cell office:value-type="float" office:value="2633.7778990000002" table:style-name="ce1">
            <text:p>2633.77789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llinois</text:p>
          </table:table-cell>
          <table:table-cell office:value-type="float" office:value="17039.177220000001" table:style-name="ce1">
            <text:p>17039.17722</text:p>
          </table:table-cell>
          <table:table-cell office:value-type="float" office:value="17962.165759" table:style-name="ce3">
            <text:p>17962.16576</text:p>
          </table:table-cell>
          <table:table-cell office:value-type="float" office:value="18885.154298000001" table:style-name="ce1">
            <text:p>18885.1543</text:p>
          </table:table-cell>
          <table:table-cell office:value-type="float" office:value="19808.142836999999" table:style-name="ce1">
            <text:p>19808.14284</text:p>
          </table:table-cell>
          <table:table-cell office:value-type="float" office:value="20731.131376000001" table:style-name="ce1">
            <text:p>20731.13138</text:p>
          </table:table-cell>
          <table:table-cell office:value-type="float" office:value="21654.119914999999" table:style-name="ce1">
            <text:p>21654.11992</text:p>
          </table:table-cell>
          <table:table-cell office:value-type="float" office:value="22577.108454000001" table:style-name="ce1">
            <text:p>22577.10845</text:p>
          </table:table-cell>
          <table:table-cell office:value-type="float" office:value="23500.096992999999" table:style-name="ce1">
            <text:p>23500.09699</text:p>
          </table:table-cell>
          <table:table-cell office:value-type="float" office:value="24423.085532000001" table:style-name="ce1">
            <text:p>24423.08553</text:p>
          </table:table-cell>
          <table:table-cell office:value-type="float" office:value="25346.074070999999" table:style-name="ce1">
            <text:p>25346.07407</text:p>
          </table:table-cell>
          <table:table-cell office:value-type="float" office:value="26269.062610000001" table:style-name="ce1">
            <text:p>26269.0626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diana</text:p>
          </table:table-cell>
          <table:table-cell office:value-type="float" office:value="9328.4359879999993" table:style-name="ce1">
            <text:p>9328.435988</text:p>
          </table:table-cell>
          <table:table-cell office:value-type="float" office:value="9721.5693449999999" table:style-name="ce2">
            <text:p>9721.569345</text:p>
          </table:table-cell>
          <table:table-cell office:value-type="float" office:value="10114.702702" table:style-name="ce1">
            <text:p>10114.7027</text:p>
          </table:table-cell>
          <table:table-cell office:value-type="float" office:value="10507.836058999999" table:style-name="ce1">
            <text:p>10507.83606</text:p>
          </table:table-cell>
          <table:table-cell office:value-type="float" office:value="10900.969416" table:style-name="ce1">
            <text:p>10900.96942</text:p>
          </table:table-cell>
          <table:table-cell office:value-type="float" office:value="11294.102773000001" table:style-name="ce1">
            <text:p>11294.10277</text:p>
          </table:table-cell>
          <table:table-cell office:value-type="float" office:value="11687.236129999999" table:style-name="ce1">
            <text:p>11687.23613</text:p>
          </table:table-cell>
          <table:table-cell office:value-type="float" office:value="12080.369487" table:style-name="ce1">
            <text:p>12080.36949</text:p>
          </table:table-cell>
          <table:table-cell office:value-type="float" office:value="12473.502844000001" table:style-name="ce1">
            <text:p>12473.50284</text:p>
          </table:table-cell>
          <table:table-cell office:value-type="float" office:value="12866.636200999999" table:style-name="ce1">
            <text:p>12866.6362</text:p>
          </table:table-cell>
          <table:table-cell office:value-type="float" office:value="13259.769558" table:style-name="ce1">
            <text:p>13259.7695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e</text:p>
          </table:table-cell>
          <table:table-cell office:value-type="float" office:value="4563.170736" table:style-name="ce1">
            <text:p>4563.170736</text:p>
          </table:table-cell>
          <table:table-cell office:value-type="float" office:value="4672.2883670000001" table:style-name="ce3">
            <text:p>4672.288367</text:p>
          </table:table-cell>
          <table:table-cell office:value-type="float" office:value="4781.4059980000002" table:style-name="ce1">
            <text:p>4781.405998</text:p>
          </table:table-cell>
          <table:table-cell office:value-type="float" office:value="4890.5236290000003" table:style-name="ce1">
            <text:p>4890.523629</text:p>
          </table:table-cell>
          <table:table-cell office:value-type="float" office:value="4999.6412600000003" table:style-name="ce1">
            <text:p>4999.64126</text:p>
          </table:table-cell>
          <table:table-cell office:value-type="float" office:value="5108.7588910000004" table:style-name="ce1">
            <text:p>5108.758891</text:p>
          </table:table-cell>
          <table:table-cell office:value-type="float" office:value="5217.8765219999996" table:style-name="ce1">
            <text:p>5217.876522</text:p>
          </table:table-cell>
          <table:table-cell office:value-type="float" office:value="5326.9941529999996" table:style-name="ce1">
            <text:p>5326.994153</text:p>
          </table:table-cell>
          <table:table-cell office:value-type="float" office:value="5436.1117839999997" table:style-name="ce1">
            <text:p>5436.111784</text:p>
          </table:table-cell>
          <table:table-cell office:value-type="float" office:value="5545.2294149999998" table:style-name="ce1">
            <text:p>5545.229415</text:p>
          </table:table-cell>
          <table:table-cell office:value-type="float" office:value="5654.3470459999999" table:style-name="ce1">
            <text:p>5654.34704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ansas</text:p>
          </table:table-cell>
          <table:table-cell office:value-type="float" office:value="3040.559561" table:style-name="ce1">
            <text:p>3040.559561</text:p>
          </table:table-cell>
          <table:table-cell office:value-type="float" office:value="3193.5869210000001" table:style-name="ce2">
            <text:p>3193.586921</text:p>
          </table:table-cell>
          <table:table-cell office:value-type="float" office:value="3346.6142810000001" table:style-name="ce1">
            <text:p>3346.614281</text:p>
          </table:table-cell>
          <table:table-cell office:value-type="float" office:value="3499.6416410000002" table:style-name="ce1">
            <text:p>3499.641641</text:p>
          </table:table-cell>
          <table:table-cell office:value-type="float" office:value="3652.6690010000002" table:style-name="ce1">
            <text:p>3652.669001</text:p>
          </table:table-cell>
          <table:table-cell office:value-type="float" office:value="3805.6963609999998" table:style-name="ce1">
            <text:p>3805.696361</text:p>
          </table:table-cell>
          <table:table-cell office:value-type="float" office:value="3958.7237209999998" table:style-name="ce1">
            <text:p>3958.723721</text:p>
          </table:table-cell>
          <table:table-cell office:value-type="float" office:value="4111.7510810000003" table:style-name="ce1">
            <text:p>4111.751081</text:p>
          </table:table-cell>
          <table:table-cell office:value-type="float" office:value="4264.7784410000004" table:style-name="ce1">
            <text:p>4264.778441</text:p>
          </table:table-cell>
          <table:table-cell office:value-type="float" office:value="4417.8058010000004" table:style-name="ce1">
            <text:p>4417.805801</text:p>
          </table:table-cell>
          <table:table-cell office:value-type="float" office:value="4570.8331609999996" table:style-name="ce1">
            <text:p>4570.83316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entucky</text:p>
          </table:table-cell>
          <table:table-cell office:value-type="float" office:value="9499.4187039999997" table:style-name="ce1">
            <text:p>9499.418704</text:p>
          </table:table-cell>
          <table:table-cell office:value-type="float" office:value="9666.3360699999994" table:style-name="ce3">
            <text:p>9666.33607</text:p>
          </table:table-cell>
          <table:table-cell office:value-type="float" office:value="9833.2534360000009" table:style-name="ce1">
            <text:p>9833.253436</text:p>
          </table:table-cell>
          <table:table-cell office:value-type="float" office:value="10000.170802000001" table:style-name="ce1">
            <text:p>10000.1708</text:p>
          </table:table-cell>
          <table:table-cell office:value-type="float" office:value="10167.088168" table:style-name="ce1">
            <text:p>10167.08817</text:p>
          </table:table-cell>
          <table:table-cell office:value-type="float" office:value="10334.005534" table:style-name="ce1">
            <text:p>10334.00553</text:p>
          </table:table-cell>
          <table:table-cell office:value-type="float" office:value="10500.9229" table:style-name="ce1">
            <text:p>10500.9229</text:p>
          </table:table-cell>
          <table:table-cell office:value-type="float" office:value="10667.840265999999" table:style-name="ce1">
            <text:p>10667.84027</text:p>
          </table:table-cell>
          <table:table-cell office:value-type="float" office:value="10834.757632000001" table:style-name="ce1">
            <text:p>10834.75763</text:p>
          </table:table-cell>
          <table:table-cell office:value-type="float" office:value="11001.674998" table:style-name="ce1">
            <text:p>11001.675</text:p>
          </table:table-cell>
          <table:table-cell office:value-type="float" office:value="11168.592364" table:style-name="ce1">
            <text:p>11168.5923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uisiana</text:p>
          </table:table-cell>
          <table:table-cell office:value-type="float" office:value="8058.3712459999997" table:style-name="ce1">
            <text:p>8058.371246</text:p>
          </table:table-cell>
          <table:table-cell office:value-type="float" office:value="8152.2721030000002" table:style-name="ce2">
            <text:p>8152.272103</text:p>
          </table:table-cell>
          <table:table-cell office:value-type="float" office:value="8246.1729599999999" table:style-name="ce1">
            <text:p>8246.17296</text:p>
          </table:table-cell>
          <table:table-cell office:value-type="float" office:value="8340.0738170000004" table:style-name="ce1">
            <text:p>8340.073817</text:p>
          </table:table-cell>
          <table:table-cell office:value-type="float" office:value="8433.9746739999991" table:style-name="ce1">
            <text:p>8433.974674</text:p>
          </table:table-cell>
          <table:table-cell office:value-type="float" office:value="8527.8755309999997" table:style-name="ce1">
            <text:p>8527.875531</text:p>
          </table:table-cell>
          <table:table-cell office:value-type="float" office:value="8621.7763880000002" table:style-name="ce1">
            <text:p>8621.776388</text:p>
          </table:table-cell>
          <table:table-cell office:value-type="float" office:value="8715.6772450000008" table:style-name="ce1">
            <text:p>8715.677245</text:p>
          </table:table-cell>
          <table:table-cell office:value-type="float" office:value="8809.5781019999995" table:style-name="ce1">
            <text:p>8809.578102</text:p>
          </table:table-cell>
          <table:table-cell office:value-type="float" office:value="8903.478959" table:style-name="ce1">
            <text:p>8903.478959</text:p>
          </table:table-cell>
          <table:table-cell office:value-type="float" office:value="8997.3798160000006" table:style-name="ce1">
            <text:p>8997.3798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ine</text:p>
          </table:table-cell>
          <table:table-cell office:value-type="float" office:value="2580.2193269999998" table:style-name="ce1">
            <text:p>2580.219327</text:p>
          </table:table-cell>
          <table:table-cell office:value-type="float" office:value="2620.4266320000002" table:style-name="ce3">
            <text:p>2620.426632</text:p>
          </table:table-cell>
          <table:table-cell office:value-type="float" office:value="2660.6339370000001" table:style-name="ce1">
            <text:p>2660.633937</text:p>
          </table:table-cell>
          <table:table-cell office:value-type="float" office:value="2700.841242" table:style-name="ce1">
            <text:p>2700.841242</text:p>
          </table:table-cell>
          <table:table-cell office:value-type="float" office:value="2741.0485469999999" table:style-name="ce1">
            <text:p>2741.048547</text:p>
          </table:table-cell>
          <table:table-cell office:value-type="float" office:value="2781.2558519999998" table:style-name="ce1">
            <text:p>2781.255852</text:p>
          </table:table-cell>
          <table:table-cell office:value-type="float" office:value="2821.4631570000001" table:style-name="ce1">
            <text:p>2821.463157</text:p>
          </table:table-cell>
          <table:table-cell office:value-type="float" office:value="2861.670462" table:style-name="ce1">
            <text:p>2861.670462</text:p>
          </table:table-cell>
          <table:table-cell office:value-type="float" office:value="2901.8777669999999" table:style-name="ce1">
            <text:p>2901.877767</text:p>
          </table:table-cell>
          <table:table-cell office:value-type="float" office:value="2942.0850719999999" table:style-name="ce1">
            <text:p>2942.085072</text:p>
          </table:table-cell>
          <table:table-cell office:value-type="float" office:value="2982.2923770000002" table:style-name="ce1">
            <text:p>2982.29237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yland</text:p>
          </table:table-cell>
          <table:table-cell office:value-type="float" office:value="9552.9339560000008" table:style-name="ce1">
            <text:p>9552.933956</text:p>
          </table:table-cell>
          <table:table-cell office:value-type="float" office:value="9881.7035130000004" table:style-name="ce2">
            <text:p>9881.703513</text:p>
          </table:table-cell>
          <table:table-cell office:value-type="float" office:value="10210.47307" table:style-name="ce1">
            <text:p>10210.47307</text:p>
          </table:table-cell>
          <table:table-cell office:value-type="float" office:value="10539.242627" table:style-name="ce1">
            <text:p>10539.24263</text:p>
          </table:table-cell>
          <table:table-cell office:value-type="float" office:value="10868.012183999999" table:style-name="ce1">
            <text:p>10868.01218</text:p>
          </table:table-cell>
          <table:table-cell office:value-type="float" office:value="11196.781741000001" table:style-name="ce1">
            <text:p>11196.78174</text:p>
          </table:table-cell>
          <table:table-cell office:value-type="float" office:value="11525.551298" table:style-name="ce1">
            <text:p>11525.5513</text:p>
          </table:table-cell>
          <table:table-cell office:value-type="float" office:value="11854.320855" table:style-name="ce1">
            <text:p>11854.32086</text:p>
          </table:table-cell>
          <table:table-cell office:value-type="float" office:value="12183.090412" table:style-name="ce1">
            <text:p>12183.09041</text:p>
          </table:table-cell>
          <table:table-cell office:value-type="float" office:value="12511.859968999999" table:style-name="ce1">
            <text:p>12511.85997</text:p>
          </table:table-cell>
          <table:table-cell office:value-type="float" office:value="12840.629526000001" table:style-name="ce1">
            <text:p>12840.6295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ssachusetts</text:p>
          </table:table-cell>
          <table:table-cell office:value-type="float" office:value="15564.42518" table:style-name="ce1">
            <text:p>15564.42518</text:p>
          </table:table-cell>
          <table:table-cell office:value-type="float" office:value="16164.041336" table:style-name="ce3">
            <text:p>16164.04134</text:p>
          </table:table-cell>
          <table:table-cell office:value-type="float" office:value="16763.657491999998" table:style-name="ce1">
            <text:p>16763.65749</text:p>
          </table:table-cell>
          <table:table-cell office:value-type="float" office:value="17363.273647999999" table:style-name="ce1">
            <text:p>17363.27365</text:p>
          </table:table-cell>
          <table:table-cell office:value-type="float" office:value="17962.889803999999" table:style-name="ce1">
            <text:p>17962.8898</text:p>
          </table:table-cell>
          <table:table-cell office:value-type="float" office:value="18562.505959999999" table:style-name="ce1">
            <text:p>18562.50596</text:p>
          </table:table-cell>
          <table:table-cell office:value-type="float" office:value="19162.122115999999" table:style-name="ce1">
            <text:p>19162.12212</text:p>
          </table:table-cell>
          <table:table-cell office:value-type="float" office:value="19761.738271999999" table:style-name="ce1">
            <text:p>19761.73827</text:p>
          </table:table-cell>
          <table:table-cell office:value-type="float" office:value="20361.354427999999" table:style-name="ce1">
            <text:p>20361.35443</text:p>
          </table:table-cell>
          <table:table-cell office:value-type="float" office:value="20960.970583999999" table:style-name="ce1">
            <text:p>20960.97058</text:p>
          </table:table-cell>
          <table:table-cell office:value-type="float" office:value="21560.586739999999" table:style-name="ce1">
            <text:p>21560.5867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ichigan</text:p>
          </table:table-cell>
          <table:table-cell office:value-type="float" office:value="15949.108356999999" table:style-name="ce1">
            <text:p>15949.10836</text:p>
          </table:table-cell>
          <table:table-cell office:value-type="float" office:value="16561.360132000002" table:style-name="ce2">
            <text:p>16561.36013</text:p>
          </table:table-cell>
          <table:table-cell office:value-type="float" office:value="17173.611906999999" table:style-name="ce1">
            <text:p>17173.61191</text:p>
          </table:table-cell>
          <table:table-cell office:value-type="float" office:value="17785.863681999999" table:style-name="ce1">
            <text:p>17785.86368</text:p>
          </table:table-cell>
          <table:table-cell office:value-type="float" office:value="18398.115457" table:style-name="ce1">
            <text:p>18398.11546</text:p>
          </table:table-cell>
          <table:table-cell office:value-type="float" office:value="19010.367232000001" table:style-name="ce1">
            <text:p>19010.36723</text:p>
          </table:table-cell>
          <table:table-cell office:value-type="float" office:value="19622.619007000001" table:style-name="ce1">
            <text:p>19622.61901</text:p>
          </table:table-cell>
          <table:table-cell office:value-type="float" office:value="20234.870782000002" table:style-name="ce1">
            <text:p>20234.87078</text:p>
          </table:table-cell>
          <table:table-cell office:value-type="float" office:value="20847.122556999999" table:style-name="ce1">
            <text:p>20847.12256</text:p>
          </table:table-cell>
          <table:table-cell office:value-type="float" office:value="21459.374331999999" table:style-name="ce1">
            <text:p>21459.37433</text:p>
          </table:table-cell>
          <table:table-cell office:value-type="float" office:value="22071.626107" table:style-name="ce1">
            <text:p>22071.626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innesota</text:p>
          </table:table-cell>
          <table:table-cell office:value-type="float" office:value="10939.757369000001" table:style-name="ce1">
            <text:p>10939.75737</text:p>
          </table:table-cell>
          <table:table-cell office:value-type="float" office:value="11294.971266" table:style-name="ce3">
            <text:p>11294.97127</text:p>
          </table:table-cell>
          <table:table-cell office:value-type="float" office:value="11650.185163" table:style-name="ce1">
            <text:p>11650.18516</text:p>
          </table:table-cell>
          <table:table-cell office:value-type="float" office:value="12005.39906" table:style-name="ce1">
            <text:p>12005.39906</text:p>
          </table:table-cell>
          <table:table-cell office:value-type="float" office:value="12360.612956999999" table:style-name="ce1">
            <text:p>12360.61296</text:p>
          </table:table-cell>
          <table:table-cell office:value-type="float" office:value="12715.826854000001" table:style-name="ce1">
            <text:p>12715.82685</text:p>
          </table:table-cell>
          <table:table-cell office:value-type="float" office:value="13071.040751" table:style-name="ce1">
            <text:p>13071.04075</text:p>
          </table:table-cell>
          <table:table-cell office:value-type="float" office:value="13426.254648" table:style-name="ce1">
            <text:p>13426.25465</text:p>
          </table:table-cell>
          <table:table-cell office:value-type="float" office:value="13781.468545" table:style-name="ce1">
            <text:p>13781.46855</text:p>
          </table:table-cell>
          <table:table-cell office:value-type="float" office:value="14136.682441999999" table:style-name="ce1">
            <text:p>14136.68244</text:p>
          </table:table-cell>
          <table:table-cell office:value-type="float" office:value="14491.896339000001" table:style-name="ce1">
            <text:p>14491.8963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ississippi</text:p>
          </table:table-cell>
          <table:table-cell office:value-type="float" office:value="5156.5888649999997" table:style-name="ce1">
            <text:p>5156.588865</text:p>
          </table:table-cell>
          <table:table-cell office:value-type="float" office:value="5313.7202360000001" table:style-name="ce2">
            <text:p>5313.720236</text:p>
          </table:table-cell>
          <table:table-cell office:value-type="float" office:value="5470.8516069999996" table:style-name="ce1">
            <text:p>5470.851607</text:p>
          </table:table-cell>
          <table:table-cell office:value-type="float" office:value="5627.982978" table:style-name="ce1">
            <text:p>5627.982978</text:p>
          </table:table-cell>
          <table:table-cell office:value-type="float" office:value="5785.1143490000004" table:style-name="ce1">
            <text:p>5785.114349</text:p>
          </table:table-cell>
          <table:table-cell office:value-type="float" office:value="5942.2457199999999" table:style-name="ce1">
            <text:p>5942.24572</text:p>
          </table:table-cell>
          <table:table-cell office:value-type="float" office:value="6099.3770910000003" table:style-name="ce1">
            <text:p>6099.377091</text:p>
          </table:table-cell>
          <table:table-cell office:value-type="float" office:value="6256.5084619999998" table:style-name="ce1">
            <text:p>6256.508462</text:p>
          </table:table-cell>
          <table:table-cell office:value-type="float" office:value="6413.6398330000002" table:style-name="ce1">
            <text:p>6413.639833</text:p>
          </table:table-cell>
          <table:table-cell office:value-type="float" office:value="6570.7712039999997" table:style-name="ce1">
            <text:p>6570.771204</text:p>
          </table:table-cell>
          <table:table-cell office:value-type="float" office:value="6727.9025750000001" table:style-name="ce1">
            <text:p>6727.90257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issouri</text:p>
          </table:table-cell>
          <table:table-cell office:value-type="float" office:value="9608.165422" table:style-name="ce1">
            <text:p>9608.165422</text:p>
          </table:table-cell>
          <table:table-cell office:value-type="float" office:value="9868.9410950000001" table:style-name="ce3">
            <text:p>9868.941095</text:p>
          </table:table-cell>
          <table:table-cell office:value-type="float" office:value="10129.716768" table:style-name="ce1">
            <text:p>10129.71677</text:p>
          </table:table-cell>
          <table:table-cell office:value-type="float" office:value="10390.492441" table:style-name="ce1">
            <text:p>10390.49244</text:p>
          </table:table-cell>
          <table:table-cell office:value-type="float" office:value="10651.268114" table:style-name="ce1">
            <text:p>10651.26811</text:p>
          </table:table-cell>
          <table:table-cell office:value-type="float" office:value="10912.043787000001" table:style-name="ce1">
            <text:p>10912.04379</text:p>
          </table:table-cell>
          <table:table-cell office:value-type="float" office:value="11172.819460000001" table:style-name="ce1">
            <text:p>11172.81946</text:p>
          </table:table-cell>
          <table:table-cell office:value-type="float" office:value="11433.595133000001" table:style-name="ce1">
            <text:p>11433.59513</text:p>
          </table:table-cell>
          <table:table-cell office:value-type="float" office:value="11694.370806000001" table:style-name="ce1">
            <text:p>11694.37081</text:p>
          </table:table-cell>
          <table:table-cell office:value-type="float" office:value="11955.146479000001" table:style-name="ce1">
            <text:p>11955.14648</text:p>
          </table:table-cell>
          <table:table-cell office:value-type="float" office:value="12215.922151999999" table:style-name="ce1">
            <text:p>12215.922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ontana</text:p>
          </table:table-cell>
          <table:table-cell office:value-type="float" office:value="1149.693473" table:style-name="ce1">
            <text:p>1149.693473</text:p>
          </table:table-cell>
          <table:table-cell office:value-type="float" office:value="1207.309481" table:style-name="ce2">
            <text:p>1207.309481</text:p>
          </table:table-cell>
          <table:table-cell office:value-type="float" office:value="1264.925489" table:style-name="ce1">
            <text:p>1264.925489</text:p>
          </table:table-cell>
          <table:table-cell office:value-type="float" office:value="1322.5414969999999" table:style-name="ce1">
            <text:p>1322.541497</text:p>
          </table:table-cell>
          <table:table-cell office:value-type="float" office:value="1380.1575049999999" table:style-name="ce1">
            <text:p>1380.157505</text:p>
          </table:table-cell>
          <table:table-cell office:value-type="float" office:value="1437.7735130000001" table:style-name="ce1">
            <text:p>1437.773513</text:p>
          </table:table-cell>
          <table:table-cell office:value-type="float" office:value="1495.3895210000001" table:style-name="ce1">
            <text:p>1495.389521</text:p>
          </table:table-cell>
          <table:table-cell office:value-type="float" office:value="1553.005529" table:style-name="ce1">
            <text:p>1553.005529</text:p>
          </table:table-cell>
          <table:table-cell office:value-type="float" office:value="1610.621537" table:style-name="ce1">
            <text:p>1610.621537</text:p>
          </table:table-cell>
          <table:table-cell office:value-type="float" office:value="1668.237545" table:style-name="ce1">
            <text:p>1668.237545</text:p>
          </table:table-cell>
          <table:table-cell office:value-type="float" office:value="1725.8535529999999" table:style-name="ce1">
            <text:p>1725.85355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braskan</text:p>
          </table:table-cell>
          <table:table-cell office:value-type="float" office:value="1888.0759330000001" table:style-name="ce1">
            <text:p>1888.075933</text:p>
          </table:table-cell>
          <table:table-cell office:value-type="float" office:value="1973.5452250000001" table:style-name="ce3">
            <text:p>1973.545225</text:p>
          </table:table-cell>
          <table:table-cell office:value-type="float" office:value="2059.0145170000001" table:style-name="ce1">
            <text:p>2059.014517</text:p>
          </table:table-cell>
          <table:table-cell office:value-type="float" office:value="2144.4838089999998" table:style-name="ce1">
            <text:p>2144.483809</text:p>
          </table:table-cell>
          <table:table-cell office:value-type="float" office:value="2229.9531010000001" table:style-name="ce1">
            <text:p>2229.953101</text:p>
          </table:table-cell>
          <table:table-cell office:value-type="float" office:value="2315.4223929999998" table:style-name="ce1">
            <text:p>2315.422393</text:p>
          </table:table-cell>
          <table:table-cell office:value-type="float" office:value="2400.8916850000001" table:style-name="ce1">
            <text:p>2400.891685</text:p>
          </table:table-cell>
          <table:table-cell office:value-type="float" office:value="2486.3609769999998" table:style-name="ce1">
            <text:p>2486.360977</text:p>
          </table:table-cell>
          <table:table-cell office:value-type="float" office:value="2571.830269" table:style-name="ce1">
            <text:p>2571.830269</text:p>
          </table:table-cell>
          <table:table-cell office:value-type="float" office:value="2657.2995609999998" table:style-name="ce1">
            <text:p>2657.299561</text:p>
          </table:table-cell>
          <table:table-cell office:value-type="float" office:value="2742.768853" table:style-name="ce1">
            <text:p>2742.76885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vada</text:p>
          </table:table-cell>
          <table:table-cell office:value-type="float" office:value="3127.5377159999998" table:style-name="ce1">
            <text:p>3127.537716</text:p>
          </table:table-cell>
          <table:table-cell office:value-type="float" office:value="3265.7985520000002" table:style-name="ce2">
            <text:p>3265.798552</text:p>
          </table:table-cell>
          <table:table-cell office:value-type="float" office:value="3404.0593880000001" table:style-name="ce1">
            <text:p>3404.059388</text:p>
          </table:table-cell>
          <table:table-cell office:value-type="float" office:value="3542.3202240000001" table:style-name="ce1">
            <text:p>3542.320224</text:p>
          </table:table-cell>
          <table:table-cell office:value-type="float" office:value="3680.58106" table:style-name="ce1">
            <text:p>3680.58106</text:p>
          </table:table-cell>
          <table:table-cell office:value-type="float" office:value="3818.8418959999999" table:style-name="ce1">
            <text:p>3818.841896</text:p>
          </table:table-cell>
          <table:table-cell office:value-type="float" office:value="3957.1027319999998" table:style-name="ce1">
            <text:p>3957.102732</text:p>
          </table:table-cell>
          <table:table-cell office:value-type="float" office:value="4095.3635680000002" table:style-name="ce1">
            <text:p>4095.363568</text:p>
          </table:table-cell>
          <table:table-cell office:value-type="float" office:value="4233.6244040000001" table:style-name="ce1">
            <text:p>4233.624404</text:p>
          </table:table-cell>
          <table:table-cell office:value-type="float" office:value="4371.8852399999996" table:style-name="ce1">
            <text:p>4371.88524</text:p>
          </table:table-cell>
          <table:table-cell office:value-type="float" office:value="4510.146076" table:style-name="ce1">
            <text:p>4510.14607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w Hampshire</text:p>
          </table:table-cell>
          <table:table-cell office:value-type="float" office:value="1731.859115" table:style-name="ce1">
            <text:p>1731.859115</text:p>
          </table:table-cell>
          <table:table-cell office:value-type="float" office:value="1840.7257649999999" table:style-name="ce3">
            <text:p>1840.725765</text:p>
          </table:table-cell>
          <table:table-cell office:value-type="float" office:value="1949.5924150000001" table:style-name="ce1">
            <text:p>1949.592415</text:p>
          </table:table-cell>
          <table:table-cell office:value-type="float" office:value="2058.459065" table:style-name="ce1">
            <text:p>2058.459065</text:p>
          </table:table-cell>
          <table:table-cell office:value-type="float" office:value="2167.3257149999999" table:style-name="ce1">
            <text:p>2167.325715</text:p>
          </table:table-cell>
          <table:table-cell office:value-type="float" office:value="2276.1923649999999" table:style-name="ce1">
            <text:p>2276.192365</text:p>
          </table:table-cell>
          <table:table-cell office:value-type="float" office:value="2385.0590149999998" table:style-name="ce1">
            <text:p>2385.059015</text:p>
          </table:table-cell>
          <table:table-cell office:value-type="float" office:value="2493.9256650000002" table:style-name="ce1">
            <text:p>2493.925665</text:p>
          </table:table-cell>
          <table:table-cell office:value-type="float" office:value="2602.7923150000001" table:style-name="ce1">
            <text:p>2602.792315</text:p>
          </table:table-cell>
          <table:table-cell office:value-type="float" office:value="2711.6589650000001" table:style-name="ce1">
            <text:p>2711.658965</text:p>
          </table:table-cell>
          <table:table-cell office:value-type="float" office:value="2820.525615" table:style-name="ce1">
            <text:p>2820.5256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w Jersey</text:p>
          </table:table-cell>
          <table:table-cell office:value-type="float" office:value="14234.98957" table:style-name="ce1">
            <text:p>14234.98957</text:p>
          </table:table-cell>
          <table:table-cell office:value-type="float" office:value="14829.609984000001" table:style-name="ce2">
            <text:p>14829.60998</text:p>
          </table:table-cell>
          <table:table-cell office:value-type="float" office:value="15424.230398" table:style-name="ce1">
            <text:p>15424.2304</text:p>
          </table:table-cell>
          <table:table-cell office:value-type="float" office:value="16018.850812000001" table:style-name="ce1">
            <text:p>16018.85081</text:p>
          </table:table-cell>
          <table:table-cell office:value-type="float" office:value="16613.471226000001" table:style-name="ce1">
            <text:p>16613.47123</text:p>
          </table:table-cell>
          <table:table-cell office:value-type="float" office:value="17208.091639999999" table:style-name="ce1">
            <text:p>17208.09164</text:p>
          </table:table-cell>
          <table:table-cell office:value-type="float" office:value="17802.712054" table:style-name="ce1">
            <text:p>17802.71205</text:p>
          </table:table-cell>
          <table:table-cell office:value-type="float" office:value="18397.332468000001" table:style-name="ce1">
            <text:p>18397.33247</text:p>
          </table:table-cell>
          <table:table-cell office:value-type="float" office:value="18991.952882000001" table:style-name="ce1">
            <text:p>18991.95288</text:p>
          </table:table-cell>
          <table:table-cell office:value-type="float" office:value="19586.573295999999" table:style-name="ce1">
            <text:p>19586.5733</text:p>
          </table:table-cell>
          <table:table-cell office:value-type="float" office:value="20181.19371" table:style-name="ce1">
            <text:p>20181.1937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w Mexico</text:p>
          </table:table-cell>
          <table:table-cell office:value-type="float" office:value="4933.6714679999995" table:style-name="ce1">
            <text:p>4933.671468</text:p>
          </table:table-cell>
          <table:table-cell office:value-type="float" office:value="5083.0355659999996" table:style-name="ce3">
            <text:p>5083.035566</text:p>
          </table:table-cell>
          <table:table-cell office:value-type="float" office:value="5232.3996639999996" table:style-name="ce1">
            <text:p>5232.399664</text:p>
          </table:table-cell>
          <table:table-cell office:value-type="float" office:value="5381.7637619999996" table:style-name="ce1">
            <text:p>5381.763762</text:p>
          </table:table-cell>
          <table:table-cell office:value-type="float" office:value="5531.1278599999996" table:style-name="ce1">
            <text:p>5531.12786</text:p>
          </table:table-cell>
          <table:table-cell office:value-type="float" office:value="5680.4919579999996" table:style-name="ce1">
            <text:p>5680.491958</text:p>
          </table:table-cell>
          <table:table-cell office:value-type="float" office:value="5829.8560559999996" table:style-name="ce1">
            <text:p>5829.856056</text:p>
          </table:table-cell>
          <table:table-cell office:value-type="float" office:value="5979.2201539999996" table:style-name="ce1">
            <text:p>5979.220154</text:p>
          </table:table-cell>
          <table:table-cell office:value-type="float" office:value="6128.5842519999997" table:style-name="ce1">
            <text:p>6128.584252</text:p>
          </table:table-cell>
          <table:table-cell office:value-type="float" office:value="6277.9483499999997" table:style-name="ce1">
            <text:p>6277.94835</text:p>
          </table:table-cell>
          <table:table-cell office:value-type="float" office:value="6427.3124479999997" table:style-name="ce1">
            <text:p>6427.31244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w York</text:p>
          </table:table-cell>
          <table:table-cell office:value-type="float" office:value="59806.138548000003" table:style-name="ce1">
            <text:p>59806.13855</text:p>
          </table:table-cell>
          <table:table-cell office:value-type="float" office:value="59681.117761000001" table:style-name="ce2">
            <text:p>59681.11776</text:p>
          </table:table-cell>
          <table:table-cell office:value-type="float" office:value="59556.096974" table:style-name="ce1">
            <text:p>59556.09697</text:p>
          </table:table-cell>
          <table:table-cell office:value-type="float" office:value="59431.076186999999" table:style-name="ce1">
            <text:p>59431.07619</text:p>
          </table:table-cell>
          <table:table-cell office:value-type="float" office:value="59306.055399999997" table:style-name="ce1">
            <text:p>59306.0554</text:p>
          </table:table-cell>
          <table:table-cell office:value-type="float" office:value="59181.034613000003" table:style-name="ce1">
            <text:p>59181.03461</text:p>
          </table:table-cell>
          <table:table-cell office:value-type="float" office:value="59056.013826000002" table:style-name="ce1">
            <text:p>59056.01383</text:p>
          </table:table-cell>
          <table:table-cell office:value-type="float" office:value="58930.993039000001" table:style-name="ce1">
            <text:p>58930.99304</text:p>
          </table:table-cell>
          <table:table-cell office:value-type="float" office:value="58805.972252" table:style-name="ce1">
            <text:p>58805.97225</text:p>
          </table:table-cell>
          <table:table-cell office:value-type="float" office:value="58680.951464999998" table:style-name="ce1">
            <text:p>58680.95147</text:p>
          </table:table-cell>
          <table:table-cell office:value-type="float" office:value="58555.930677999997" table:style-name="ce1">
            <text:p>58555.9306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orth Carolina</text:p>
          </table:table-cell>
          <table:table-cell office:value-type="float" office:value="13483.308435999999" table:style-name="ce1">
            <text:p>13483.30844</text:p>
          </table:table-cell>
          <table:table-cell office:value-type="float" office:value="13878.014268000001" table:style-name="ce3">
            <text:p>13878.01427</text:p>
          </table:table-cell>
          <table:table-cell office:value-type="float" office:value="14272.7201" table:style-name="ce1">
            <text:p>14272.7201</text:p>
          </table:table-cell>
          <table:table-cell office:value-type="float" office:value="14667.425932" table:style-name="ce1">
            <text:p>14667.42593</text:p>
          </table:table-cell>
          <table:table-cell office:value-type="float" office:value="15062.131764" table:style-name="ce1">
            <text:p>15062.13176</text:p>
          </table:table-cell>
          <table:table-cell office:value-type="float" office:value="15456.837595999999" table:style-name="ce1">
            <text:p>15456.8376</text:p>
          </table:table-cell>
          <table:table-cell office:value-type="float" office:value="15851.543428000001" table:style-name="ce1">
            <text:p>15851.54343</text:p>
          </table:table-cell>
          <table:table-cell office:value-type="float" office:value="16246.249260000001" table:style-name="ce1">
            <text:p>16246.24926</text:p>
          </table:table-cell>
          <table:table-cell office:value-type="float" office:value="16640.955092" table:style-name="ce1">
            <text:p>16640.95509</text:p>
          </table:table-cell>
          <table:table-cell office:value-type="float" office:value="17035.660924" table:style-name="ce1">
            <text:p>17035.66092</text:p>
          </table:table-cell>
          <table:table-cell office:value-type="float" office:value="17430.366755999999" table:style-name="ce1">
            <text:p>17430.3667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orth Dakota</text:p>
          </table:table-cell>
          <table:table-cell office:value-type="float" office:value="1091.1771530000001" table:style-name="ce1">
            <text:p>1091.177153</text:p>
          </table:table-cell>
          <table:table-cell office:value-type="float" office:value="549.291923" table:style-name="ce2">
            <text:p>549.291923</text:p>
          </table:table-cell>
          <table:table-cell office:value-type="float" office:value="7.40669299999991" table:style-name="ce1">
            <text:p>7.406693</text:p>
          </table:table-cell>
          <table:table-cell office:value-type="float" office:value="-534.47853699999996" table:style-name="ce1">
            <text:p>-534.478537</text:p>
          </table:table-cell>
          <table:table-cell office:value-type="float" office:value="-1076.3637670000001" table:style-name="ce1">
            <text:p>-1076.363767</text:p>
          </table:table-cell>
          <table:table-cell office:value-type="float" office:value="-1618.2489969999999" table:style-name="ce1">
            <text:p>-1618.248997</text:p>
          </table:table-cell>
          <table:table-cell office:value-type="float" office:value="-2160.134227" table:style-name="ce1">
            <text:p>-2160.134227</text:p>
          </table:table-cell>
          <table:table-cell office:value-type="float" office:value="-2702.0194569999999" table:style-name="ce1">
            <text:p>-2702.019457</text:p>
          </table:table-cell>
          <table:table-cell office:value-type="float" office:value="-3243.9046870000002" table:style-name="ce1">
            <text:p>-3243.904687</text:p>
          </table:table-cell>
          <table:table-cell office:value-type="float" office:value="-3785.7899170000001" table:style-name="ce1">
            <text:p>-3785.789917</text:p>
          </table:table-cell>
          <table:table-cell office:value-type="float" office:value="-4327.6751469999999" table:style-name="ce1">
            <text:p>-4327.67514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hio</text:p>
          </table:table-cell>
          <table:table-cell office:value-type="float" office:value="21597.810622000001" table:style-name="ce1">
            <text:p>21597.81062</text:p>
          </table:table-cell>
          <table:table-cell office:value-type="float" office:value="22283.505297" table:style-name="ce3">
            <text:p>22283.5053</text:p>
          </table:table-cell>
          <table:table-cell office:value-type="float" office:value="22969.199971999999" table:style-name="ce1">
            <text:p>22969.19997</text:p>
          </table:table-cell>
          <table:table-cell office:value-type="float" office:value="23654.894647000001" table:style-name="ce1">
            <text:p>23654.89465</text:p>
          </table:table-cell>
          <table:table-cell office:value-type="float" office:value="24340.589322" table:style-name="ce1">
            <text:p>24340.58932</text:p>
          </table:table-cell>
          <table:table-cell office:value-type="float" office:value="25026.283996999999" table:style-name="ce1">
            <text:p>25026.284</text:p>
          </table:table-cell>
          <table:table-cell office:value-type="float" office:value="25711.978672000001" table:style-name="ce1">
            <text:p>25711.97867</text:p>
          </table:table-cell>
          <table:table-cell office:value-type="float" office:value="26397.673347" table:style-name="ce1">
            <text:p>26397.67335</text:p>
          </table:table-cell>
          <table:table-cell office:value-type="float" office:value="27083.368021999999" table:style-name="ce1">
            <text:p>27083.36802</text:p>
          </table:table-cell>
          <table:table-cell office:value-type="float" office:value="27769.062697000001" table:style-name="ce1">
            <text:p>27769.0627</text:p>
          </table:table-cell>
          <table:table-cell office:value-type="float" office:value="28454.757372" table:style-name="ce1">
            <text:p>28454.7573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klahoma</text:p>
          </table:table-cell>
          <table:table-cell office:value-type="float" office:value="4996.9678249999997" table:style-name="ce1">
            <text:p>4996.967825</text:p>
          </table:table-cell>
          <table:table-cell office:value-type="float" office:value="4948.0508669999999" table:style-name="ce2">
            <text:p>4948.050867</text:p>
          </table:table-cell>
          <table:table-cell office:value-type="float" office:value="4899.1339090000001" table:style-name="ce1">
            <text:p>4899.133909</text:p>
          </table:table-cell>
          <table:table-cell office:value-type="float" office:value="4850.2169510000003" table:style-name="ce1">
            <text:p>4850.216951</text:p>
          </table:table-cell>
          <table:table-cell office:value-type="float" office:value="4801.2999929999996" table:style-name="ce1">
            <text:p>4801.299993</text:p>
          </table:table-cell>
          <table:table-cell office:value-type="float" office:value="4752.3830349999998" table:style-name="ce1">
            <text:p>4752.383035</text:p>
          </table:table-cell>
          <table:table-cell office:value-type="float" office:value="4703.466077" table:style-name="ce1">
            <text:p>4703.466077</text:p>
          </table:table-cell>
          <table:table-cell office:value-type="float" office:value="4654.5491190000002" table:style-name="ce1">
            <text:p>4654.549119</text:p>
          </table:table-cell>
          <table:table-cell office:value-type="float" office:value="4605.6321610000005" table:style-name="ce1">
            <text:p>4605.632161</text:p>
          </table:table-cell>
          <table:table-cell office:value-type="float" office:value="4556.7152029999997" table:style-name="ce1">
            <text:p>4556.715203</text:p>
          </table:table-cell>
          <table:table-cell office:value-type="float" office:value="4507.798245" table:style-name="ce1">
            <text:p>4507.79824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regon</text:p>
          </table:table-cell>
          <table:table-cell office:value-type="float" office:value="8066.7243660000004" table:style-name="ce1">
            <text:p>8066.724366</text:p>
          </table:table-cell>
          <table:table-cell office:value-type="float" office:value="8568.5277179999994" table:style-name="ce3">
            <text:p>8568.527718</text:p>
          </table:table-cell>
          <table:table-cell office:value-type="float" office:value="9070.3310700000002" table:style-name="ce1">
            <text:p>9070.33107</text:p>
          </table:table-cell>
          <table:table-cell office:value-type="float" office:value="9572.1344219999992" table:style-name="ce1">
            <text:p>9572.134422</text:p>
          </table:table-cell>
          <table:table-cell office:value-type="float" office:value="10073.937774" table:style-name="ce1">
            <text:p>10073.93777</text:p>
          </table:table-cell>
          <table:table-cell office:value-type="float" office:value="10575.741126000001" table:style-name="ce1">
            <text:p>10575.74113</text:p>
          </table:table-cell>
          <table:table-cell office:value-type="float" office:value="11077.544478" table:style-name="ce1">
            <text:p>11077.54448</text:p>
          </table:table-cell>
          <table:table-cell office:value-type="float" office:value="11579.347830000001" table:style-name="ce1">
            <text:p>11579.34783</text:p>
          </table:table-cell>
          <table:table-cell office:value-type="float" office:value="12081.151182" table:style-name="ce1">
            <text:p>12081.15118</text:p>
          </table:table-cell>
          <table:table-cell office:value-type="float" office:value="12582.954534" table:style-name="ce1">
            <text:p>12582.95453</text:p>
          </table:table-cell>
          <table:table-cell office:value-type="float" office:value="13084.757885999999" table:style-name="ce1">
            <text:p>13084.7578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ennsylvania</text:p>
          </table:table-cell>
          <table:table-cell office:value-type="float" office:value="23394.254111999999" table:style-name="ce1">
            <text:p>23394.25411</text:p>
          </table:table-cell>
          <table:table-cell office:value-type="float" office:value="24099.877746999999" table:style-name="ce2">
            <text:p>24099.87775</text:p>
          </table:table-cell>
          <table:table-cell office:value-type="float" office:value="24805.501381999999" table:style-name="ce1">
            <text:p>24805.50138</text:p>
          </table:table-cell>
          <table:table-cell office:value-type="float" office:value="25511.125016999998" table:style-name="ce1">
            <text:p>25511.12502</text:p>
          </table:table-cell>
          <table:table-cell office:value-type="float" office:value="26216.748651999998" table:style-name="ce1">
            <text:p>26216.74865</text:p>
          </table:table-cell>
          <table:table-cell office:value-type="float" office:value="26922.372286999998" table:style-name="ce1">
            <text:p>26922.37229</text:p>
          </table:table-cell>
          <table:table-cell office:value-type="float" office:value="27627.995921999998" table:style-name="ce1">
            <text:p>27627.99592</text:p>
          </table:table-cell>
          <table:table-cell office:value-type="float" office:value="28333.619557000002" table:style-name="ce1">
            <text:p>28333.61956</text:p>
          </table:table-cell>
          <table:table-cell office:value-type="float" office:value="29039.243192000002" table:style-name="ce1">
            <text:p>29039.24319</text:p>
          </table:table-cell>
          <table:table-cell office:value-type="float" office:value="29744.866827000002" table:style-name="ce1">
            <text:p>29744.86683</text:p>
          </table:table-cell>
          <table:table-cell office:value-type="float" office:value="30450.490462000002" table:style-name="ce1">
            <text:p>30450.4904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hode Island</text:p>
          </table:table-cell>
          <table:table-cell office:value-type="float" office:value="2598.4441160000001" table:style-name="ce1">
            <text:p>2598.444116</text:p>
          </table:table-cell>
          <table:table-cell office:value-type="float" office:value="2729.259438" table:style-name="ce3">
            <text:p>2729.259438</text:p>
          </table:table-cell>
          <table:table-cell office:value-type="float" office:value="2860.07476" table:style-name="ce1">
            <text:p>2860.07476</text:p>
          </table:table-cell>
          <table:table-cell office:value-type="float" office:value="2990.8900819999999" table:style-name="ce1">
            <text:p>2990.890082</text:p>
          </table:table-cell>
          <table:table-cell office:value-type="float" office:value="3121.7054039999998" table:style-name="ce1">
            <text:p>3121.705404</text:p>
          </table:table-cell>
          <table:table-cell office:value-type="float" office:value="3252.5207260000002" table:style-name="ce1">
            <text:p>3252.520726</text:p>
          </table:table-cell>
          <table:table-cell office:value-type="float" office:value="3383.3360480000001" table:style-name="ce1">
            <text:p>3383.336048</text:p>
          </table:table-cell>
          <table:table-cell office:value-type="float" office:value="3514.15137" table:style-name="ce1">
            <text:p>3514.15137</text:p>
          </table:table-cell>
          <table:table-cell office:value-type="float" office:value="3644.966692" table:style-name="ce1">
            <text:p>3644.966692</text:p>
          </table:table-cell>
          <table:table-cell office:value-type="float" office:value="3775.7820139999999" table:style-name="ce1">
            <text:p>3775.782014</text:p>
          </table:table-cell>
          <table:table-cell office:value-type="float" office:value="3906.5973359999998" table:style-name="ce1">
            <text:p>3906.59733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outh Carolina</text:p>
          </table:table-cell>
          <table:table-cell office:value-type="float" office:value="5963.8059430000003" table:style-name="ce1">
            <text:p>5963.805943</text:p>
          </table:table-cell>
          <table:table-cell office:value-type="float" office:value="6027.8885849999997" table:style-name="ce2">
            <text:p>6027.888585</text:p>
          </table:table-cell>
          <table:table-cell office:value-type="float" office:value="6091.971227" table:style-name="ce1">
            <text:p>6091.971227</text:p>
          </table:table-cell>
          <table:table-cell office:value-type="float" office:value="6156.0538690000003" table:style-name="ce1">
            <text:p>6156.053869</text:p>
          </table:table-cell>
          <table:table-cell office:value-type="float" office:value="6220.1365109999997" table:style-name="ce1">
            <text:p>6220.136511</text:p>
          </table:table-cell>
          <table:table-cell office:value-type="float" office:value="6284.219153" table:style-name="ce1">
            <text:p>6284.219153</text:p>
          </table:table-cell>
          <table:table-cell office:value-type="float" office:value="6348.3017950000003" table:style-name="ce1">
            <text:p>6348.301795</text:p>
          </table:table-cell>
          <table:table-cell office:value-type="float" office:value="6412.3844369999997" table:style-name="ce1">
            <text:p>6412.384437</text:p>
          </table:table-cell>
          <table:table-cell office:value-type="float" office:value="6476.467079" table:style-name="ce1">
            <text:p>6476.467079</text:p>
          </table:table-cell>
          <table:table-cell office:value-type="float" office:value="6540.5497210000003" table:style-name="ce1">
            <text:p>6540.549721</text:p>
          </table:table-cell>
          <table:table-cell office:value-type="float" office:value="6604.6323629999897" table:style-name="ce1">
            <text:p>6604.63236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outh Dakota</text:p>
          </table:table-cell>
          <table:table-cell office:value-type="float" office:value="813.08499800000004" table:style-name="ce1">
            <text:p>813.084998</text:p>
          </table:table-cell>
          <table:table-cell office:value-type="float" office:value="860.84615399999996" table:style-name="ce3">
            <text:p>860.846154</text:p>
          </table:table-cell>
          <table:table-cell office:value-type="float" office:value="908.60730999999998" table:style-name="ce1">
            <text:p>908.60731</text:p>
          </table:table-cell>
          <table:table-cell office:value-type="float" office:value="956.36846600000001" table:style-name="ce1">
            <text:p>956.368466</text:p>
          </table:table-cell>
          <table:table-cell office:value-type="float" office:value="1004.129622" table:style-name="ce1">
            <text:p>1004.129622</text:p>
          </table:table-cell>
          <table:table-cell office:value-type="float" office:value="1051.890778" table:style-name="ce1">
            <text:p>1051.890778</text:p>
          </table:table-cell>
          <table:table-cell office:value-type="float" office:value="1099.651934" table:style-name="ce1">
            <text:p>1099.651934</text:p>
          </table:table-cell>
          <table:table-cell office:value-type="float" office:value="1147.41309" table:style-name="ce1">
            <text:p>1147.41309</text:p>
          </table:table-cell>
          <table:table-cell office:value-type="float" office:value="1195.174246" table:style-name="ce1">
            <text:p>1195.174246</text:p>
          </table:table-cell>
          <table:table-cell office:value-type="float" office:value="1242.9354020000001" table:style-name="ce1">
            <text:p>1242.935402</text:p>
          </table:table-cell>
          <table:table-cell office:value-type="float" office:value="1290.6965580000001" table:style-name="ce1">
            <text:p>1290.69655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nnessee</text:p>
          </table:table-cell>
          <table:table-cell office:value-type="float" office:value="9144.5206859999998" table:style-name="ce1">
            <text:p>9144.520686</text:p>
          </table:table-cell>
          <table:table-cell office:value-type="float" office:value="9506.5502390000001" table:style-name="ce2">
            <text:p>9506.550239</text:p>
          </table:table-cell>
          <table:table-cell office:value-type="float" office:value="9868.5797920000005" table:style-name="ce1">
            <text:p>9868.579792</text:p>
          </table:table-cell>
          <table:table-cell office:value-type="float" office:value="10230.609345000001" table:style-name="ce1">
            <text:p>10230.60935</text:p>
          </table:table-cell>
          <table:table-cell office:value-type="float" office:value="10592.638897999999" table:style-name="ce1">
            <text:p>10592.6389</text:p>
          </table:table-cell>
          <table:table-cell office:value-type="float" office:value="10954.668451" table:style-name="ce1">
            <text:p>10954.66845</text:p>
          </table:table-cell>
          <table:table-cell office:value-type="float" office:value="11316.698004" table:style-name="ce1">
            <text:p>11316.698</text:p>
          </table:table-cell>
          <table:table-cell office:value-type="float" office:value="11678.727557" table:style-name="ce1">
            <text:p>11678.72756</text:p>
          </table:table-cell>
          <table:table-cell office:value-type="float" office:value="12040.75711" table:style-name="ce1">
            <text:p>12040.75711</text:p>
          </table:table-cell>
          <table:table-cell office:value-type="float" office:value="12402.786663000001" table:style-name="ce1">
            <text:p>12402.78666</text:p>
          </table:table-cell>
          <table:table-cell office:value-type="float" office:value="12764.816215999999" table:style-name="ce1">
            <text:p>12764.816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xas</text:p>
          </table:table-cell>
          <table:table-cell office:value-type="float" office:value="35802.825013000001" table:style-name="ce1">
            <text:p>35802.82501</text:p>
          </table:table-cell>
          <table:table-cell office:value-type="float" office:value="36147.676702999997" table:style-name="ce3">
            <text:p>36147.6767</text:p>
          </table:table-cell>
          <table:table-cell office:value-type="float" office:value="36492.528393000001" table:style-name="ce1">
            <text:p>36492.52839</text:p>
          </table:table-cell>
          <table:table-cell office:value-type="float" office:value="36837.380082999996" table:style-name="ce1">
            <text:p>36837.38008</text:p>
          </table:table-cell>
          <table:table-cell office:value-type="float" office:value="37182.231773" table:style-name="ce1">
            <text:p>37182.23177</text:p>
          </table:table-cell>
          <table:table-cell office:value-type="float" office:value="37527.083463000003" table:style-name="ce1">
            <text:p>37527.08346</text:p>
          </table:table-cell>
          <table:table-cell office:value-type="float" office:value="37871.935152999999" table:style-name="ce1">
            <text:p>37871.93515</text:p>
          </table:table-cell>
          <table:table-cell office:value-type="float" office:value="38216.786843000002" table:style-name="ce1">
            <text:p>38216.78684</text:p>
          </table:table-cell>
          <table:table-cell office:value-type="float" office:value="38561.638532999998" table:style-name="ce1">
            <text:p>38561.63853</text:p>
          </table:table-cell>
          <table:table-cell office:value-type="float" office:value="38906.490223000001" table:style-name="ce1">
            <text:p>38906.49022</text:p>
          </table:table-cell>
          <table:table-cell office:value-type="float" office:value="39251.341912999997" table:style-name="ce1">
            <text:p>39251.3419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tah</text:p>
          </table:table-cell>
          <table:table-cell office:value-type="float" office:value="2196.1746250000001" table:style-name="ce1">
            <text:p>2196.174625</text:p>
          </table:table-cell>
          <table:table-cell office:value-type="float" office:value="2300.0146340000001" table:style-name="ce2">
            <text:p>2300.014634</text:p>
          </table:table-cell>
          <table:table-cell office:value-type="float" office:value="2403.8546430000001" table:style-name="ce1">
            <text:p>2403.854643</text:p>
          </table:table-cell>
          <table:table-cell office:value-type="float" office:value="2507.6946520000001" table:style-name="ce1">
            <text:p>2507.694652</text:p>
          </table:table-cell>
          <table:table-cell office:value-type="float" office:value="2611.5346610000001" table:style-name="ce1">
            <text:p>2611.534661</text:p>
          </table:table-cell>
          <table:table-cell office:value-type="float" office:value="2715.3746700000002" table:style-name="ce1">
            <text:p>2715.37467</text:p>
          </table:table-cell>
          <table:table-cell office:value-type="float" office:value="2819.2146790000002" table:style-name="ce1">
            <text:p>2819.214679</text:p>
          </table:table-cell>
          <table:table-cell office:value-type="float" office:value="2923.0546880000002" table:style-name="ce1">
            <text:p>2923.054688</text:p>
          </table:table-cell>
          <table:table-cell office:value-type="float" office:value="3026.8946970000002" table:style-name="ce1">
            <text:p>3026.894697</text:p>
          </table:table-cell>
          <table:table-cell office:value-type="float" office:value="3130.7347060000002" table:style-name="ce1">
            <text:p>3130.734706</text:p>
          </table:table-cell>
          <table:table-cell office:value-type="float" office:value="3234.5747150000002" table:style-name="ce1">
            <text:p>3234.5747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ermont</text:p>
          </table:table-cell>
          <table:table-cell office:value-type="float" office:value="1634.622218" table:style-name="ce1">
            <text:p>1634.622218</text:p>
          </table:table-cell>
          <table:table-cell office:value-type="float" office:value="1666.0669780000001" table:style-name="ce3">
            <text:p>1666.066978</text:p>
          </table:table-cell>
          <table:table-cell office:value-type="float" office:value="1697.5117379999999" table:style-name="ce1">
            <text:p>1697.511738</text:p>
          </table:table-cell>
          <table:table-cell office:value-type="float" office:value="1728.956498" table:style-name="ce1">
            <text:p>1728.956498</text:p>
          </table:table-cell>
          <table:table-cell office:value-type="float" office:value="1760.4012580000001" table:style-name="ce1">
            <text:p>1760.401258</text:p>
          </table:table-cell>
          <table:table-cell office:value-type="float" office:value="1791.846018" table:style-name="ce1">
            <text:p>1791.846018</text:p>
          </table:table-cell>
          <table:table-cell office:value-type="float" office:value="1823.290778" table:style-name="ce1">
            <text:p>1823.290778</text:p>
          </table:table-cell>
          <table:table-cell office:value-type="float" office:value="1854.7355379999999" table:style-name="ce1">
            <text:p>1854.735538</text:p>
          </table:table-cell>
          <table:table-cell office:value-type="float" office:value="1886.180298" table:style-name="ce1">
            <text:p>1886.180298</text:p>
          </table:table-cell>
          <table:table-cell office:value-type="float" office:value="1917.6250580000001" table:style-name="ce1">
            <text:p>1917.625058</text:p>
          </table:table-cell>
          <table:table-cell office:value-type="float" office:value="1949.0698179999999" table:style-name="ce1">
            <text:p>1949.0698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irginia</text:p>
          </table:table-cell>
          <table:table-cell office:value-type="float" office:value="8103.2682279999999" table:style-name="ce1">
            <text:p>8103.268228</text:p>
          </table:table-cell>
          <table:table-cell office:value-type="float" office:value="8510.7797539999992" table:style-name="ce2">
            <text:p>8510.779754</text:p>
          </table:table-cell>
          <table:table-cell office:value-type="float" office:value="8918.2912799999995" table:style-name="ce1">
            <text:p>8918.29128</text:p>
          </table:table-cell>
          <table:table-cell office:value-type="float" office:value="9325.8028059999997" table:style-name="ce1">
            <text:p>9325.802806</text:p>
          </table:table-cell>
          <table:table-cell office:value-type="float" office:value="9733.3143319999999" table:style-name="ce1">
            <text:p>9733.314332</text:p>
          </table:table-cell>
          <table:table-cell office:value-type="float" office:value="10140.825858" table:style-name="ce1">
            <text:p>10140.82586</text:p>
          </table:table-cell>
          <table:table-cell office:value-type="float" office:value="10548.337384" table:style-name="ce1">
            <text:p>10548.33738</text:p>
          </table:table-cell>
          <table:table-cell office:value-type="float" office:value="10955.848910000001" table:style-name="ce1">
            <text:p>10955.84891</text:p>
          </table:table-cell>
          <table:table-cell office:value-type="float" office:value="11363.360436000001" table:style-name="ce1">
            <text:p>11363.36044</text:p>
          </table:table-cell>
          <table:table-cell office:value-type="float" office:value="11770.871961999999" table:style-name="ce1">
            <text:p>11770.87196</text:p>
          </table:table-cell>
          <table:table-cell office:value-type="float" office:value="12178.383487999999" table:style-name="ce1">
            <text:p>12178.3834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ashington</text:p>
          </table:table-cell>
          <table:table-cell office:value-type="float" office:value="10621.146074" table:style-name="ce1">
            <text:p>10621.14607</text:p>
          </table:table-cell>
          <table:table-cell office:value-type="float" office:value="11074.882616000001" table:style-name="ce3">
            <text:p>11074.88262</text:p>
          </table:table-cell>
          <table:table-cell office:value-type="float" office:value="11528.619158" table:style-name="ce1">
            <text:p>11528.61916</text:p>
          </table:table-cell>
          <table:table-cell office:value-type="float" office:value="11982.3557" table:style-name="ce1">
            <text:p>11982.3557</text:p>
          </table:table-cell>
          <table:table-cell office:value-type="float" office:value="12436.092242000001" table:style-name="ce1">
            <text:p>12436.09224</text:p>
          </table:table-cell>
          <table:table-cell office:value-type="float" office:value="12889.828783999999" table:style-name="ce1">
            <text:p>12889.82878</text:p>
          </table:table-cell>
          <table:table-cell office:value-type="float" office:value="13343.565326" table:style-name="ce1">
            <text:p>13343.56533</text:p>
          </table:table-cell>
          <table:table-cell office:value-type="float" office:value="13797.301868" table:style-name="ce1">
            <text:p>13797.30187</text:p>
          </table:table-cell>
          <table:table-cell office:value-type="float" office:value="14251.038409999999" table:style-name="ce1">
            <text:p>14251.03841</text:p>
          </table:table-cell>
          <table:table-cell office:value-type="float" office:value="14704.774952" table:style-name="ce1">
            <text:p>14704.77495</text:p>
          </table:table-cell>
          <table:table-cell office:value-type="float" office:value="15158.511494" table:style-name="ce1">
            <text:p>15158.5114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est Virginia</text:p>
          </table:table-cell>
          <table:table-cell office:value-type="float" office:value="3675.4385299999999" table:style-name="ce1">
            <text:p>3675.43853</text:p>
          </table:table-cell>
          <table:table-cell office:value-type="float" office:value="3835.7498489999998" table:style-name="ce2">
            <text:p>3835.749849</text:p>
          </table:table-cell>
          <table:table-cell office:value-type="float" office:value="3996.0611680000002" table:style-name="ce1">
            <text:p>3996.061168</text:p>
          </table:table-cell>
          <table:table-cell office:value-type="float" office:value="4156.3724869999996" table:style-name="ce1">
            <text:p>4156.372487</text:p>
          </table:table-cell>
          <table:table-cell office:value-type="float" office:value="4316.683806" table:style-name="ce1">
            <text:p>4316.683806</text:p>
          </table:table-cell>
          <table:table-cell office:value-type="float" office:value="4476.9951250000004" table:style-name="ce1">
            <text:p>4476.995125</text:p>
          </table:table-cell>
          <table:table-cell office:value-type="float" office:value="4637.3064439999998" table:style-name="ce1">
            <text:p>4637.306444</text:p>
          </table:table-cell>
          <table:table-cell office:value-type="float" office:value="4797.6177630000002" table:style-name="ce1">
            <text:p>4797.617763</text:p>
          </table:table-cell>
          <table:table-cell office:value-type="float" office:value="4957.9290819999997" table:style-name="ce1">
            <text:p>4957.929082</text:p>
          </table:table-cell>
          <table:table-cell office:value-type="float" office:value="5118.240401" table:style-name="ce1">
            <text:p>5118.240401</text:p>
          </table:table-cell>
          <table:table-cell office:value-type="float" office:value="5278.5517200000004" table:style-name="ce1">
            <text:p>5278.551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isconsin</text:p>
          </table:table-cell>
          <table:table-cell office:value-type="float" office:value="7974.5985430000001" table:style-name="ce1">
            <text:p>7974.598543</text:p>
          </table:table-cell>
          <table:table-cell office:value-type="float" office:value="8212.1225959999992" table:style-name="ce3">
            <text:p>8212.122596</text:p>
          </table:table-cell>
          <table:table-cell office:value-type="float" office:value="8449.6466490000003" table:style-name="ce1">
            <text:p>8449.646649</text:p>
          </table:table-cell>
          <table:table-cell office:value-type="float" office:value="8687.1707019999994" table:style-name="ce1">
            <text:p>8687.170702</text:p>
          </table:table-cell>
          <table:table-cell office:value-type="float" office:value="8924.6947550000004" table:style-name="ce1">
            <text:p>8924.694755</text:p>
          </table:table-cell>
          <table:table-cell office:value-type="float" office:value="9162.2188079999996" table:style-name="ce1">
            <text:p>9162.218808</text:p>
          </table:table-cell>
          <table:table-cell office:value-type="float" office:value="9399.7428610000006" table:style-name="ce1">
            <text:p>9399.742861</text:p>
          </table:table-cell>
          <table:table-cell office:value-type="float" office:value="9637.2669139999907" table:style-name="ce1">
            <text:p>9637.266914</text:p>
          </table:table-cell>
          <table:table-cell office:value-type="float" office:value="9874.7909669999899" table:style-name="ce1">
            <text:p>9874.790967</text:p>
          </table:table-cell>
          <table:table-cell office:value-type="float" office:value="10112.31502" table:style-name="ce1">
            <text:p>10112.31502</text:p>
          </table:table-cell>
          <table:table-cell office:value-type="float" office:value="10349.839072999999" table:style-name="ce1">
            <text:p>10349.839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yoming</text:p>
          </table:table-cell>
          <table:table-cell office:value-type="float" office:value="566.40015800000003" table:style-name="ce1">
            <text:p>566.400158</text:p>
          </table:table-cell>
          <table:table-cell office:value-type="float" office:value="620.896568" table:style-name="ce2">
            <text:p>620.896568</text:p>
          </table:table-cell>
          <table:table-cell office:value-type="float" office:value="675.39297799999997" table:style-name="ce1">
            <text:p>675.392978</text:p>
          </table:table-cell>
          <table:table-cell office:value-type="float" office:value="729.88938800000005" table:style-name="ce1">
            <text:p>729.889388</text:p>
          </table:table-cell>
          <table:table-cell office:value-type="float" office:value="784.38579800000002" table:style-name="ce1">
            <text:p>784.385798</text:p>
          </table:table-cell>
          <table:table-cell office:value-type="float" office:value="838.88220799999999" table:style-name="ce1">
            <text:p>838.882208</text:p>
          </table:table-cell>
          <table:table-cell office:value-type="float" office:value="893.37861799999996" table:style-name="ce1">
            <text:p>893.378618</text:p>
          </table:table-cell>
          <table:table-cell office:value-type="float" office:value="947.87502800000004" table:style-name="ce1">
            <text:p>947.875028</text:p>
          </table:table-cell>
          <table:table-cell office:value-type="float" office:value="1002.371438" table:style-name="ce1">
            <text:p>1002.371438</text:p>
          </table:table-cell>
          <table:table-cell office:value-type="float" office:value="1056.8678480000001" table:style-name="ce1">
            <text:p>1056.867848</text:p>
          </table:table-cell>
          <table:table-cell office:value-type="float" office:value="1111.3642580000001" table:style-name="ce1">
            <text:p>1111.364258</text:p>
          </table:table-cell>
          <table:table-cell table:number-columns-repeated="16372"/>
        </table:table-row>
        <table:table-row table:number-rows-repeated="1048523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style-name="ro1">
          <table:table-cell table:number-columns-repeated="11" table:style-name="ce1"/>
          <table:table-cell office:value-type="string" table:number-columns-spanned="3" table:number-rows-spanned="1" table:style-name="ce6">
            <text:p>Remove Negative Values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5294.2535909999997" table:style-name="ce1">
            <text:p>5294.253591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137200.910011" table:formula="of:=MAX([.B2:.B562])" table:style-name="ce1">
            <text:p>137200.91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3.8587598220562356" table:formula="of:=([.B2]/$$maxspend)*100" table:style-name="ce1">
            <text:p>3.858759822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3.8587598220562356" table:style-name="ce5">
            <text:p>3.86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float" office:value="2" table:formula="of:=2" table:style-name="ce1">
            <text:p>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5495.6720539999997" table:style-name="ce1">
            <text:p>5495.67205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AL</text:p>
          </table:table-cell>
          <table:table-cell office:value-type="float" office:value="4.0055653082471441" table:formula="of:=([.B3]/$$maxspend)*100" table:style-name="ce1">
            <text:p>4.005565308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4.0055653082471441" table:style-name="ce5">
            <text:p>4.01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float" office:value="13" table:formula="of:=[.P2]+11" table:style-name="ce1">
            <text:p>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5697.0905169999996" table:style-name="ce1">
            <text:p>5697.090517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Sum</text:p>
          </table:table-cell>
          <table:table-cell table:number-columns-repeated="2" table:style-name="ce1"/>
          <table:table-cell office:value-type="string" table:style-name="ce1">
            <text:p>AL</text:p>
          </table:table-cell>
          <table:table-cell office:value-type="float" office:value="4.1523707944380535" table:formula="of:=([.B4]/$$maxspend)*100" table:style-name="ce1">
            <text:p>4.152370794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4.1523707944380535" table:style-name="ce5">
            <text:p>4.15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float" office:value="24" table:formula="of:=[.P3]+11" table:style-name="ce1">
            <text:p>2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5898.5089799999996" table:style-name="ce1">
            <text:p>5898.5089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date" office:date-value="2015-01-01T00:00:00" table:style-name="ce4">
            <text:p>1/1/2015</text:p>
          </table:table-cell>
          <table:table-cell office:value-type="float" office:value="15934.99062" table:formula="of:=[.B2]+[.B24]" table:style-name="ce1">
            <text:p>15934.99062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4.299176280628962" table:formula="of:=([.B5]/$$maxspend)*100" table:style-name="ce1">
            <text:p>4.299176281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4.299176280628962" table:style-name="ce5">
            <text:p>4.30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float" office:value="35" table:formula="of:=[.P4]+11" table:style-name="ce1">
            <text:p>3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6099.9274429999996" table:style-name="ce1">
            <text:p>6099.92744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date" office:date-value="2016-01-01T00:00:00" table:style-name="ce4">
            <text:p>1/1/2016</text:p>
          </table:table-cell>
          <table:table-cell table:number-columns-repeated="2" table:style-name="ce1"/>
          <table:table-cell office:value-type="string" table:style-name="ce1">
            <text:p>AL</text:p>
          </table:table-cell>
          <table:table-cell office:value-type="float" office:value="4.4459817668198713" table:formula="of:=([.B6]/$$maxspend)*100" table:style-name="ce1">
            <text:p>4.445981767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4.4459817668198713" table:style-name="ce5">
            <text:p>4.45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float" office:value="46" table:formula="of:=[.P5]+11" table:style-name="ce1">
            <text:p>4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6301.3459059999996" table:style-name="ce1">
            <text:p>6301.345906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date" office:date-value="2017-01-01T00:00:00" table:style-name="ce4">
            <text:p>1/1/2017</text:p>
          </table:table-cell>
          <table:table-cell table:number-columns-repeated="2" table:style-name="ce1"/>
          <table:table-cell office:value-type="string" table:style-name="ce1">
            <text:p>AL</text:p>
          </table:table-cell>
          <table:table-cell office:value-type="float" office:value="4.5927872530107807" table:formula="of:=([.B7]/$$maxspend)*100" table:style-name="ce1">
            <text:p>4.592787253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4.5927872530107807" table:style-name="ce5">
            <text:p>4.59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float" office:value="57" table:formula="of:=[.P6]+11" table:style-name="ce1">
            <text:p>5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6502.7643690000004" table:style-name="ce1">
            <text:p>6502.764369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date" office:date-value="2018-01-01T00:00:00" table:style-name="ce4">
            <text:p>1/1/2018</text:p>
          </table:table-cell>
          <table:table-cell table:number-columns-repeated="2" table:style-name="ce1"/>
          <table:table-cell office:value-type="string" table:style-name="ce1">
            <text:p>AL</text:p>
          </table:table-cell>
          <table:table-cell office:value-type="float" office:value="4.7395927392016892" table:formula="of:=([.B8]/$$maxspend)*100" table:style-name="ce1">
            <text:p>4.739592739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4.7395927392016892" table:style-name="ce5">
            <text:p>4.74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float" office:value="68" table:formula="of:=[.P7]+11" table:style-name="ce1">
            <text:p>6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6704.1828320000004" table:style-name="ce1">
            <text:p>6704.182832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date" office:date-value="2019-01-01T00:00:00" table:style-name="ce4">
            <text:p>1/1/2019</text:p>
          </table:table-cell>
          <table:table-cell table:number-columns-repeated="2" table:style-name="ce1"/>
          <table:table-cell office:value-type="string" table:style-name="ce1">
            <text:p>AL</text:p>
          </table:table-cell>
          <table:table-cell office:value-type="float" office:value="4.8863982253925986" table:formula="of:=([.B9]/$$maxspend)*100" table:style-name="ce1">
            <text:p>4.886398225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4.8863982253925986" table:style-name="ce5">
            <text:p>4.89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float" office:value="79" table:formula="of:=[.P8]+11" table:style-name="ce1">
            <text:p>7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6905.6012950000004" table:style-name="ce1">
            <text:p>6905.60129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date" office:date-value="2020-01-01T00:00:00" table:style-name="ce4">
            <text:p>1/1/2020</text:p>
          </table:table-cell>
          <table:table-cell table:number-columns-repeated="2" table:style-name="ce1"/>
          <table:table-cell office:value-type="string" table:style-name="ce1">
            <text:p>AL</text:p>
          </table:table-cell>
          <table:table-cell office:value-type="float" office:value="5.0332037115835071" table:formula="of:=([.B10]/$$maxspend)*100" table:style-name="ce1">
            <text:p>5.033203712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5.0332037115835071" table:style-name="ce5">
            <text:p>5.03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float" office:value="90" table:formula="of:=[.P9]+11" table:style-name="ce1">
            <text:p>9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7107.0197580000004" table:style-name="ce1">
            <text:p>7107.019758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date" office:date-value="2021-01-01T00:00:00" table:style-name="ce4">
            <text:p>1/1/2021</text:p>
          </table:table-cell>
          <table:table-cell table:number-columns-repeated="2" table:style-name="ce1"/>
          <table:table-cell office:value-type="string" table:style-name="ce1">
            <text:p>AL</text:p>
          </table:table-cell>
          <table:table-cell office:value-type="float" office:value="5.1800091977744165" table:formula="of:=([.B11]/$$maxspend)*100" table:style-name="ce1">
            <text:p>5.180009198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5.1800091977744165" table:style-name="ce5">
            <text:p>5.18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float" office:value="101" table:formula="of:=[.P10]+11" table:style-name="ce1">
            <text:p>1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7308.4382210000003" table:style-name="ce1">
            <text:p>7308.438221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date" office:date-value="2022-01-01T00:00:00" table:style-name="ce4">
            <text:p>1/1/2022</text:p>
          </table:table-cell>
          <table:table-cell table:number-columns-repeated="2" table:style-name="ce1"/>
          <table:table-cell office:value-type="string" table:style-name="ce1">
            <text:p>AL</text:p>
          </table:table-cell>
          <table:table-cell office:value-type="float" office:value="5.326814683965325" table:formula="of:=([.B12]/$$maxspend)*100" table:style-name="ce1">
            <text:p>5.326814684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float" office:value="5.326814683965325" table:style-name="ce5">
            <text:p>5.33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float" office:value="112" table:formula="of:=[.P11]+11" table:style-name="ce1">
            <text:p>1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1421.672896" table:style-name="ce1">
            <text:p>1421.672896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date" office:date-value="2023-01-01T00:00:00" table:style-name="ce4">
            <text:p>1/1/2023</text:p>
          </table:table-cell>
          <table:table-cell table:number-columns-repeated="2" table:style-name="ce1"/>
          <table:table-cell office:value-type="string" table:style-name="ce1">
            <text:p>AK</text:p>
          </table:table-cell>
          <table:table-cell office:value-type="float" office:value="1.0361978618698799" table:formula="of:=([.B13]/$$maxspend)*100" table:style-name="ce1">
            <text:p>1.036197862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AK</text:p>
          </table:table-cell>
          <table:table-cell office:value-type="float" office:value="1.0361978618698799" table:style-name="ce5">
            <text:p>1.04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float" office:value="123" table:formula="of:=[.P12]+11" table:style-name="ce1">
            <text:p>12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1535.440877" table:style-name="ce1">
            <text:p>1535.440877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date" office:date-value="2024-01-01T00:00:00" table:style-name="ce4">
            <text:p>1/1/2024</text:p>
          </table:table-cell>
          <table:table-cell table:number-columns-repeated="2" table:style-name="ce1"/>
          <table:table-cell office:value-type="string" table:style-name="ce1">
            <text:p>AK</text:p>
          </table:table-cell>
          <table:table-cell office:value-type="float" office:value="1.1191185808293087" table:formula="of:=([.B14]/$$maxspend)*100" table:style-name="ce1">
            <text:p>1.119118581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AK</text:p>
          </table:table-cell>
          <table:table-cell office:value-type="float" office:value="1.1191185808293087" table:style-name="ce5">
            <text:p>1.12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float" office:value="134" table:formula="of:=[.P13]+11" table:style-name="ce1">
            <text:p>13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1649.208858" table:style-name="ce1">
            <text:p>1649.208858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date" office:date-value="2025-01-01T00:00:00" table:style-name="ce4">
            <text:p>1/1/2025</text:p>
          </table:table-cell>
          <table:table-cell table:number-columns-repeated="2" table:style-name="ce1"/>
          <table:table-cell office:value-type="string" table:style-name="ce1">
            <text:p>AK</text:p>
          </table:table-cell>
          <table:table-cell office:value-type="float" office:value="1.2020392997887372" table:formula="of:=([.B15]/$$maxspend)*100" table:style-name="ce1">
            <text:p>1.2020393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AK</text:p>
          </table:table-cell>
          <table:table-cell office:value-type="float" office:value="1.2020392997887372" table:style-name="ce5">
            <text:p>1.20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float" office:value="145" table:formula="of:=[.P14]+11" table:style-name="ce1">
            <text:p>14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1762.9768389999999" table:style-name="ce1">
            <text:p>1762.976839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date" office:date-value="2015-01-01T00:00:00" table:style-name="ce4">
            <text:p>1/1/2015</text:p>
          </table:table-cell>
          <table:table-cell table:number-columns-repeated="2" table:style-name="ce1"/>
          <table:table-cell office:value-type="string" table:style-name="ce1">
            <text:p>AK</text:p>
          </table:table-cell>
          <table:table-cell office:value-type="float" office:value="1.284960018748166" table:formula="of:=([.B16]/$$maxspend)*100" table:style-name="ce1">
            <text:p>1.284960019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AK</text:p>
          </table:table-cell>
          <table:table-cell office:value-type="float" office:value="1.284960018748166" table:style-name="ce5">
            <text:p>1.2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float" office:value="156" table:formula="of:=[.P15]+11" table:style-name="ce1">
            <text:p>15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1876.7448199999999" table:style-name="ce1">
            <text:p>1876.74482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date" office:date-value="2016-01-01T00:00:00" table:style-name="ce4">
            <text:p>1/1/2016</text:p>
          </table:table-cell>
          <table:table-cell table:number-columns-repeated="2" table:style-name="ce1"/>
          <table:table-cell office:value-type="string" table:style-name="ce1">
            <text:p>AK</text:p>
          </table:table-cell>
          <table:table-cell office:value-type="float" office:value="1.3678807377075946" table:formula="of:=([.B17]/$$maxspend)*100" table:style-name="ce1">
            <text:p>1.367880738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AK</text:p>
          </table:table-cell>
          <table:table-cell office:value-type="float" office:value="1.3678807377075946" table:style-name="ce5">
            <text:p>1.37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float" office:value="167" table:formula="of:=[.P16]+11" table:style-name="ce1">
            <text:p>16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1990.5128010000001" table:style-name="ce1">
            <text:p>1990.512801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date" office:date-value="2017-01-01T00:00:00" table:style-name="ce4">
            <text:p>1/1/2017</text:p>
          </table:table-cell>
          <table:table-cell table:number-columns-repeated="2" table:style-name="ce1"/>
          <table:table-cell office:value-type="string" table:style-name="ce1">
            <text:p>AK</text:p>
          </table:table-cell>
          <table:table-cell office:value-type="float" office:value="1.4508014566670235" table:formula="of:=([.B18]/$$maxspend)*100" table:style-name="ce1">
            <text:p>1.450801457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AK</text:p>
          </table:table-cell>
          <table:table-cell office:value-type="float" office:value="1.4508014566670235" table:style-name="ce5">
            <text:p>1.45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float" office:value="178" table:formula="of:=[.P17]+11" table:style-name="ce1">
            <text:p>17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2104.2807819999998" table:style-name="ce1">
            <text:p>2104.280782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date" office:date-value="2018-01-01T00:00:00" table:style-name="ce4">
            <text:p>1/1/2018</text:p>
          </table:table-cell>
          <table:table-cell table:number-columns-repeated="2" table:style-name="ce1"/>
          <table:table-cell office:value-type="string" table:style-name="ce1">
            <text:p>AK</text:p>
          </table:table-cell>
          <table:table-cell office:value-type="float" office:value="1.5337221756264519" table:formula="of:=([.B19]/$$maxspend)*100" table:style-name="ce1">
            <text:p>1.533722176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AK</text:p>
          </table:table-cell>
          <table:table-cell office:value-type="float" office:value="1.5337221756264519" table:style-name="ce5">
            <text:p>1.53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float" office:value="189" table:formula="of:=[.P18]+11" table:style-name="ce1">
            <text:p>1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2218.0487629999998" table:style-name="ce1">
            <text:p>2218.048763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date" office:date-value="2019-01-01T00:00:00" table:style-name="ce4">
            <text:p>1/1/2019</text:p>
          </table:table-cell>
          <table:table-cell table:number-columns-repeated="2" table:style-name="ce1"/>
          <table:table-cell office:value-type="string" table:style-name="ce1">
            <text:p>AK</text:p>
          </table:table-cell>
          <table:table-cell office:value-type="float" office:value="1.6166428945858808" table:formula="of:=([.B20]/$$maxspend)*100" table:style-name="ce1">
            <text:p>1.616642895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AK</text:p>
          </table:table-cell>
          <table:table-cell office:value-type="float" office:value="1.6166428945858808" table:style-name="ce5">
            <text:p>1.62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float" office:value="200" table:formula="of:=[.P19]+11" table:style-name="ce1">
            <text:p>2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2331.8167440000002" table:style-name="ce1">
            <text:p>2331.816744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date" office:date-value="2020-01-01T00:00:00" table:style-name="ce4">
            <text:p>1/1/2020</text:p>
          </table:table-cell>
          <table:table-cell table:number-columns-repeated="2" table:style-name="ce1"/>
          <table:table-cell office:value-type="string" table:style-name="ce1">
            <text:p>AK</text:p>
          </table:table-cell>
          <table:table-cell office:value-type="float" office:value="1.6995636135453098" table:formula="of:=([.B21]/$$maxspend)*100" table:style-name="ce1">
            <text:p>1.699563614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AK</text:p>
          </table:table-cell>
          <table:table-cell office:value-type="float" office:value="1.6995636135453098" table:style-name="ce5">
            <text:p>1.70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float" office:value="211" table:formula="of:=[.P20]+11" table:style-name="ce1">
            <text:p>2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2445.5847250000002" table:style-name="ce1">
            <text:p>2445.584725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date" office:date-value="2021-01-01T00:00:00" table:style-name="ce4">
            <text:p>1/1/2021</text:p>
          </table:table-cell>
          <table:table-cell table:number-columns-repeated="2" table:style-name="ce1"/>
          <table:table-cell office:value-type="string" table:style-name="ce1">
            <text:p>AK</text:p>
          </table:table-cell>
          <table:table-cell office:value-type="float" office:value="1.7824843325047386" table:formula="of:=([.B22]/$$maxspend)*100" table:style-name="ce1">
            <text:p>1.782484333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AK</text:p>
          </table:table-cell>
          <table:table-cell office:value-type="float" office:value="1.7824843325047386" table:style-name="ce5">
            <text:p>1.78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float" office:value="222" table:formula="of:=[.P21]+11" table:style-name="ce1">
            <text:p>22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2559.3527060000001" table:style-name="ce1">
            <text:p>2559.352706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date" office:date-value="2022-01-01T00:00:00" table:style-name="ce4">
            <text:p>1/1/2022</text:p>
          </table:table-cell>
          <table:table-cell table:number-columns-repeated="2" table:style-name="ce1"/>
          <table:table-cell office:value-type="string" table:style-name="ce1">
            <text:p>AK</text:p>
          </table:table-cell>
          <table:table-cell office:value-type="float" office:value="1.8654050514641671" table:formula="of:=([.B23]/$$maxspend)*100" table:style-name="ce1">
            <text:p>1.865405051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AK</text:p>
          </table:table-cell>
          <table:table-cell office:value-type="float" office:value="1.8654050514641671" table:style-name="ce5">
            <text:p>1.87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float" office:value="233" table:formula="of:=[.P22]+11" table:style-name="ce1">
            <text:p>23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0640.737029" table:style-name="ce1">
            <text:p>10640.73703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date" office:date-value="2023-01-01T00:00:00" table:style-name="ce4">
            <text:p>1/1/2023</text:p>
          </table:table-cell>
          <table:table-cell table:number-columns-repeated="2" table:style-name="ce1"/>
          <table:table-cell office:value-type="string" table:style-name="ce1">
            <text:p>AZ</text:p>
          </table:table-cell>
          <table:table-cell office:value-type="float" office:value="7.7555877932200925" table:formula="of:=([.B24]/$$maxspend)*100" table:style-name="ce1">
            <text:p>7.755587793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float" office:value="7.7555877932200925" table:style-name="ce5">
            <text:p>7.76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float" office:value="244" table:formula="of:=[.P23]+11" table:style-name="ce1">
            <text:p>24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0895.032291" table:style-name="ce1">
            <text:p>10895.03229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date" office:date-value="2024-01-01T00:00:00" table:style-name="ce4">
            <text:p>1/1/2024</text:p>
          </table:table-cell>
          <table:table-cell table:number-columns-repeated="2" table:style-name="ce1"/>
          <table:table-cell office:value-type="string" table:style-name="ce1">
            <text:p>AZ</text:p>
          </table:table-cell>
          <table:table-cell office:value-type="float" office:value="7.9409329647496492" table:formula="of:=([.B25]/$$maxspend)*100" table:style-name="ce1">
            <text:p>7.940932965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float" office:value="7.9409329647496492" table:style-name="ce5">
            <text:p>7.94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float" office:value="255" table:formula="of:=[.P24]+11" table:style-name="ce1">
            <text:p>25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1149.327552999999" table:style-name="ce1">
            <text:p>11149.32755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date" office:date-value="2025-01-01T00:00:00" table:style-name="ce4">
            <text:p>1/1/2025</text:p>
          </table:table-cell>
          <table:table-cell table:number-columns-repeated="2" table:style-name="ce1"/>
          <table:table-cell office:value-type="string" table:style-name="ce1">
            <text:p>AZ</text:p>
          </table:table-cell>
          <table:table-cell office:value-type="float" office:value="8.126278136279204" table:formula="of:=([.B26]/$$maxspend)*100" table:style-name="ce1">
            <text:p>8.126278136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float" office:value="8.126278136279204" table:style-name="ce5">
            <text:p>8.13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float" office:value="266" table:formula="of:=[.P25]+11" table:style-name="ce1">
            <text:p>26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1403.622815000001" table:style-name="ce1">
            <text:p>11403.62282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AZ</text:p>
          </table:table-cell>
          <table:table-cell office:value-type="float" office:value="8.3116233078087625" table:formula="of:=([.B27]/$$maxspend)*100" table:style-name="ce1">
            <text:p>8.31162330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float" office:value="8.3116233078087625" table:style-name="ce5">
            <text:p>8.31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float" office:value="277" table:formula="of:=[.P26]+11" table:style-name="ce1">
            <text:p>27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1657.918077" table:style-name="ce1">
            <text:p>11657.9180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AZ</text:p>
          </table:table-cell>
          <table:table-cell office:value-type="float" office:value="8.4969684793383173" table:formula="of:=([.B28]/$$maxspend)*100" table:style-name="ce1">
            <text:p>8.496968479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float" office:value="8.4969684793383173" table:style-name="ce5">
            <text:p>8.50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float" office:value="288" table:formula="of:=[.P27]+11" table:style-name="ce1">
            <text:p>28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1912.213339" table:style-name="ce1">
            <text:p>11912.21334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AZ</text:p>
          </table:table-cell>
          <table:table-cell office:value-type="float" office:value="8.682313650867874" table:formula="of:=([.B29]/$$maxspend)*100" table:style-name="ce1">
            <text:p>8.682313651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float" office:value="8.682313650867874" table:style-name="ce5">
            <text:p>8.68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float" office:value="299" table:formula="of:=[.P28]+11" table:style-name="ce1">
            <text:p>2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2166.508601" table:style-name="ce1">
            <text:p>12166.5086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AZ</text:p>
          </table:table-cell>
          <table:table-cell office:value-type="float" office:value="8.8676588223974306" table:formula="of:=([.B30]/$$maxspend)*100" table:style-name="ce1">
            <text:p>8.867658822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float" office:value="8.8676588223974306" table:style-name="ce5">
            <text:p>8.8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float" office:value="310" table:formula="of:=[.P29]+11" table:style-name="ce1">
            <text:p>3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2420.803862999999" table:style-name="ce1">
            <text:p>12420.80386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AZ</text:p>
          </table:table-cell>
          <table:table-cell office:value-type="float" office:value="9.0530039939269855" table:formula="of:=([.B31]/$$maxspend)*100" table:style-name="ce1">
            <text:p>9.053003994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float" office:value="9.0530039939269855" table:style-name="ce5">
            <text:p>9.05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float" office:value="321" table:formula="of:=[.P30]+11" table:style-name="ce1">
            <text:p>3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2675.099125000001" table:style-name="ce1">
            <text:p>12675.09913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AZ</text:p>
          </table:table-cell>
          <table:table-cell office:value-type="float" office:value="9.2383491654565422" table:formula="of:=([.B32]/$$maxspend)*100" table:style-name="ce1">
            <text:p>9.23834916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float" office:value="9.2383491654565422" table:style-name="ce5">
            <text:p>9.24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float" office:value="332" table:formula="of:=[.P31]+11" table:style-name="ce1">
            <text:p>33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2929.394387" table:style-name="ce1">
            <text:p>12929.39439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AZ</text:p>
          </table:table-cell>
          <table:table-cell office:value-type="float" office:value="9.4236943369860988" table:formula="of:=([.B33]/$$maxspend)*100" table:style-name="ce1">
            <text:p>9.423694337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float" office:value="9.4236943369860988" table:style-name="ce5">
            <text:p>9.42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float" office:value="343" table:formula="of:=[.P32]+11" table:style-name="ce1">
            <text:p>34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3183.689649" table:style-name="ce1">
            <text:p>13183.6896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AZ</text:p>
          </table:table-cell>
          <table:table-cell office:value-type="float" office:value="9.6090395085156537" table:formula="of:=([.B34]/$$maxspend)*100" table:style-name="ce1">
            <text:p>9.609039509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float" office:value="9.6090395085156537" table:style-name="ce5">
            <text:p>9.61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float" office:value="354" table:formula="of:=[.P33]+11" table:style-name="ce1">
            <text:p>35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5536.5069739999999" table:style-name="ce1">
            <text:p>5536.506974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4.0353281720624992" table:formula="of:=([.B35]/$$maxspend)*100" table:style-name="ce1">
            <text:p>4.035328172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float" office:value="4.0353281720624992" table:style-name="ce5">
            <text:p>4.04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float" office:value="365" table:formula="of:=[.P34]+11" table:style-name="ce1">
            <text:p>36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5852.6955610000005" table:style-name="ce1">
            <text:p>5852.695561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4.2657847972952689" table:formula="of:=([.B36]/$$maxspend)*100" table:style-name="ce1">
            <text:p>4.265784797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float" office:value="4.2657847972952689" table:style-name="ce5">
            <text:p>4.27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float" office:value="376" table:formula="of:=[.P35]+11" table:style-name="ce1">
            <text:p>37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6168.8841480000001" table:style-name="ce1">
            <text:p>6168.88414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4.4962414225280387" table:formula="of:=([.B37]/$$maxspend)*100" table:style-name="ce1">
            <text:p>4.496241423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float" office:value="4.4962414225280387" table:style-name="ce5">
            <text:p>4.50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float" office:value="387" table:formula="of:=[.P36]+11" table:style-name="ce1">
            <text:p>38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6485.0727349999997" table:style-name="ce1">
            <text:p>6485.072735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4.7266980477608076" table:formula="of:=([.B38]/$$maxspend)*100" table:style-name="ce1">
            <text:p>4.72669804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float" office:value="4.7266980477608076" table:style-name="ce5">
            <text:p>4.73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float" office:value="398" table:formula="of:=[.P37]+11" table:style-name="ce1">
            <text:p>3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6801.2613220000003" table:style-name="ce1">
            <text:p>6801.261322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4.9571546729935783" table:formula="of:=([.B39]/$$maxspend)*100" table:style-name="ce1">
            <text:p>4.95715467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float" office:value="4.9571546729935783" table:style-name="ce5">
            <text:p>4.96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float" office:value="409" table:formula="of:=[.P38]+11" table:style-name="ce1">
            <text:p>4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7117.4499089999999" table:style-name="ce1">
            <text:p>7117.449909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5.1876112982263471" table:formula="of:=([.B40]/$$maxspend)*100" table:style-name="ce1">
            <text:p>5.187611298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float" office:value="5.1876112982263471" table:style-name="ce5">
            <text:p>5.19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float" office:value="420" table:formula="of:=[.P39]+11" table:style-name="ce1">
            <text:p>42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7433.6384959999996" table:style-name="ce1">
            <text:p>7433.638496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5.4180679234591169" table:formula="of:=([.B41]/$$maxspend)*100" table:style-name="ce1">
            <text:p>5.418067923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float" office:value="5.4180679234591169" table:style-name="ce5">
            <text:p>5.42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float" office:value="431" table:formula="of:=[.P40]+11" table:style-name="ce1">
            <text:p>43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7749.8270830000001" table:style-name="ce1">
            <text:p>7749.827083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5.6485245486918867" table:formula="of:=([.B42]/$$maxspend)*100" table:style-name="ce1">
            <text:p>5.648524549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float" office:value="5.6485245486918867" table:style-name="ce5">
            <text:p>5.65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float" office:value="442" table:formula="of:=[.P41]+11" table:style-name="ce1">
            <text:p>44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8066.0156699999998" table:style-name="ce1">
            <text:p>8066.0156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5.8789811739246574" table:formula="of:=([.B43]/$$maxspend)*100" table:style-name="ce1">
            <text:p>5.878981174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float" office:value="5.8789811739246574" table:style-name="ce5">
            <text:p>5.88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float" office:value="453" table:formula="of:=[.P42]+11" table:style-name="ce1">
            <text:p>45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8382.2042570000103" table:style-name="ce1">
            <text:p>8382.20425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6.1094377991574342" table:formula="of:=([.B44]/$$maxspend)*100" table:style-name="ce1">
            <text:p>6.109437799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float" office:value="6.1094377991574342" table:style-name="ce5">
            <text:p>6.11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float" office:value="464" table:formula="of:=[.P43]+11" table:style-name="ce1">
            <text:p>46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8698.3928440000109" table:style-name="ce1">
            <text:p>8698.39284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AR</text:p>
          </table:table-cell>
          <table:table-cell office:value-type="float" office:value="6.3398944243902049" table:formula="of:=([.B45]/$$maxspend)*100" table:style-name="ce1">
            <text:p>6.339894424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float" office:value="6.3398944243902049" table:style-name="ce5">
            <text:p>6.34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float" office:value="475" table:formula="of:=[.P44]+11" table:style-name="ce1">
            <text:p>47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85438.074091000002" table:style-name="ce1">
            <text:p>85438.07409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CA</text:p>
          </table:table-cell>
          <table:table-cell office:value-type="float" office:value="62.272235719245636" table:formula="of:=([.B46]/$$maxspend)*100" table:style-name="ce1">
            <text:p>62.27223572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float" office:value="62.272235719245636" table:style-name="ce5">
            <text:p>62.27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float" office:value="486" table:formula="of:=[.P45]+11" table:style-name="ce1">
            <text:p>48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90614.357682999995" table:style-name="ce1">
            <text:p>90614.35768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CA</text:p>
          </table:table-cell>
          <table:table-cell office:value-type="float" office:value="66.045012147321074" table:formula="of:=([.B47]/$$maxspend)*100" table:style-name="ce1">
            <text:p>66.04501215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float" office:value="66.045012147321074" table:style-name="ce5">
            <text:p>66.05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float" office:value="497" table:formula="of:=[.P46]+11" table:style-name="ce1">
            <text:p>4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95790.641275000002" table:style-name="ce1">
            <text:p>95790.6412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CA</text:p>
          </table:table-cell>
          <table:table-cell office:value-type="float" office:value="69.817788575396506" table:formula="of:=([.B48]/$$maxspend)*100" table:style-name="ce1">
            <text:p>69.81778858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float" office:value="69.817788575396506" table:style-name="ce5">
            <text:p>69.82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float" office:value="508" table:formula="of:=[.P47]+11" table:style-name="ce1">
            <text:p>50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100966.92486699999" table:style-name="ce1">
            <text:p>100966.9249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CA</text:p>
          </table:table-cell>
          <table:table-cell office:value-type="float" office:value="73.590565003471937" table:formula="of:=([.B49]/$$maxspend)*100" table:style-name="ce1">
            <text:p>73.590565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float" office:value="73.590565003471937" table:style-name="ce5">
            <text:p>73.59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float" office:value="519" table:formula="of:=[.P48]+11" table:style-name="ce1">
            <text:p>51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106143.208459" table:style-name="ce1">
            <text:p>106143.208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CA</text:p>
          </table:table-cell>
          <table:table-cell office:value-type="float" office:value="77.363341431547383" table:formula="of:=([.B50]/$$maxspend)*100" table:style-name="ce1">
            <text:p>77.3633414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float" office:value="77.363341431547383" table:style-name="ce5">
            <text:p>77.36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float" office:value="530" table:formula="of:=[.P49]+11" table:style-name="ce1">
            <text:p>53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111319.49205099999" table:style-name="ce1">
            <text:p>111319.4921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CA</text:p>
          </table:table-cell>
          <table:table-cell office:value-type="float" office:value="81.136117859622814" table:formula="of:=([.B51]/$$maxspend)*100" table:style-name="ce1">
            <text:p>81.13611786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float" office:value="81.136117859622814" table:style-name="ce5">
            <text:p>81.14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float" office:value="541" table:formula="of:=[.P50]+11" table:style-name="ce1">
            <text:p>54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116495.775643" table:style-name="ce1">
            <text:p>116495.7756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CA</text:p>
          </table:table-cell>
          <table:table-cell office:value-type="float" office:value="84.90889428769826" table:formula="of:=([.B52]/$$maxspend)*100" table:style-name="ce1">
            <text:p>84.90889429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float" office:value="84.90889428769826" table:style-name="ce5">
            <text:p>84.91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float" office:value="552" table:formula="of:=[.P51]+11" table:style-name="ce1">
            <text:p>55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121672.05923499999" table:style-name="ce1">
            <text:p>121672.0592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CA</text:p>
          </table:table-cell>
          <table:table-cell office:value-type="float" office:value="88.681670715773691" table:formula="of:=([.B53]/$$maxspend)*100" table:style-name="ce1">
            <text:p>88.68167072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float" office:value="88.681670715773691" table:style-name="ce5">
            <text:p>88.68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126848.342827" table:style-name="ce1">
            <text:p>126848.3428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CA</text:p>
          </table:table-cell>
          <table:table-cell office:value-type="float" office:value="92.454447143849123" table:formula="of:=([.B54]/$$maxspend)*100" table:style-name="ce1">
            <text:p>92.45444714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float" office:value="92.454447143849123" table:style-name="ce5">
            <text:p>92.45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132024.62641900001" table:style-name="ce1">
            <text:p>132024.626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CA</text:p>
          </table:table-cell>
          <table:table-cell office:value-type="float" office:value="96.227223571924569" table:formula="of:=([.B55]/$$maxspend)*100" table:style-name="ce1">
            <text:p>96.22722357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float" office:value="96.227223571924569" table:style-name="ce5">
            <text:p>96.23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137200.910011" table:style-name="ce1">
            <text:p>137200.9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CA</text:p>
          </table:table-cell>
          <table:table-cell office:value-type="float" office:value="100" table:formula="of:=([.B56]/$$maxspend)*100" table:style-name="ce1">
            <text:p>100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float" office:value="100" table:style-name="ce5">
            <text:p>100.00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7358.3392629999998" table:style-name="ce1">
            <text:p>7358.339263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CO</text:p>
          </table:table-cell>
          <table:table-cell office:value-type="float" office:value="5.3631854645935295" table:formula="of:=([.B57]/$$maxspend)*100" table:style-name="ce1">
            <text:p>5.363185465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CO</text:p>
          </table:table-cell>
          <table:table-cell office:value-type="float" office:value="5.3631854645935295" table:style-name="ce5">
            <text:p>5.3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7686.035981" table:style-name="ce1">
            <text:p>7686.035981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CO</text:p>
          </table:table-cell>
          <table:table-cell office:value-type="float" office:value="5.6020298847753827" table:formula="of:=([.B58]/$$maxspend)*100" table:style-name="ce1">
            <text:p>5.602029885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CO</text:p>
          </table:table-cell>
          <table:table-cell office:value-type="float" office:value="5.6020298847753827" table:style-name="ce5">
            <text:p>5.60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8013.7326990000001" table:style-name="ce1">
            <text:p>8013.73269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CO</text:p>
          </table:table-cell>
          <table:table-cell office:value-type="float" office:value="5.8408743049572367" table:formula="of:=([.B59]/$$maxspend)*100" table:style-name="ce1">
            <text:p>5.840874305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CO</text:p>
          </table:table-cell>
          <table:table-cell office:value-type="float" office:value="5.8408743049572367" table:style-name="ce5">
            <text:p>5.84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8341.4294169999994" table:style-name="ce1">
            <text:p>8341.429417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CO</text:p>
          </table:table-cell>
          <table:table-cell office:value-type="float" office:value="6.0797187251390907" table:formula="of:=([.B60]/$$maxspend)*100" table:style-name="ce1">
            <text:p>6.079718725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CO</text:p>
          </table:table-cell>
          <table:table-cell office:value-type="float" office:value="6.0797187251390907" table:style-name="ce5">
            <text:p>6.0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8669.1261350000004" table:style-name="ce1">
            <text:p>8669.12613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CO</text:p>
          </table:table-cell>
          <table:table-cell office:value-type="float" office:value="6.3185631453209448" table:formula="of:=([.B61]/$$maxspend)*100" table:style-name="ce1">
            <text:p>6.318563145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CO</text:p>
          </table:table-cell>
          <table:table-cell office:value-type="float" office:value="6.3185631453209448" table:style-name="ce5">
            <text:p>6.32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8996.8228529999997" table:style-name="ce1">
            <text:p>8996.82285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CO</text:p>
          </table:table-cell>
          <table:table-cell office:value-type="float" office:value="6.5574075655027988" table:formula="of:=([.B62]/$$maxspend)*100" table:style-name="ce1">
            <text:p>6.557407566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CO</text:p>
          </table:table-cell>
          <table:table-cell office:value-type="float" office:value="6.5574075655027988" table:style-name="ce5">
            <text:p>6.5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9324.5195710000007" table:style-name="ce1">
            <text:p>9324.519571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CO</text:p>
          </table:table-cell>
          <table:table-cell office:value-type="float" office:value="6.7962519856846519" table:formula="of:=([.B63]/$$maxspend)*100" table:style-name="ce1">
            <text:p>6.796251986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CO</text:p>
          </table:table-cell>
          <table:table-cell office:value-type="float" office:value="6.7962519856846519" table:style-name="ce5">
            <text:p>6.80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9652.216289" table:style-name="ce1">
            <text:p>9652.216289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CO</text:p>
          </table:table-cell>
          <table:table-cell office:value-type="float" office:value="7.035096405866506" table:formula="of:=([.B64]/$$maxspend)*100" table:style-name="ce1">
            <text:p>7.035096406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CO</text:p>
          </table:table-cell>
          <table:table-cell office:value-type="float" office:value="7.035096405866506" table:style-name="ce5">
            <text:p>7.0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9979.9130069999992" table:style-name="ce1">
            <text:p>9979.91300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CO</text:p>
          </table:table-cell>
          <table:table-cell office:value-type="float" office:value="7.2739408260483582" table:formula="of:=([.B65]/$$maxspend)*100" table:style-name="ce1">
            <text:p>7.273940826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CO</text:p>
          </table:table-cell>
          <table:table-cell office:value-type="float" office:value="7.2739408260483582" table:style-name="ce5">
            <text:p>7.2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10307.609725" table:style-name="ce1">
            <text:p>10307.60973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CO</text:p>
          </table:table-cell>
          <table:table-cell office:value-type="float" office:value="7.512785246230214" table:formula="of:=([.B66]/$$maxspend)*100" table:style-name="ce1">
            <text:p>7.512785246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CO</text:p>
          </table:table-cell>
          <table:table-cell office:value-type="float" office:value="7.512785246230214" table:style-name="ce5">
            <text:p>7.51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10635.306442999999" table:style-name="ce1">
            <text:p>10635.3064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CO</text:p>
          </table:table-cell>
          <table:table-cell office:value-type="float" office:value="7.7516296664120672" table:formula="of:=([.B67]/$$maxspend)*100" table:style-name="ce1">
            <text:p>7.751629666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CO</text:p>
          </table:table-cell>
          <table:table-cell office:value-type="float" office:value="7.7516296664120672" table:style-name="ce5">
            <text:p>7.7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7853.5828039999997" table:style-name="ce1">
            <text:p>7853.582804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CT</text:p>
          </table:table-cell>
          <table:table-cell office:value-type="float" office:value="5.7241477504561331" table:formula="of:=([.B68]/$$maxspend)*100" table:style-name="ce1">
            <text:p>5.72414775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CT</text:p>
          </table:table-cell>
          <table:table-cell office:value-type="float" office:value="5.7241477504561331" table:style-name="ce5">
            <text:p>5.72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7597.0129870000001" table:style-name="ce1">
            <text:p>7597.01298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CT</text:p>
          </table:table-cell>
          <table:table-cell office:value-type="float" office:value="5.5371447510012244" table:formula="of:=([.B69]/$$maxspend)*100" table:style-name="ce1">
            <text:p>5.537144751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CT</text:p>
          </table:table-cell>
          <table:table-cell office:value-type="float" office:value="5.5371447510012244" table:style-name="ce5">
            <text:p>5.5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7340.4431699999996" table:style-name="ce1">
            <text:p>7340.4431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CT</text:p>
          </table:table-cell>
          <table:table-cell office:value-type="float" office:value="5.3501417515463157" table:formula="of:=([.B70]/$$maxspend)*100" table:style-name="ce1">
            <text:p>5.350141752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CT</text:p>
          </table:table-cell>
          <table:table-cell office:value-type="float" office:value="5.3501417515463157" table:style-name="ce5">
            <text:p>5.35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7083.873353" table:style-name="ce1">
            <text:p>7083.873353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CT</text:p>
          </table:table-cell>
          <table:table-cell office:value-type="float" office:value="5.1631387520914069" table:formula="of:=([.B71]/$$maxspend)*100" table:style-name="ce1">
            <text:p>5.163138752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CT</text:p>
          </table:table-cell>
          <table:table-cell office:value-type="float" office:value="5.1631387520914069" table:style-name="ce5">
            <text:p>5.1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6827.3035360000003" table:style-name="ce1">
            <text:p>6827.30353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CT</text:p>
          </table:table-cell>
          <table:table-cell office:value-type="float" office:value="4.9761357526364982" table:formula="of:=([.B72]/$$maxspend)*100" table:style-name="ce1">
            <text:p>4.97613575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CT</text:p>
          </table:table-cell>
          <table:table-cell office:value-type="float" office:value="4.9761357526364982" table:style-name="ce5">
            <text:p>4.9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6570.7337189999998" table:style-name="ce1">
            <text:p>6570.733719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CT</text:p>
          </table:table-cell>
          <table:table-cell office:value-type="float" office:value="4.7891327531815904" table:formula="of:=([.B73]/$$maxspend)*100" table:style-name="ce1">
            <text:p>4.789132753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CT</text:p>
          </table:table-cell>
          <table:table-cell office:value-type="float" office:value="4.7891327531815904" table:style-name="ce5">
            <text:p>4.79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6314.1639020000002" table:style-name="ce1">
            <text:p>6314.163902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CT</text:p>
          </table:table-cell>
          <table:table-cell office:value-type="float" office:value="4.6021297537266816" table:formula="of:=([.B74]/$$maxspend)*100" table:style-name="ce1">
            <text:p>4.602129754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CT</text:p>
          </table:table-cell>
          <table:table-cell office:value-type="float" office:value="4.6021297537266816" table:style-name="ce5">
            <text:p>4.60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6057.5940849999997" table:style-name="ce1">
            <text:p>6057.59408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CT</text:p>
          </table:table-cell>
          <table:table-cell office:value-type="float" office:value="4.4151267542717729" table:formula="of:=([.B75]/$$maxspend)*100" table:style-name="ce1">
            <text:p>4.415126754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CT</text:p>
          </table:table-cell>
          <table:table-cell office:value-type="float" office:value="4.4151267542717729" table:style-name="ce5">
            <text:p>4.42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5801.0242680000001" table:style-name="ce1">
            <text:p>5801.024268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CT</text:p>
          </table:table-cell>
          <table:table-cell office:value-type="float" office:value="4.2281237548168642" table:formula="of:=([.B76]/$$maxspend)*100" table:style-name="ce1">
            <text:p>4.22812375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CT</text:p>
          </table:table-cell>
          <table:table-cell office:value-type="float" office:value="4.2281237548168642" table:style-name="ce5">
            <text:p>4.23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5544.4544509999996" table:style-name="ce1">
            <text:p>5544.454451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CT</text:p>
          </table:table-cell>
          <table:table-cell office:value-type="float" office:value="4.0411207553619555" table:formula="of:=([.B77]/$$maxspend)*100" table:style-name="ce1">
            <text:p>4.041120755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CT</text:p>
          </table:table-cell>
          <table:table-cell office:value-type="float" office:value="4.0411207553619555" table:style-name="ce5">
            <text:p>4.0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T</text:p>
          </table:table-cell>
          <table:table-cell office:value-type="float" office:value="5287.884634" table:style-name="ce1">
            <text:p>5287.88463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CT</text:p>
          </table:table-cell>
          <table:table-cell office:value-type="float" office:value="3.8541177559070467" table:formula="of:=([.B78]/$$maxspend)*100" table:style-name="ce1">
            <text:p>3.854117756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CT</text:p>
          </table:table-cell>
          <table:table-cell office:value-type="float" office:value="3.8541177559070467" table:style-name="ce5">
            <text:p>3.8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1861.996175" table:style-name="ce1">
            <text:p>1861.99617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DE</text:p>
          </table:table-cell>
          <table:table-cell office:value-type="float" office:value="1.3571310677536437" table:formula="of:=([.B79]/$$maxspend)*100" table:style-name="ce1">
            <text:p>1.357131068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1.3571310677536437" table:style-name="ce5">
            <text:p>1.3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2023.509108" table:style-name="ce1">
            <text:p>2023.509108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DE</text:p>
          </table:table-cell>
          <table:table-cell office:value-type="float" office:value="1.4748510835954123" table:formula="of:=([.B80]/$$maxspend)*100" table:style-name="ce1">
            <text:p>1.474851084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1.4748510835954123" table:style-name="ce5">
            <text:p>1.4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2185.0220410000002" table:style-name="ce1">
            <text:p>2185.02204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DE</text:p>
          </table:table-cell>
          <table:table-cell office:value-type="float" office:value="1.5925710994371809" table:formula="of:=([.B81]/$$maxspend)*100" table:style-name="ce1">
            <text:p>1.592571099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1.5925710994371809" table:style-name="ce5">
            <text:p>1.5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2346.5349740000001" table:style-name="ce1">
            <text:p>2346.534974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DE</text:p>
          </table:table-cell>
          <table:table-cell office:value-type="float" office:value="1.7102911152789497" table:formula="of:=([.B82]/$$maxspend)*100" table:style-name="ce1">
            <text:p>1.710291115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1.7102911152789497" table:style-name="ce5">
            <text:p>1.71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2508.0479070000001" table:style-name="ce1">
            <text:p>2508.047907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DE</text:p>
          </table:table-cell>
          <table:table-cell office:value-type="float" office:value="1.8280111311207183" table:formula="of:=([.B83]/$$maxspend)*100" table:style-name="ce1">
            <text:p>1.828011131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1.8280111311207183" table:style-name="ce5">
            <text:p>1.83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2669.5608400000001" table:style-name="ce1">
            <text:p>2669.56084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DE</text:p>
          </table:table-cell>
          <table:table-cell office:value-type="float" office:value="1.9457311469624872" table:formula="of:=([.B84]/$$maxspend)*100" table:style-name="ce1">
            <text:p>1.945731147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1.9457311469624872" table:style-name="ce5">
            <text:p>1.95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2831.0737730000001" table:style-name="ce1">
            <text:p>2831.073773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DE</text:p>
          </table:table-cell>
          <table:table-cell office:value-type="float" office:value="2.0634511628042556" table:formula="of:=([.B85]/$$maxspend)*100" table:style-name="ce1">
            <text:p>2.063451163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2.0634511628042556" table:style-name="ce5">
            <text:p>2.06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2992.586706" table:style-name="ce1">
            <text:p>2992.586706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DE</text:p>
          </table:table-cell>
          <table:table-cell office:value-type="float" office:value="2.1811711786460246" table:formula="of:=([.B86]/$$maxspend)*100" table:style-name="ce1">
            <text:p>2.181171179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2.1811711786460246" table:style-name="ce5">
            <text:p>2.18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3154.099639" table:style-name="ce1">
            <text:p>3154.09963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DE</text:p>
          </table:table-cell>
          <table:table-cell office:value-type="float" office:value="2.2988911944877932" table:formula="of:=([.B87]/$$maxspend)*100" table:style-name="ce1">
            <text:p>2.298891194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2.2988911944877932" table:style-name="ce5">
            <text:p>2.30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3315.612572" table:style-name="ce1">
            <text:p>3315.61257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DE</text:p>
          </table:table-cell>
          <table:table-cell office:value-type="float" office:value="2.4166112103295618" table:formula="of:=([.B88]/$$maxspend)*100" table:style-name="ce1">
            <text:p>2.41661121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2.4166112103295618" table:style-name="ce5">
            <text:p>2.4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3477.125505" table:style-name="ce1">
            <text:p>3477.12550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DE</text:p>
          </table:table-cell>
          <table:table-cell office:value-type="float" office:value="2.5343312261713304" table:formula="of:=([.B89]/$$maxspend)*100" table:style-name="ce1">
            <text:p>2.534331226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2.5343312261713304" table:style-name="ce5">
            <text:p>2.53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2387.1544709999998" table:style-name="ce1">
            <text:p>2387.154471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DC</text:p>
          </table:table-cell>
          <table:table-cell office:value-type="float" office:value="1.7398969662873309" table:formula="of:=([.B90]/$$maxspend)*100" table:style-name="ce1">
            <text:p>1.739896966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float" office:value="1.7398969662873309" table:style-name="ce5">
            <text:p>1.74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2520.7350759999999" table:style-name="ce1">
            <text:p>2520.735076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DC</text:p>
          </table:table-cell>
          <table:table-cell office:value-type="float" office:value="1.8372582775128106" table:formula="of:=([.B91]/$$maxspend)*100" table:style-name="ce1">
            <text:p>1.837258278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float" office:value="1.8372582775128106" table:style-name="ce5">
            <text:p>1.8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2654.315681" table:style-name="ce1">
            <text:p>2654.31568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DC</text:p>
          </table:table-cell>
          <table:table-cell office:value-type="float" office:value="1.9346195887382904" table:formula="of:=([.B92]/$$maxspend)*100" table:style-name="ce1">
            <text:p>1.934619589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float" office:value="1.9346195887382904" table:style-name="ce5">
            <text:p>1.93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2787.8962860000001" table:style-name="ce1">
            <text:p>2787.89628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DC</text:p>
          </table:table-cell>
          <table:table-cell office:value-type="float" office:value="2.0319808999637701" table:formula="of:=([.B93]/$$maxspend)*100" table:style-name="ce1">
            <text:p>2.0319809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float" office:value="2.0319808999637701" table:style-name="ce5">
            <text:p>2.03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2921.4768909999998" table:style-name="ce1">
            <text:p>2921.47689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DC</text:p>
          </table:table-cell>
          <table:table-cell office:value-type="float" office:value="2.1293422111892495" table:formula="of:=([.B94]/$$maxspend)*100" table:style-name="ce1">
            <text:p>2.129342211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float" office:value="2.1293422111892495" table:style-name="ce5">
            <text:p>2.13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3055.0574959999999" table:style-name="ce1">
            <text:p>3055.05749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DC</text:p>
          </table:table-cell>
          <table:table-cell office:value-type="float" office:value="2.2267035224147294" table:formula="of:=([.B95]/$$maxspend)*100" table:style-name="ce1">
            <text:p>2.226703522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float" office:value="2.2267035224147294" table:style-name="ce5">
            <text:p>2.2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3188.638101" table:style-name="ce1">
            <text:p>3188.638101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DC</text:p>
          </table:table-cell>
          <table:table-cell office:value-type="float" office:value="2.3240648336402088" table:formula="of:=([.B96]/$$maxspend)*100" table:style-name="ce1">
            <text:p>2.324064834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float" office:value="2.3240648336402088" table:style-name="ce5">
            <text:p>2.32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3322.2187060000001" table:style-name="ce1">
            <text:p>3322.218706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DC</text:p>
          </table:table-cell>
          <table:table-cell office:value-type="float" office:value="2.4214261448656886" table:formula="of:=([.B97]/$$maxspend)*100" table:style-name="ce1">
            <text:p>2.421426145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float" office:value="2.4214261448656886" table:style-name="ce5">
            <text:p>2.42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3455.7993110000002" table:style-name="ce1">
            <text:p>3455.79931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DC</text:p>
          </table:table-cell>
          <table:table-cell office:value-type="float" office:value="2.5187874560911685" table:formula="of:=([.B98]/$$maxspend)*100" table:style-name="ce1">
            <text:p>2.518787456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float" office:value="2.5187874560911685" table:style-name="ce5">
            <text:p>2.52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3589.3799159999999" table:style-name="ce1">
            <text:p>3589.379916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DC</text:p>
          </table:table-cell>
          <table:table-cell office:value-type="float" office:value="2.6161487673166479" table:formula="of:=([.B99]/$$maxspend)*100" table:style-name="ce1">
            <text:p>2.616148767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float" office:value="2.6161487673166479" table:style-name="ce5">
            <text:p>2.6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3722.960521" table:style-name="ce1">
            <text:p>3722.96052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DC</text:p>
          </table:table-cell>
          <table:table-cell office:value-type="float" office:value="2.7135100785421273" table:formula="of:=([.B100]/$$maxspend)*100" table:style-name="ce1">
            <text:p>2.713510079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float" office:value="2.7135100785421273" table:style-name="ce5">
            <text:p>2.7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21476.052754" table:style-name="ce1">
            <text:p>21476.0527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FL</text:p>
          </table:table-cell>
          <table:table-cell office:value-type="float" office:value="15.652995852781276" table:formula="of:=([.B101]/$$maxspend)*100" table:style-name="ce1">
            <text:p>15.65299585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float" office:value="15.652995852781276" table:style-name="ce5">
            <text:p>15.6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22023.344323000001" table:style-name="ce1">
            <text:p>22023.34432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FL</text:p>
          </table:table-cell>
          <table:table-cell office:value-type="float" office:value="16.051893767493446" table:formula="of:=([.B102]/$$maxspend)*100" table:style-name="ce1">
            <text:p>16.05189377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float" office:value="16.051893767493446" table:style-name="ce5">
            <text:p>16.0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22570.635891999998" table:style-name="ce1">
            <text:p>22570.6358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FL</text:p>
          </table:table-cell>
          <table:table-cell office:value-type="float" office:value="16.450791682205615" table:formula="of:=([.B103]/$$maxspend)*100" table:style-name="ce1">
            <text:p>16.45079168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float" office:value="16.450791682205615" table:style-name="ce5">
            <text:p>16.45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23117.927460999999" table:style-name="ce1">
            <text:p>23117.9274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FL</text:p>
          </table:table-cell>
          <table:table-cell office:value-type="float" office:value="16.849689596917784" table:formula="of:=([.B104]/$$maxspend)*100" table:style-name="ce1">
            <text:p>16.8496896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float" office:value="16.849689596917784" table:style-name="ce5">
            <text:p>16.85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23665.21903" table:style-name="ce1">
            <text:p>23665.21903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FL</text:p>
          </table:table-cell>
          <table:table-cell office:value-type="float" office:value="17.248587511629957" table:formula="of:=([.B105]/$$maxspend)*100" table:style-name="ce1">
            <text:p>17.24858751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float" office:value="17.248587511629957" table:style-name="ce5">
            <text:p>17.2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24212.510599000001" table:style-name="ce1">
            <text:p>24212.510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FL</text:p>
          </table:table-cell>
          <table:table-cell office:value-type="float" office:value="17.647485426342126" table:formula="of:=([.B106]/$$maxspend)*100" table:style-name="ce1">
            <text:p>17.64748543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float" office:value="17.647485426342126" table:style-name="ce5">
            <text:p>17.65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24759.802167999998" table:style-name="ce1">
            <text:p>24759.80217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FL</text:p>
          </table:table-cell>
          <table:table-cell office:value-type="float" office:value="18.046383341054295" table:formula="of:=([.B107]/$$maxspend)*100" table:style-name="ce1">
            <text:p>18.04638334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float" office:value="18.046383341054295" table:style-name="ce5">
            <text:p>18.0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25307.093736999999" table:style-name="ce1">
            <text:p>25307.0937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FL</text:p>
          </table:table-cell>
          <table:table-cell office:value-type="float" office:value="18.445281255766467" table:formula="of:=([.B108]/$$maxspend)*100" table:style-name="ce1">
            <text:p>18.44528126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float" office:value="18.445281255766467" table:style-name="ce5">
            <text:p>18.4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25854.385306" table:style-name="ce1">
            <text:p>25854.3853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FL</text:p>
          </table:table-cell>
          <table:table-cell office:value-type="float" office:value="18.844179170478636" table:formula="of:=([.B109]/$$maxspend)*100" table:style-name="ce1">
            <text:p>18.84417917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float" office:value="18.844179170478636" table:style-name="ce5">
            <text:p>18.84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26401.676875000001" table:style-name="ce1">
            <text:p>26401.6768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FL</text:p>
          </table:table-cell>
          <table:table-cell office:value-type="float" office:value="19.243077085190809" table:formula="of:=([.B110]/$$maxspend)*100" table:style-name="ce1">
            <text:p>19.24307709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float" office:value="19.243077085190809" table:style-name="ce5">
            <text:p>19.2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26948.968443999998" table:style-name="ce1">
            <text:p>26948.9684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FL</text:p>
          </table:table-cell>
          <table:table-cell office:value-type="float" office:value="19.641974999902974" table:formula="of:=([.B111]/$$maxspend)*100" table:style-name="ce1">
            <text:p>19.641975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float" office:value="19.641974999902974" table:style-name="ce5">
            <text:p>19.6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9750.1567350000005" table:style-name="ce1">
            <text:p>9750.15673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GA</text:p>
          </table:table-cell>
          <table:table-cell office:value-type="float" office:value="7.1064810971139245" table:formula="of:=([.B112]/$$maxspend)*100" table:style-name="ce1">
            <text:p>7.106481097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float" office:value="7.1064810971139245" table:style-name="ce5">
            <text:p>7.11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10245.084441000001" table:style-name="ce1">
            <text:p>10245.0844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GA</text:p>
          </table:table-cell>
          <table:table-cell office:value-type="float" office:value="7.4672131840660585" table:formula="of:=([.B113]/$$maxspend)*100" table:style-name="ce1">
            <text:p>7.467213184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float" office:value="7.4672131840660585" table:style-name="ce5">
            <text:p>7.4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10740.012146999999" table:style-name="ce1">
            <text:p>10740.01215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GA</text:p>
          </table:table-cell>
          <table:table-cell office:value-type="float" office:value="7.8279452710181916" table:formula="of:=([.B114]/$$maxspend)*100" table:style-name="ce1">
            <text:p>7.827945271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float" office:value="7.8279452710181916" table:style-name="ce5">
            <text:p>7.83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11234.939853" table:style-name="ce1">
            <text:p>11234.93985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GA</text:p>
          </table:table-cell>
          <table:table-cell office:value-type="float" office:value="8.1886773579703274" table:formula="of:=([.B115]/$$maxspend)*100" table:style-name="ce1">
            <text:p>8.18867735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float" office:value="8.1886773579703274" table:style-name="ce5">
            <text:p>8.19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11729.867559" table:style-name="ce1">
            <text:p>11729.8675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GA</text:p>
          </table:table-cell>
          <table:table-cell office:value-type="float" office:value="8.5494094449224605" table:formula="of:=([.B116]/$$maxspend)*100" table:style-name="ce1">
            <text:p>8.549409445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float" office:value="8.5494094449224605" table:style-name="ce5">
            <text:p>8.5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12224.795265000001" table:style-name="ce1">
            <text:p>12224.79527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GA</text:p>
          </table:table-cell>
          <table:table-cell office:value-type="float" office:value="8.9101415318745953" table:formula="of:=([.B117]/$$maxspend)*100" table:style-name="ce1">
            <text:p>8.910141532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float" office:value="8.9101415318745953" table:style-name="ce5">
            <text:p>8.91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12719.722970999999" table:style-name="ce1">
            <text:p>12719.72297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GA</text:p>
          </table:table-cell>
          <table:table-cell office:value-type="float" office:value="9.2708736188267284" table:formula="of:=([.B118]/$$maxspend)*100" table:style-name="ce1">
            <text:p>9.270873619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float" office:value="9.2708736188267284" table:style-name="ce5">
            <text:p>9.27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13214.650677" table:style-name="ce1">
            <text:p>13214.65068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GA</text:p>
          </table:table-cell>
          <table:table-cell office:value-type="float" office:value="9.6316057057788633" table:formula="of:=([.B119]/$$maxspend)*100" table:style-name="ce1">
            <text:p>9.631605706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float" office:value="9.6316057057788633" table:style-name="ce5">
            <text:p>9.63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13709.578383" table:style-name="ce1">
            <text:p>13709.57838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GA</text:p>
          </table:table-cell>
          <table:table-cell office:value-type="float" office:value="9.9923377927309964" table:formula="of:=([.B120]/$$maxspend)*100" table:style-name="ce1">
            <text:p>9.992337793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float" office:value="9.9923377927309964" table:style-name="ce5">
            <text:p>9.9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14204.506089" table:style-name="ce1">
            <text:p>14204.50609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GA</text:p>
          </table:table-cell>
          <table:table-cell office:value-type="float" office:value="10.353069879683133" table:formula="of:=([.B121]/$$maxspend)*100" table:style-name="ce1">
            <text:p>10.35306988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float" office:value="10.353069879683133" table:style-name="ce5">
            <text:p>10.35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14699.433795000001" table:style-name="ce1">
            <text:p>14699.4338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GA</text:p>
          </table:table-cell>
          <table:table-cell office:value-type="float" office:value="10.713801966635266" table:formula="of:=([.B122]/$$maxspend)*100" table:style-name="ce1">
            <text:p>10.71380197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float" office:value="10.713801966635266" table:style-name="ce5">
            <text:p>10.7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2012.41815" table:style-name="ce1">
            <text:p>2012.4181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HI</text:p>
          </table:table-cell>
          <table:table-cell office:value-type="float" office:value="1.4667673485829325" table:formula="of:=([.B123]/$$maxspend)*100" table:style-name="ce1">
            <text:p>1.466767349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float" office:value="1.4667673485829325" table:style-name="ce5">
            <text:p>1.47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2076.7617749999999" table:style-name="ce1">
            <text:p>2076.76177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HI</text:p>
          </table:table-cell>
          <table:table-cell office:value-type="float" office:value="1.5136647233852143" table:formula="of:=([.B124]/$$maxspend)*100" table:style-name="ce1">
            <text:p>1.513664723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float" office:value="1.5136647233852143" table:style-name="ce5">
            <text:p>1.51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2141.1053999999999" table:style-name="ce1">
            <text:p>2141.1054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HI</text:p>
          </table:table-cell>
          <table:table-cell office:value-type="float" office:value="1.5605620981874961" table:formula="of:=([.B125]/$$maxspend)*100" table:style-name="ce1">
            <text:p>1.560562098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float" office:value="1.5605620981874961" table:style-name="ce5">
            <text:p>1.56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2205.4490249999999" table:style-name="ce1">
            <text:p>2205.449025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HI</text:p>
          </table:table-cell>
          <table:table-cell office:value-type="float" office:value="1.607459472989778" table:formula="of:=([.B126]/$$maxspend)*100" table:style-name="ce1">
            <text:p>1.607459473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float" office:value="1.607459472989778" table:style-name="ce5">
            <text:p>1.61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2269.7926499999999" table:style-name="ce1">
            <text:p>2269.7926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HI</text:p>
          </table:table-cell>
          <table:table-cell office:value-type="float" office:value="1.6543568477920596" table:formula="of:=([.B127]/$$maxspend)*100" table:style-name="ce1">
            <text:p>1.654356848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float" office:value="1.6543568477920596" table:style-name="ce5">
            <text:p>1.6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2334.1362749999998" table:style-name="ce1">
            <text:p>2334.136275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HI</text:p>
          </table:table-cell>
          <table:table-cell office:value-type="float" office:value="1.7012542225943412" table:formula="of:=([.B128]/$$maxspend)*100" table:style-name="ce1">
            <text:p>1.701254223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float" office:value="1.7012542225943412" table:style-name="ce5">
            <text:p>1.70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2398.4798999999998" table:style-name="ce1">
            <text:p>2398.4799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HI</text:p>
          </table:table-cell>
          <table:table-cell office:value-type="float" office:value="1.7481515973966231" table:formula="of:=([.B129]/$$maxspend)*100" table:style-name="ce1">
            <text:p>1.74815159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float" office:value="1.7481515973966231" table:style-name="ce5">
            <text:p>1.7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2462.8235249999998" table:style-name="ce1">
            <text:p>2462.82352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HI</text:p>
          </table:table-cell>
          <table:table-cell office:value-type="float" office:value="1.7950489721989049" table:formula="of:=([.B130]/$$maxspend)*100" table:style-name="ce1">
            <text:p>1.795048972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float" office:value="1.7950489721989049" table:style-name="ce5">
            <text:p>1.80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2527.1671500000002" table:style-name="ce1">
            <text:p>2527.16715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HI</text:p>
          </table:table-cell>
          <table:table-cell office:value-type="float" office:value="1.841946347001187" table:formula="of:=([.B131]/$$maxspend)*100" table:style-name="ce1">
            <text:p>1.841946347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float" office:value="1.841946347001187" table:style-name="ce5">
            <text:p>1.84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2591.5107750000002" table:style-name="ce1">
            <text:p>2591.510775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HI</text:p>
          </table:table-cell>
          <table:table-cell office:value-type="float" office:value="1.8888437218034686" table:formula="of:=([.B132]/$$maxspend)*100" table:style-name="ce1">
            <text:p>1.888843722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float" office:value="1.8888437218034686" table:style-name="ce5">
            <text:p>1.89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2655.8544000000002" table:style-name="ce1">
            <text:p>2655.854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HI</text:p>
          </table:table-cell>
          <table:table-cell office:value-type="float" office:value="1.9357410966057502" table:formula="of:=([.B133]/$$maxspend)*100" table:style-name="ce1">
            <text:p>1.935741097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float" office:value="1.9357410966057502" table:style-name="ce5">
            <text:p>1.9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1729.535449" table:style-name="ce1">
            <text:p>1729.535449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float" office:value="1.2605859894525011" table:formula="of:=([.B134]/$$maxspend)*100" table:style-name="ce1">
            <text:p>1.260585989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float" office:value="1.2605859894525011" table:style-name="ce5">
            <text:p>1.2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1819.9596939999999" table:style-name="ce1">
            <text:p>1819.95969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float" office:value="1.326492436423407" table:formula="of:=([.B135]/$$maxspend)*100" table:style-name="ce1">
            <text:p>1.326492436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float" office:value="1.326492436423407" table:style-name="ce5">
            <text:p>1.33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1910.3839390000001" table:style-name="ce1">
            <text:p>1910.38393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float" office:value="1.3923988833943128" table:formula="of:=([.B136]/$$maxspend)*100" table:style-name="ce1">
            <text:p>1.392398883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float" office:value="1.3923988833943128" table:style-name="ce5">
            <text:p>1.3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2000.808184" table:style-name="ce1">
            <text:p>2000.808184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float" office:value="1.4583053303652187" table:formula="of:=([.B137]/$$maxspend)*100" table:style-name="ce1">
            <text:p>1.45830533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float" office:value="1.4583053303652187" table:style-name="ce5">
            <text:p>1.4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2091.2324290000001" table:style-name="ce1">
            <text:p>2091.232429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float" office:value="1.5242117773361248" table:formula="of:=([.B138]/$$maxspend)*100" table:style-name="ce1">
            <text:p>1.524211777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float" office:value="1.5242117773361248" table:style-name="ce5">
            <text:p>1.52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2181.6566739999998" table:style-name="ce1">
            <text:p>2181.656674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float" office:value="1.5901182243070304" table:formula="of:=([.B139]/$$maxspend)*100" table:style-name="ce1">
            <text:p>1.590118224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float" office:value="1.5901182243070304" table:style-name="ce5">
            <text:p>1.59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2272.080919" table:style-name="ce1">
            <text:p>2272.080919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float" office:value="1.6560246712779363" table:formula="of:=([.B140]/$$maxspend)*100" table:style-name="ce1">
            <text:p>1.656024671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float" office:value="1.6560246712779363" table:style-name="ce5">
            <text:p>1.66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2362.5051640000001" table:style-name="ce1">
            <text:p>2362.50516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float" office:value="1.7219311182488424" table:formula="of:=([.B141]/$$maxspend)*100" table:style-name="ce1">
            <text:p>1.721931118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float" office:value="1.7219311182488424" table:style-name="ce5">
            <text:p>1.72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2452.9294089999999" table:style-name="ce1">
            <text:p>2452.92940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float" office:value="1.7878375652197478" table:formula="of:=([.B142]/$$maxspend)*100" table:style-name="ce1">
            <text:p>1.78783756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float" office:value="1.7878375652197478" table:style-name="ce5">
            <text:p>1.7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2543.353654" table:style-name="ce1">
            <text:p>2543.35365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float" office:value="1.8537440121906539" table:formula="of:=([.B143]/$$maxspend)*100" table:style-name="ce1">
            <text:p>1.853744012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float" office:value="1.8537440121906539" table:style-name="ce5">
            <text:p>1.85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2633.7778990000002" table:style-name="ce1">
            <text:p>2633.777899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float" office:value="1.91965045916156" table:formula="of:=([.B144]/$$maxspend)*100" table:style-name="ce1">
            <text:p>1.919650459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float" office:value="1.91965045916156" table:style-name="ce5">
            <text:p>1.92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17039.177220000001" table:style-name="ce1">
            <text:p>17039.17722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IL</text:p>
          </table:table-cell>
          <table:table-cell office:value-type="float" office:value="12.419143006146166" table:formula="of:=([.B145]/$$maxspend)*100" table:style-name="ce1">
            <text:p>12.41914301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float" office:value="12.419143006146166" table:style-name="ce5">
            <text:p>12.42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17962.165759" table:style-name="ce1">
            <text:p>17962.16576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IL</text:p>
          </table:table-cell>
          <table:table-cell office:value-type="float" office:value="13.091870715405527" table:formula="of:=([.B146]/$$maxspend)*100" table:style-name="ce1">
            <text:p>13.09187072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float" office:value="13.091870715405527" table:style-name="ce5">
            <text:p>13.09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18885.154298000001" table:style-name="ce1">
            <text:p>18885.1543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IL</text:p>
          </table:table-cell>
          <table:table-cell office:value-type="float" office:value="13.764598424664893" table:formula="of:=([.B147]/$$maxspend)*100" table:style-name="ce1">
            <text:p>13.76459842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float" office:value="13.764598424664893" table:style-name="ce5">
            <text:p>13.76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19808.142836999999" table:style-name="ce1">
            <text:p>19808.14284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IL</text:p>
          </table:table-cell>
          <table:table-cell office:value-type="float" office:value="14.437326133924252" table:formula="of:=([.B148]/$$maxspend)*100" table:style-name="ce1">
            <text:p>14.43732613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float" office:value="14.437326133924252" table:style-name="ce5">
            <text:p>14.44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20731.131376000001" table:style-name="ce1">
            <text:p>20731.1313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IL</text:p>
          </table:table-cell>
          <table:table-cell office:value-type="float" office:value="15.110053843183616" table:formula="of:=([.B149]/$$maxspend)*100" table:style-name="ce1">
            <text:p>15.11005384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float" office:value="15.110053843183616" table:style-name="ce5">
            <text:p>15.1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21654.119914999999" table:style-name="ce1">
            <text:p>21654.11992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IL</text:p>
          </table:table-cell>
          <table:table-cell office:value-type="float" office:value="15.782781552442978" table:formula="of:=([.B150]/$$maxspend)*100" table:style-name="ce1">
            <text:p>15.78278155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float" office:value="15.782781552442978" table:style-name="ce5">
            <text:p>15.7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22577.108454000001" table:style-name="ce1">
            <text:p>22577.1084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IL</text:p>
          </table:table-cell>
          <table:table-cell office:value-type="float" office:value="16.455509261702343" table:formula="of:=([.B151]/$$maxspend)*100" table:style-name="ce1">
            <text:p>16.45550926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float" office:value="16.455509261702343" table:style-name="ce5">
            <text:p>16.46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23500.096992999999" table:style-name="ce1">
            <text:p>23500.09699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IL</text:p>
          </table:table-cell>
          <table:table-cell office:value-type="float" office:value="17.128236970961705" table:formula="of:=([.B152]/$$maxspend)*100" table:style-name="ce1">
            <text:p>17.12823697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float" office:value="17.128236970961705" table:style-name="ce5">
            <text:p>17.13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24423.085532000001" table:style-name="ce1">
            <text:p>24423.08553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IL</text:p>
          </table:table-cell>
          <table:table-cell office:value-type="float" office:value="17.800964680221067" table:formula="of:=([.B153]/$$maxspend)*100" table:style-name="ce1">
            <text:p>17.80096468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float" office:value="17.800964680221067" table:style-name="ce5">
            <text:p>17.80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25346.074070999999" table:style-name="ce1">
            <text:p>25346.0740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IL</text:p>
          </table:table-cell>
          <table:table-cell office:value-type="float" office:value="18.47369238948043" table:formula="of:=([.B154]/$$maxspend)*100" table:style-name="ce1">
            <text:p>18.47369239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float" office:value="18.47369238948043" table:style-name="ce5">
            <text:p>18.4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26269.062610000001" table:style-name="ce1">
            <text:p>26269.0626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IL</text:p>
          </table:table-cell>
          <table:table-cell office:value-type="float" office:value="19.146420098739796" table:formula="of:=([.B155]/$$maxspend)*100" table:style-name="ce1">
            <text:p>19.1464201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float" office:value="19.146420098739796" table:style-name="ce5">
            <text:p>19.1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9328.4359879999993" table:style-name="ce1">
            <text:p>9328.43598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6.7991064980925398" table:formula="of:=([.B156]/$$maxspend)*100" table:style-name="ce1">
            <text:p>6.799106498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IN</text:p>
          </table:table-cell>
          <table:table-cell office:value-type="float" office:value="6.7991064980925398" table:style-name="ce5">
            <text:p>6.80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9721.5693449999999" table:style-name="ce1">
            <text:p>9721.56934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7.0856449452270969" table:formula="of:=([.B157]/$$maxspend)*100" table:style-name="ce1">
            <text:p>7.085644945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IN</text:p>
          </table:table-cell>
          <table:table-cell office:value-type="float" office:value="7.0856449452270969" table:style-name="ce5">
            <text:p>7.09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10114.702702" table:style-name="ce1">
            <text:p>10114.702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7.3721833923616549" table:formula="of:=([.B158]/$$maxspend)*100" table:style-name="ce1">
            <text:p>7.372183392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IN</text:p>
          </table:table-cell>
          <table:table-cell office:value-type="float" office:value="7.3721833923616549" table:style-name="ce5">
            <text:p>7.3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10507.836058999999" table:style-name="ce1">
            <text:p>10507.8360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7.6587218394962102" table:formula="of:=([.B159]/$$maxspend)*100" table:style-name="ce1">
            <text:p>7.658721839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IN</text:p>
          </table:table-cell>
          <table:table-cell office:value-type="float" office:value="7.6587218394962102" table:style-name="ce5">
            <text:p>7.6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10900.969416" table:style-name="ce1">
            <text:p>10900.96942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7.9452602866307673" table:formula="of:=([.B160]/$$maxspend)*100" table:style-name="ce1">
            <text:p>7.945260287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IN</text:p>
          </table:table-cell>
          <table:table-cell office:value-type="float" office:value="7.9452602866307673" table:style-name="ce5">
            <text:p>7.9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11294.102773000001" table:style-name="ce1">
            <text:p>11294.10277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8.2317987337653253" table:formula="of:=([.B161]/$$maxspend)*100" table:style-name="ce1">
            <text:p>8.231798734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IN</text:p>
          </table:table-cell>
          <table:table-cell office:value-type="float" office:value="8.2317987337653253" table:style-name="ce5">
            <text:p>8.2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11687.236129999999" table:style-name="ce1">
            <text:p>11687.23613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8.5183371808998807" table:formula="of:=([.B162]/$$maxspend)*100" table:style-name="ce1">
            <text:p>8.518337181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IN</text:p>
          </table:table-cell>
          <table:table-cell office:value-type="float" office:value="8.5183371808998807" table:style-name="ce5">
            <text:p>8.52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12080.369487" table:style-name="ce1">
            <text:p>12080.36949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8.8048756280344378" table:formula="of:=([.B163]/$$maxspend)*100" table:style-name="ce1">
            <text:p>8.804875628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IN</text:p>
          </table:table-cell>
          <table:table-cell office:value-type="float" office:value="8.8048756280344378" table:style-name="ce5">
            <text:p>8.80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12473.502844000001" table:style-name="ce1">
            <text:p>12473.50284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9.0914140751689949" table:formula="of:=([.B164]/$$maxspend)*100" table:style-name="ce1">
            <text:p>9.09141407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IN</text:p>
          </table:table-cell>
          <table:table-cell office:value-type="float" office:value="9.0914140751689949" table:style-name="ce5">
            <text:p>9.0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12866.636200999999" table:style-name="ce1">
            <text:p>12866.636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9.3779525223035503" table:formula="of:=([.B165]/$$maxspend)*100" table:style-name="ce1">
            <text:p>9.377952522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IN</text:p>
          </table:table-cell>
          <table:table-cell office:value-type="float" office:value="9.3779525223035503" table:style-name="ce5">
            <text:p>9.3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13259.769558" table:style-name="ce1">
            <text:p>13259.7695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IN</text:p>
          </table:table-cell>
          <table:table-cell office:value-type="float" office:value="9.6644909694381074" table:formula="of:=([.B166]/$$maxspend)*100" table:style-name="ce1">
            <text:p>9.664490969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IN</text:p>
          </table:table-cell>
          <table:table-cell office:value-type="float" office:value="9.6644909694381074" table:style-name="ce5">
            <text:p>9.6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4563.170736" table:style-name="ce1">
            <text:p>4563.17073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office:value-type="float" office:value="3.3259041325849448" table:formula="of:=([.B167]/$$maxspend)*100" table:style-name="ce1">
            <text:p>3.325904133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float" office:value="3.3259041325849448" table:style-name="ce5">
            <text:p>3.33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4672.2883670000001" table:style-name="ce1">
            <text:p>4672.28836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office:value-type="float" office:value="3.405435406095632" table:formula="of:=([.B168]/$$maxspend)*100" table:style-name="ce1">
            <text:p>3.405435406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float" office:value="3.405435406095632" table:style-name="ce5">
            <text:p>3.41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4781.4059980000002" table:style-name="ce1">
            <text:p>4781.40599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office:value-type="float" office:value="3.4849666796063188" table:formula="of:=([.B169]/$$maxspend)*100" table:style-name="ce1">
            <text:p>3.48496668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float" office:value="3.4849666796063188" table:style-name="ce5">
            <text:p>3.4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4890.5236290000003" table:style-name="ce1">
            <text:p>4890.523629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office:value-type="float" office:value="3.564497953117006" table:formula="of:=([.B170]/$$maxspend)*100" table:style-name="ce1">
            <text:p>3.564497953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float" office:value="3.564497953117006" table:style-name="ce5">
            <text:p>3.5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4999.6412600000003" table:style-name="ce1">
            <text:p>4999.6412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office:value-type="float" office:value="3.6440292266276932" table:formula="of:=([.B171]/$$maxspend)*100" table:style-name="ce1">
            <text:p>3.644029227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float" office:value="3.6440292266276932" table:style-name="ce5">
            <text:p>3.64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5108.7588910000004" table:style-name="ce1">
            <text:p>5108.758891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office:value-type="float" office:value="3.72356050013838" table:formula="of:=([.B172]/$$maxspend)*100" table:style-name="ce1">
            <text:p>3.7235605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float" office:value="3.72356050013838" table:style-name="ce5">
            <text:p>3.72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5217.8765219999996" table:style-name="ce1">
            <text:p>5217.876522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office:value-type="float" office:value="3.8030917736490664" table:formula="of:=([.B173]/$$maxspend)*100" table:style-name="ce1">
            <text:p>3.803091774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float" office:value="3.8030917736490664" table:style-name="ce5">
            <text:p>3.80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5326.9941529999996" table:style-name="ce1">
            <text:p>5326.994153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office:value-type="float" office:value="3.8826230471597536" table:formula="of:=([.B174]/$$maxspend)*100" table:style-name="ce1">
            <text:p>3.882623047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float" office:value="3.8826230471597536" table:style-name="ce5">
            <text:p>3.88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5436.1117839999997" table:style-name="ce1">
            <text:p>5436.111784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office:value-type="float" office:value="3.9621543206704404" table:formula="of:=([.B175]/$$maxspend)*100" table:style-name="ce1">
            <text:p>3.962154321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float" office:value="3.9621543206704404" table:style-name="ce5">
            <text:p>3.96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5545.2294149999998" table:style-name="ce1">
            <text:p>5545.229415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office:value-type="float" office:value="4.0416855941811276" table:formula="of:=([.B176]/$$maxspend)*100" table:style-name="ce1">
            <text:p>4.041685594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float" office:value="4.0416855941811276" table:style-name="ce5">
            <text:p>4.0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5654.3470459999999" table:style-name="ce1">
            <text:p>5654.34704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office:value-type="float" office:value="4.1212168676918148" table:formula="of:=([.B177]/$$maxspend)*100" table:style-name="ce1">
            <text:p>4.121216868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float" office:value="4.1212168676918148" table:style-name="ce5">
            <text:p>4.12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3040.559561" table:style-name="ce1">
            <text:p>3040.559561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KS</text:p>
          </table:table-cell>
          <table:table-cell office:value-type="float" office:value="2.216136584484917" table:formula="of:=([.B178]/$$maxspend)*100" table:style-name="ce1">
            <text:p>2.216136584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KS</text:p>
          </table:table-cell>
          <table:table-cell office:value-type="float" office:value="2.216136584484917" table:style-name="ce5">
            <text:p>2.22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3193.5869210000001" table:style-name="ce1">
            <text:p>3193.586921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KS</text:p>
          </table:table-cell>
          <table:table-cell office:value-type="float" office:value="2.3276718213778294" table:formula="of:=([.B179]/$$maxspend)*100" table:style-name="ce1">
            <text:p>2.327671821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KS</text:p>
          </table:table-cell>
          <table:table-cell office:value-type="float" office:value="2.3276718213778294" table:style-name="ce5">
            <text:p>2.33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3346.6142810000001" table:style-name="ce1">
            <text:p>3346.61428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KS</text:p>
          </table:table-cell>
          <table:table-cell office:value-type="float" office:value="2.4392070582707412" table:formula="of:=([.B180]/$$maxspend)*100" table:style-name="ce1">
            <text:p>2.439207058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KS</text:p>
          </table:table-cell>
          <table:table-cell office:value-type="float" office:value="2.4392070582707412" table:style-name="ce5">
            <text:p>2.44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3499.6416410000002" table:style-name="ce1">
            <text:p>3499.641641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KS</text:p>
          </table:table-cell>
          <table:table-cell office:value-type="float" office:value="2.5507422951636536" table:formula="of:=([.B181]/$$maxspend)*100" table:style-name="ce1">
            <text:p>2.550742295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KS</text:p>
          </table:table-cell>
          <table:table-cell office:value-type="float" office:value="2.5507422951636536" table:style-name="ce5">
            <text:p>2.55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3652.6690010000002" table:style-name="ce1">
            <text:p>3652.66900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KS</text:p>
          </table:table-cell>
          <table:table-cell office:value-type="float" office:value="2.6622775320565655" table:formula="of:=([.B182]/$$maxspend)*100" table:style-name="ce1">
            <text:p>2.662277532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KS</text:p>
          </table:table-cell>
          <table:table-cell office:value-type="float" office:value="2.6622775320565655" table:style-name="ce5">
            <text:p>2.6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3805.6963609999998" table:style-name="ce1">
            <text:p>3805.696361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KS</text:p>
          </table:table-cell>
          <table:table-cell office:value-type="float" office:value="2.7738127689494774" table:formula="of:=([.B183]/$$maxspend)*100" table:style-name="ce1">
            <text:p>2.773812769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KS</text:p>
          </table:table-cell>
          <table:table-cell office:value-type="float" office:value="2.7738127689494774" table:style-name="ce5">
            <text:p>2.77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3958.7237209999998" table:style-name="ce1">
            <text:p>3958.723721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KS</text:p>
          </table:table-cell>
          <table:table-cell office:value-type="float" office:value="2.8853480058423897" table:formula="of:=([.B184]/$$maxspend)*100" table:style-name="ce1">
            <text:p>2.885348006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KS</text:p>
          </table:table-cell>
          <table:table-cell office:value-type="float" office:value="2.8853480058423897" table:style-name="ce5">
            <text:p>2.89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4111.7510810000003" table:style-name="ce1">
            <text:p>4111.751081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KS</text:p>
          </table:table-cell>
          <table:table-cell office:value-type="float" office:value="2.996883242735302" table:formula="of:=([.B185]/$$maxspend)*100" table:style-name="ce1">
            <text:p>2.996883243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KS</text:p>
          </table:table-cell>
          <table:table-cell office:value-type="float" office:value="2.996883242735302" table:style-name="ce5">
            <text:p>3.00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4264.7784410000004" table:style-name="ce1">
            <text:p>4264.77844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KS</text:p>
          </table:table-cell>
          <table:table-cell office:value-type="float" office:value="3.1084184796282144" table:formula="of:=([.B186]/$$maxspend)*100" table:style-name="ce1">
            <text:p>3.10841848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KS</text:p>
          </table:table-cell>
          <table:table-cell office:value-type="float" office:value="3.1084184796282144" table:style-name="ce5">
            <text:p>3.1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4417.8058010000004" table:style-name="ce1">
            <text:p>4417.805801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KS</text:p>
          </table:table-cell>
          <table:table-cell office:value-type="float" office:value="3.2199537165211263" table:formula="of:=([.B187]/$$maxspend)*100" table:style-name="ce1">
            <text:p>3.219953717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KS</text:p>
          </table:table-cell>
          <table:table-cell office:value-type="float" office:value="3.2199537165211263" table:style-name="ce5">
            <text:p>3.2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4570.8331609999996" table:style-name="ce1">
            <text:p>4570.83316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KS</text:p>
          </table:table-cell>
          <table:table-cell office:value-type="float" office:value="3.3314889534140377" table:formula="of:=([.B188]/$$maxspend)*100" table:style-name="ce1">
            <text:p>3.331488953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KS</text:p>
          </table:table-cell>
          <table:table-cell office:value-type="float" office:value="3.3314889534140377" table:style-name="ce5">
            <text:p>3.33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9499.4187039999997" table:style-name="ce1">
            <text:p>9499.418704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KY</text:p>
          </table:table-cell>
          <table:table-cell office:value-type="float" office:value="6.9237286423525832" table:formula="of:=([.B189]/$$maxspend)*100" table:style-name="ce1">
            <text:p>6.923728642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KY</text:p>
          </table:table-cell>
          <table:table-cell office:value-type="float" office:value="6.9237286423525832" table:style-name="ce5">
            <text:p>6.92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9666.3360699999994" table:style-name="ce1">
            <text:p>9666.3360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KY</text:p>
          </table:table-cell>
          <table:table-cell office:value-type="float" office:value="7.0453877231754554" table:formula="of:=([.B190]/$$maxspend)*100" table:style-name="ce1">
            <text:p>7.045387723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KY</text:p>
          </table:table-cell>
          <table:table-cell office:value-type="float" office:value="7.0453877231754554" table:style-name="ce5">
            <text:p>7.0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9833.2534360000009" table:style-name="ce1">
            <text:p>9833.253436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KY</text:p>
          </table:table-cell>
          <table:table-cell office:value-type="float" office:value="7.1670468039983311" table:formula="of:=([.B191]/$$maxspend)*100" table:style-name="ce1">
            <text:p>7.167046804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KY</text:p>
          </table:table-cell>
          <table:table-cell office:value-type="float" office:value="7.1670468039983311" table:style-name="ce5">
            <text:p>7.1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10000.170802000001" table:style-name="ce1">
            <text:p>10000.170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KY</text:p>
          </table:table-cell>
          <table:table-cell office:value-type="float" office:value="7.2887058848212032" table:formula="of:=([.B192]/$$maxspend)*100" table:style-name="ce1">
            <text:p>7.288705885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KY</text:p>
          </table:table-cell>
          <table:table-cell office:value-type="float" office:value="7.2887058848212032" table:style-name="ce5">
            <text:p>7.29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10167.088168" table:style-name="ce1">
            <text:p>10167.08817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KY</text:p>
          </table:table-cell>
          <table:table-cell office:value-type="float" office:value="7.4103649656440753" table:formula="of:=([.B193]/$$maxspend)*100" table:style-name="ce1">
            <text:p>7.410364966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KY</text:p>
          </table:table-cell>
          <table:table-cell office:value-type="float" office:value="7.4103649656440753" table:style-name="ce5">
            <text:p>7.4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10334.005534" table:style-name="ce1">
            <text:p>10334.0055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KY</text:p>
          </table:table-cell>
          <table:table-cell office:value-type="float" office:value="7.5320240464669492" table:formula="of:=([.B194]/$$maxspend)*100" table:style-name="ce1">
            <text:p>7.532024046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KY</text:p>
          </table:table-cell>
          <table:table-cell office:value-type="float" office:value="7.5320240464669492" table:style-name="ce5">
            <text:p>7.5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10500.9229" table:style-name="ce1">
            <text:p>10500.9229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KY</text:p>
          </table:table-cell>
          <table:table-cell office:value-type="float" office:value="7.6536831272898214" table:formula="of:=([.B195]/$$maxspend)*100" table:style-name="ce1">
            <text:p>7.65368312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KY</text:p>
          </table:table-cell>
          <table:table-cell office:value-type="float" office:value="7.6536831272898214" table:style-name="ce5">
            <text:p>7.6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10667.840265999999" table:style-name="ce1">
            <text:p>10667.84027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KY</text:p>
          </table:table-cell>
          <table:table-cell office:value-type="float" office:value="7.7753422081126953" table:formula="of:=([.B196]/$$maxspend)*100" table:style-name="ce1">
            <text:p>7.775342208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KY</text:p>
          </table:table-cell>
          <table:table-cell office:value-type="float" office:value="7.7753422081126953" table:style-name="ce5">
            <text:p>7.78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10834.757632000001" table:style-name="ce1">
            <text:p>10834.75763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KY</text:p>
          </table:table-cell>
          <table:table-cell office:value-type="float" office:value="7.8970012889355692" table:formula="of:=([.B197]/$$maxspend)*100" table:style-name="ce1">
            <text:p>7.897001289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KY</text:p>
          </table:table-cell>
          <table:table-cell office:value-type="float" office:value="7.8970012889355692" table:style-name="ce5">
            <text:p>7.90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11001.674998" table:style-name="ce1">
            <text:p>11001.675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KY</text:p>
          </table:table-cell>
          <table:table-cell office:value-type="float" office:value="8.0186603697584431" table:formula="of:=([.B198]/$$maxspend)*100" table:style-name="ce1">
            <text:p>8.01866037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KY</text:p>
          </table:table-cell>
          <table:table-cell office:value-type="float" office:value="8.0186603697584431" table:style-name="ce5">
            <text:p>8.0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11168.592364" table:style-name="ce1">
            <text:p>11168.5923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KY</text:p>
          </table:table-cell>
          <table:table-cell office:value-type="float" office:value="8.1403194505813161" table:formula="of:=([.B199]/$$maxspend)*100" table:style-name="ce1">
            <text:p>8.140319451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KY</text:p>
          </table:table-cell>
          <table:table-cell office:value-type="float" office:value="8.1403194505813161" table:style-name="ce5">
            <text:p>8.1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8058.3712459999997" table:style-name="ce1">
            <text:p>8058.37124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LA</text:p>
          </table:table-cell>
          <table:table-cell office:value-type="float" office:value="5.8734094732709314" table:formula="of:=([.B200]/$$maxspend)*100" table:style-name="ce1">
            <text:p>5.873409473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float" office:value="5.8734094732709314" table:style-name="ce5">
            <text:p>5.87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8152.2721030000002" table:style-name="ce1">
            <text:p>8152.272103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LA</text:p>
          </table:table-cell>
          <table:table-cell office:value-type="float" office:value="5.9418498771957102" table:formula="of:=([.B201]/$$maxspend)*100" table:style-name="ce1">
            <text:p>5.941849877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float" office:value="5.9418498771957102" table:style-name="ce5">
            <text:p>5.9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8246.1729599999999" table:style-name="ce1">
            <text:p>8246.17296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LA</text:p>
          </table:table-cell>
          <table:table-cell office:value-type="float" office:value="6.0102902811204881" table:formula="of:=([.B202]/$$maxspend)*100" table:style-name="ce1">
            <text:p>6.010290281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float" office:value="6.0102902811204881" table:style-name="ce5">
            <text:p>6.0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8340.0738170000004" table:style-name="ce1">
            <text:p>8340.073817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LA</text:p>
          </table:table-cell>
          <table:table-cell office:value-type="float" office:value="6.0787306850452669" table:formula="of:=([.B203]/$$maxspend)*100" table:style-name="ce1">
            <text:p>6.078730685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float" office:value="6.0787306850452669" table:style-name="ce5">
            <text:p>6.0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8433.9746739999991" table:style-name="ce1">
            <text:p>8433.974674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LA</text:p>
          </table:table-cell>
          <table:table-cell office:value-type="float" office:value="6.1471710889700448" table:formula="of:=([.B204]/$$maxspend)*100" table:style-name="ce1">
            <text:p>6.147171089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float" office:value="6.1471710889700448" table:style-name="ce5">
            <text:p>6.1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8527.8755309999997" table:style-name="ce1">
            <text:p>8527.875531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LA</text:p>
          </table:table-cell>
          <table:table-cell office:value-type="float" office:value="6.2156114928948227" table:formula="of:=([.B205]/$$maxspend)*100" table:style-name="ce1">
            <text:p>6.215611493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float" office:value="6.2156114928948227" table:style-name="ce5">
            <text:p>6.22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8621.7763880000002" table:style-name="ce1">
            <text:p>8621.776388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LA</text:p>
          </table:table-cell>
          <table:table-cell office:value-type="float" office:value="6.2840518968196024" table:formula="of:=([.B206]/$$maxspend)*100" table:style-name="ce1">
            <text:p>6.28405189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float" office:value="6.2840518968196024" table:style-name="ce5">
            <text:p>6.28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8715.6772450000008" table:style-name="ce1">
            <text:p>8715.67724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LA</text:p>
          </table:table-cell>
          <table:table-cell office:value-type="float" office:value="6.3524923007443803" table:formula="of:=([.B207]/$$maxspend)*100" table:style-name="ce1">
            <text:p>6.352492301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float" office:value="6.3524923007443803" table:style-name="ce5">
            <text:p>6.3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8809.5781019999995" table:style-name="ce1">
            <text:p>8809.578102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LA</text:p>
          </table:table-cell>
          <table:table-cell office:value-type="float" office:value="6.4209327046691573" table:formula="of:=([.B208]/$$maxspend)*100" table:style-name="ce1">
            <text:p>6.42093270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float" office:value="6.4209327046691573" table:style-name="ce5">
            <text:p>6.42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8903.478959" table:style-name="ce1">
            <text:p>8903.478959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LA</text:p>
          </table:table-cell>
          <table:table-cell office:value-type="float" office:value="6.4893731085939361" table:formula="of:=([.B209]/$$maxspend)*100" table:style-name="ce1">
            <text:p>6.489373109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float" office:value="6.4893731085939361" table:style-name="ce5">
            <text:p>6.49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8997.3798160000006" table:style-name="ce1">
            <text:p>8997.37981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LA</text:p>
          </table:table-cell>
          <table:table-cell office:value-type="float" office:value="6.5578135125187149" table:formula="of:=([.B210]/$$maxspend)*100" table:style-name="ce1">
            <text:p>6.557813513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float" office:value="6.5578135125187149" table:style-name="ce5">
            <text:p>6.5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580.2193269999998" table:style-name="ce1">
            <text:p>2580.219327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ME</text:p>
          </table:table-cell>
          <table:table-cell office:value-type="float" office:value="1.8806138580226124" table:formula="of:=([.B211]/$$maxspend)*100" table:style-name="ce1">
            <text:p>1.880613858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1.8806138580226124" table:style-name="ce5">
            <text:p>1.8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620.4266320000002" table:style-name="ce1">
            <text:p>2620.426632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ME</text:p>
          </table:table-cell>
          <table:table-cell office:value-type="float" office:value="1.9099192795367821" table:formula="of:=([.B212]/$$maxspend)*100" table:style-name="ce1">
            <text:p>1.90991928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1.9099192795367821" table:style-name="ce5">
            <text:p>1.91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660.6339370000001" table:style-name="ce1">
            <text:p>2660.63393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ME</text:p>
          </table:table-cell>
          <table:table-cell office:value-type="float" office:value="1.9392247010509518" table:formula="of:=([.B213]/$$maxspend)*100" table:style-name="ce1">
            <text:p>1.939224701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1.9392247010509518" table:style-name="ce5">
            <text:p>1.94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700.841242" table:style-name="ce1">
            <text:p>2700.841242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ME</text:p>
          </table:table-cell>
          <table:table-cell office:value-type="float" office:value="1.9685301225651213" table:formula="of:=([.B214]/$$maxspend)*100" table:style-name="ce1">
            <text:p>1.968530123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1.9685301225651213" table:style-name="ce5">
            <text:p>1.97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741.0485469999999" table:style-name="ce1">
            <text:p>2741.048547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ME</text:p>
          </table:table-cell>
          <table:table-cell office:value-type="float" office:value="1.9978355440792905" table:formula="of:=([.B215]/$$maxspend)*100" table:style-name="ce1">
            <text:p>1.997835544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1.9978355440792905" table:style-name="ce5">
            <text:p>2.00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781.2558519999998" table:style-name="ce1">
            <text:p>2781.255852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ME</text:p>
          </table:table-cell>
          <table:table-cell office:value-type="float" office:value="2.0271409655934605" table:formula="of:=([.B216]/$$maxspend)*100" table:style-name="ce1">
            <text:p>2.027140966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2.0271409655934605" table:style-name="ce5">
            <text:p>2.0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821.4631570000001" table:style-name="ce1">
            <text:p>2821.463157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ME</text:p>
          </table:table-cell>
          <table:table-cell office:value-type="float" office:value="2.0564463871076297" table:formula="of:=([.B217]/$$maxspend)*100" table:style-name="ce1">
            <text:p>2.05644638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2.0564463871076297" table:style-name="ce5">
            <text:p>2.06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861.670462" table:style-name="ce1">
            <text:p>2861.670462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ME</text:p>
          </table:table-cell>
          <table:table-cell office:value-type="float" office:value="2.0857518086217999" table:formula="of:=([.B218]/$$maxspend)*100" table:style-name="ce1">
            <text:p>2.085751809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2.0857518086217999" table:style-name="ce5">
            <text:p>2.09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901.8777669999999" table:style-name="ce1">
            <text:p>2901.87776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ME</text:p>
          </table:table-cell>
          <table:table-cell office:value-type="float" office:value="2.1150572301359691" table:formula="of:=([.B219]/$$maxspend)*100" table:style-name="ce1">
            <text:p>2.11505723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2.1150572301359691" table:style-name="ce5">
            <text:p>2.12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942.0850719999999" table:style-name="ce1">
            <text:p>2942.08507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ME</text:p>
          </table:table-cell>
          <table:table-cell office:value-type="float" office:value="2.1443626516501384" table:formula="of:=([.B220]/$$maxspend)*100" table:style-name="ce1">
            <text:p>2.144362652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2.1443626516501384" table:style-name="ce5">
            <text:p>2.1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982.2923770000002" table:style-name="ce1">
            <text:p>2982.292377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ME</text:p>
          </table:table-cell>
          <table:table-cell office:value-type="float" office:value="2.1736680731643085" table:formula="of:=([.B221]/$$maxspend)*100" table:style-name="ce1">
            <text:p>2.173668073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float" office:value="2.1736680731643085" table:style-name="ce5">
            <text:p>2.17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9552.9339560000008" table:style-name="ce1">
            <text:p>9552.93395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MD</text:p>
          </table:table-cell>
          <table:table-cell office:value-type="float" office:value="6.9627336693569308" table:formula="of:=([.B222]/$$maxspend)*100" table:style-name="ce1">
            <text:p>6.962733669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float" office:value="6.9627336693569308" table:style-name="ce5">
            <text:p>6.9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9881.7035130000004" table:style-name="ce1">
            <text:p>9881.703513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MD</text:p>
          </table:table-cell>
          <table:table-cell office:value-type="float" office:value="7.2023600369762422" table:formula="of:=([.B223]/$$maxspend)*100" table:style-name="ce1">
            <text:p>7.202360037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float" office:value="7.2023600369762422" table:style-name="ce5">
            <text:p>7.20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10210.47307" table:style-name="ce1">
            <text:p>10210.4730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MD</text:p>
          </table:table-cell>
          <table:table-cell office:value-type="float" office:value="7.4419864045955535" table:formula="of:=([.B224]/$$maxspend)*100" table:style-name="ce1">
            <text:p>7.441986405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float" office:value="7.4419864045955535" table:style-name="ce5">
            <text:p>7.44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10539.242627" table:style-name="ce1">
            <text:p>10539.24263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MD</text:p>
          </table:table-cell>
          <table:table-cell office:value-type="float" office:value="7.6816127722148657" table:formula="of:=([.B225]/$$maxspend)*100" table:style-name="ce1">
            <text:p>7.681612772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float" office:value="7.6816127722148657" table:style-name="ce5">
            <text:p>7.6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10868.012183999999" table:style-name="ce1">
            <text:p>10868.0121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MD</text:p>
          </table:table-cell>
          <table:table-cell office:value-type="float" office:value="7.921239139834177" table:formula="of:=([.B226]/$$maxspend)*100" table:style-name="ce1">
            <text:p>7.92123914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float" office:value="7.921239139834177" table:style-name="ce5">
            <text:p>7.92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11196.781741000001" table:style-name="ce1">
            <text:p>11196.78174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MD</text:p>
          </table:table-cell>
          <table:table-cell office:value-type="float" office:value="8.1608655074534902" table:formula="of:=([.B227]/$$maxspend)*100" table:style-name="ce1">
            <text:p>8.160865507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float" office:value="8.1608655074534902" table:style-name="ce5">
            <text:p>8.1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11525.551298" table:style-name="ce1">
            <text:p>11525.5513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MD</text:p>
          </table:table-cell>
          <table:table-cell office:value-type="float" office:value="8.4004918750728006" table:formula="of:=([.B228]/$$maxspend)*100" table:style-name="ce1">
            <text:p>8.400491875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float" office:value="8.4004918750728006" table:style-name="ce5">
            <text:p>8.40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11854.320855" table:style-name="ce1">
            <text:p>11854.32086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MD</text:p>
          </table:table-cell>
          <table:table-cell office:value-type="float" office:value="8.6401182426921128" table:formula="of:=([.B229]/$$maxspend)*100" table:style-name="ce1">
            <text:p>8.640118243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float" office:value="8.6401182426921128" table:style-name="ce5">
            <text:p>8.6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12183.090412" table:style-name="ce1">
            <text:p>12183.0904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MD</text:p>
          </table:table-cell>
          <table:table-cell office:value-type="float" office:value="8.8797446103114233" table:formula="of:=([.B230]/$$maxspend)*100" table:style-name="ce1">
            <text:p>8.87974461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float" office:value="8.8797446103114233" table:style-name="ce5">
            <text:p>8.88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12511.859968999999" table:style-name="ce1">
            <text:p>12511.8599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MD</text:p>
          </table:table-cell>
          <table:table-cell office:value-type="float" office:value="9.1193709779307355" table:formula="of:=([.B231]/$$maxspend)*100" table:style-name="ce1">
            <text:p>9.119370978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float" office:value="9.1193709779307355" table:style-name="ce5">
            <text:p>9.1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12840.629526000001" table:style-name="ce1">
            <text:p>12840.62953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MD</text:p>
          </table:table-cell>
          <table:table-cell office:value-type="float" office:value="9.3589973455500477" table:formula="of:=([.B232]/$$maxspend)*100" table:style-name="ce1">
            <text:p>9.358997346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float" office:value="9.3589973455500477" table:style-name="ce5">
            <text:p>9.3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15564.42518" table:style-name="ce1">
            <text:p>15564.4251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MA</text:p>
          </table:table-cell>
          <table:table-cell office:value-type="float" office:value="11.344257978137414" table:formula="of:=([.B233]/$$maxspend)*100" table:style-name="ce1">
            <text:p>11.34425798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float" office:value="11.344257978137414" table:style-name="ce5">
            <text:p>11.34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16164.041336" table:style-name="ce1">
            <text:p>16164.0413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MA</text:p>
          </table:table-cell>
          <table:table-cell office:value-type="float" office:value="11.781293093977334" table:formula="of:=([.B234]/$$maxspend)*100" table:style-name="ce1">
            <text:p>11.78129309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float" office:value="11.781293093977334" table:style-name="ce5">
            <text:p>11.78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16763.657491999998" table:style-name="ce1">
            <text:p>16763.6574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MA</text:p>
          </table:table-cell>
          <table:table-cell office:value-type="float" office:value="12.218328209817255" table:formula="of:=([.B235]/$$maxspend)*100" table:style-name="ce1">
            <text:p>12.21832821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float" office:value="12.218328209817255" table:style-name="ce5">
            <text:p>12.22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17363.273647999999" table:style-name="ce1">
            <text:p>17363.27365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MA</text:p>
          </table:table-cell>
          <table:table-cell office:value-type="float" office:value="12.655363325657177" table:formula="of:=([.B236]/$$maxspend)*100" table:style-name="ce1">
            <text:p>12.65536333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float" office:value="12.655363325657177" table:style-name="ce5">
            <text:p>12.6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17962.889803999999" table:style-name="ce1">
            <text:p>17962.889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MA</text:p>
          </table:table-cell>
          <table:table-cell office:value-type="float" office:value="13.092398441497096" table:formula="of:=([.B237]/$$maxspend)*100" table:style-name="ce1">
            <text:p>13.09239844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float" office:value="13.092398441497096" table:style-name="ce5">
            <text:p>13.09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18562.505959999999" table:style-name="ce1">
            <text:p>18562.5059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MA</text:p>
          </table:table-cell>
          <table:table-cell office:value-type="float" office:value="13.529433557337017" table:formula="of:=([.B238]/$$maxspend)*100" table:style-name="ce1">
            <text:p>13.52943356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float" office:value="13.529433557337017" table:style-name="ce5">
            <text:p>13.5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19162.122115999999" table:style-name="ce1">
            <text:p>19162.12212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MA</text:p>
          </table:table-cell>
          <table:table-cell office:value-type="float" office:value="13.966468673176941" table:formula="of:=([.B239]/$$maxspend)*100" table:style-name="ce1">
            <text:p>13.9664686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float" office:value="13.966468673176941" table:style-name="ce5">
            <text:p>13.97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19761.738271999999" table:style-name="ce1">
            <text:p>19761.73827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MA</text:p>
          </table:table-cell>
          <table:table-cell office:value-type="float" office:value="14.403503789016861" table:formula="of:=([.B240]/$$maxspend)*100" table:style-name="ce1">
            <text:p>14.40350379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float" office:value="14.403503789016861" table:style-name="ce5">
            <text:p>14.40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20361.354427999999" table:style-name="ce1">
            <text:p>20361.35443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MA</text:p>
          </table:table-cell>
          <table:table-cell office:value-type="float" office:value="14.840538904856782" table:formula="of:=([.B241]/$$maxspend)*100" table:style-name="ce1">
            <text:p>14.8405389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float" office:value="14.840538904856782" table:style-name="ce5">
            <text:p>14.84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20960.970583999999" table:style-name="ce1">
            <text:p>20960.9705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MA</text:p>
          </table:table-cell>
          <table:table-cell office:value-type="float" office:value="15.277574020696704" table:formula="of:=([.B242]/$$maxspend)*100" table:style-name="ce1">
            <text:p>15.27757402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float" office:value="15.277574020696704" table:style-name="ce5">
            <text:p>15.2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21560.586739999999" table:style-name="ce1">
            <text:p>21560.5867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MA</text:p>
          </table:table-cell>
          <table:table-cell office:value-type="float" office:value="15.714609136536625" table:formula="of:=([.B243]/$$maxspend)*100" table:style-name="ce1">
            <text:p>15.71460914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float" office:value="15.714609136536625" table:style-name="ce5">
            <text:p>15.7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15949.108356999999" table:style-name="ce1">
            <text:p>15949.1083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MI</text:p>
          </table:table-cell>
          <table:table-cell office:value-type="float" office:value="11.624637442799242" table:formula="of:=([.B244]/$$maxspend)*100" table:style-name="ce1">
            <text:p>11.62463744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float" office:value="11.624637442799242" table:style-name="ce5">
            <text:p>11.62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16561.360132000002" table:style-name="ce1">
            <text:p>16561.36013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MI</text:p>
          </table:table-cell>
          <table:table-cell office:value-type="float" office:value="12.07088213239417" table:formula="of:=([.B245]/$$maxspend)*100" table:style-name="ce1">
            <text:p>12.07088213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float" office:value="12.07088213239417" table:style-name="ce5">
            <text:p>12.0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17173.611906999999" table:style-name="ce1">
            <text:p>17173.6119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MI</text:p>
          </table:table-cell>
          <table:table-cell office:value-type="float" office:value="12.517126821989091" table:formula="of:=([.B246]/$$maxspend)*100" table:style-name="ce1">
            <text:p>12.51712682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float" office:value="12.517126821989091" table:style-name="ce5">
            <text:p>12.52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17785.863681999999" table:style-name="ce1">
            <text:p>17785.8636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MI</text:p>
          </table:table-cell>
          <table:table-cell office:value-type="float" office:value="12.963371511584018" table:formula="of:=([.B247]/$$maxspend)*100" table:style-name="ce1">
            <text:p>12.96337151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float" office:value="12.963371511584018" table:style-name="ce5">
            <text:p>12.9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18398.115457" table:style-name="ce1">
            <text:p>18398.1154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MI</text:p>
          </table:table-cell>
          <table:table-cell office:value-type="float" office:value="13.409616201178945" table:formula="of:=([.B248]/$$maxspend)*100" table:style-name="ce1">
            <text:p>13.4096162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float" office:value="13.409616201178945" table:style-name="ce5">
            <text:p>13.4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19010.367232000001" table:style-name="ce1">
            <text:p>19010.3672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MI</text:p>
          </table:table-cell>
          <table:table-cell office:value-type="float" office:value="13.855860890773869" table:formula="of:=([.B249]/$$maxspend)*100" table:style-name="ce1">
            <text:p>13.85586089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float" office:value="13.855860890773869" table:style-name="ce5">
            <text:p>13.8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19622.619007000001" table:style-name="ce1">
            <text:p>19622.61901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MI</text:p>
          </table:table-cell>
          <table:table-cell office:value-type="float" office:value="14.302105580368796" table:formula="of:=([.B250]/$$maxspend)*100" table:style-name="ce1">
            <text:p>14.30210558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float" office:value="14.302105580368796" table:style-name="ce5">
            <text:p>14.30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20234.870782000002" table:style-name="ce1">
            <text:p>20234.87078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MI</text:p>
          </table:table-cell>
          <table:table-cell office:value-type="float" office:value="14.748350269963723" table:formula="of:=([.B251]/$$maxspend)*100" table:style-name="ce1">
            <text:p>14.74835027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float" office:value="14.748350269963723" table:style-name="ce5">
            <text:p>14.7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20847.122556999999" table:style-name="ce1">
            <text:p>20847.12256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MI</text:p>
          </table:table-cell>
          <table:table-cell office:value-type="float" office:value="15.194594959558646" table:formula="of:=([.B252]/$$maxspend)*100" table:style-name="ce1">
            <text:p>15.19459496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float" office:value="15.194594959558646" table:style-name="ce5">
            <text:p>15.1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21459.374331999999" table:style-name="ce1">
            <text:p>21459.37433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MI</text:p>
          </table:table-cell>
          <table:table-cell office:value-type="float" office:value="15.64083964915357" table:formula="of:=([.B253]/$$maxspend)*100" table:style-name="ce1">
            <text:p>15.64083965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float" office:value="15.64083964915357" table:style-name="ce5">
            <text:p>15.6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22071.626107" table:style-name="ce1">
            <text:p>22071.6261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MI</text:p>
          </table:table-cell>
          <table:table-cell office:value-type="float" office:value="16.087084338748497" table:formula="of:=([.B254]/$$maxspend)*100" table:style-name="ce1">
            <text:p>16.08708434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float" office:value="16.087084338748497" table:style-name="ce5">
            <text:p>16.09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0939.757369000001" table:style-name="ce1">
            <text:p>10939.75737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MN</text:p>
          </table:table-cell>
          <table:table-cell office:value-type="float" office:value="7.9735312018870088" table:formula="of:=([.B255]/$$maxspend)*100" table:style-name="ce1">
            <text:p>7.973531202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MN</text:p>
          </table:table-cell>
          <table:table-cell office:value-type="float" office:value="7.9735312018870088" table:style-name="ce5">
            <text:p>7.97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1294.971266" table:style-name="ce1">
            <text:p>11294.9712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MN</text:p>
          </table:table-cell>
          <table:table-cell office:value-type="float" office:value="8.23243174195742" table:formula="of:=([.B256]/$$maxspend)*100" table:style-name="ce1">
            <text:p>8.232431742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MN</text:p>
          </table:table-cell>
          <table:table-cell office:value-type="float" office:value="8.23243174195742" table:style-name="ce5">
            <text:p>8.23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1650.185163" table:style-name="ce1">
            <text:p>11650.18516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MN</text:p>
          </table:table-cell>
          <table:table-cell office:value-type="float" office:value="8.4913322820278339" table:formula="of:=([.B257]/$$maxspend)*100" table:style-name="ce1">
            <text:p>8.491332282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MN</text:p>
          </table:table-cell>
          <table:table-cell office:value-type="float" office:value="8.4913322820278339" table:style-name="ce5">
            <text:p>8.4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2005.39906" table:style-name="ce1">
            <text:p>12005.3990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MN</text:p>
          </table:table-cell>
          <table:table-cell office:value-type="float" office:value="8.7502328220982459" table:formula="of:=([.B258]/$$maxspend)*100" table:style-name="ce1">
            <text:p>8.750232822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MN</text:p>
          </table:table-cell>
          <table:table-cell office:value-type="float" office:value="8.7502328220982459" table:style-name="ce5">
            <text:p>8.75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2360.612956999999" table:style-name="ce1">
            <text:p>12360.6129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MN</text:p>
          </table:table-cell>
          <table:table-cell office:value-type="float" office:value="9.009133362168658" table:formula="of:=([.B259]/$$maxspend)*100" table:style-name="ce1">
            <text:p>9.009133362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MN</text:p>
          </table:table-cell>
          <table:table-cell office:value-type="float" office:value="9.009133362168658" table:style-name="ce5">
            <text:p>9.0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2715.826854000001" table:style-name="ce1">
            <text:p>12715.82685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MN</text:p>
          </table:table-cell>
          <table:table-cell office:value-type="float" office:value="9.2680339022390719" table:formula="of:=([.B260]/$$maxspend)*100" table:style-name="ce1">
            <text:p>9.268033902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MN</text:p>
          </table:table-cell>
          <table:table-cell office:value-type="float" office:value="9.2680339022390719" table:style-name="ce5">
            <text:p>9.27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3071.040751" table:style-name="ce1">
            <text:p>13071.0407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MN</text:p>
          </table:table-cell>
          <table:table-cell office:value-type="float" office:value="9.5269344423094839" table:formula="of:=([.B261]/$$maxspend)*100" table:style-name="ce1">
            <text:p>9.526934442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MN</text:p>
          </table:table-cell>
          <table:table-cell office:value-type="float" office:value="9.5269344423094839" table:style-name="ce5">
            <text:p>9.53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3426.254648" table:style-name="ce1">
            <text:p>13426.2546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MN</text:p>
          </table:table-cell>
          <table:table-cell office:value-type="float" office:value="9.7858349823798978" table:formula="of:=([.B262]/$$maxspend)*100" table:style-name="ce1">
            <text:p>9.785834982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MN</text:p>
          </table:table-cell>
          <table:table-cell office:value-type="float" office:value="9.7858349823798978" table:style-name="ce5">
            <text:p>9.79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3781.468545" table:style-name="ce1">
            <text:p>13781.46855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MN</text:p>
          </table:table-cell>
          <table:table-cell office:value-type="float" office:value="10.04473552245031" table:formula="of:=([.B263]/$$maxspend)*100" table:style-name="ce1">
            <text:p>10.04473552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MN</text:p>
          </table:table-cell>
          <table:table-cell office:value-type="float" office:value="10.04473552245031" table:style-name="ce5">
            <text:p>10.04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4136.682441999999" table:style-name="ce1">
            <text:p>14136.6824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MN</text:p>
          </table:table-cell>
          <table:table-cell office:value-type="float" office:value="10.303636062520722" table:formula="of:=([.B264]/$$maxspend)*100" table:style-name="ce1">
            <text:p>10.30363606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MN</text:p>
          </table:table-cell>
          <table:table-cell office:value-type="float" office:value="10.303636062520722" table:style-name="ce5">
            <text:p>10.30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4491.896339000001" table:style-name="ce1">
            <text:p>14491.8963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MN</text:p>
          </table:table-cell>
          <table:table-cell office:value-type="float" office:value="10.562536602591136" table:formula="of:=([.B265]/$$maxspend)*100" table:style-name="ce1">
            <text:p>10.5625366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MN</text:p>
          </table:table-cell>
          <table:table-cell office:value-type="float" office:value="10.562536602591136" table:style-name="ce5">
            <text:p>10.5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5156.5888649999997" table:style-name="ce1">
            <text:p>5156.58886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MS</text:p>
          </table:table-cell>
          <table:table-cell office:value-type="float" office:value="3.758421765997451" table:formula="of:=([.B266]/$$maxspend)*100" table:style-name="ce1">
            <text:p>3.758421766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MS</text:p>
          </table:table-cell>
          <table:table-cell office:value-type="float" office:value="3.758421765997451" table:style-name="ce5">
            <text:p>3.7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5313.7202360000001" table:style-name="ce1">
            <text:p>5313.720236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MS</text:p>
          </table:table-cell>
          <table:table-cell office:value-type="float" office:value="3.8729482447120622" table:formula="of:=([.B267]/$$maxspend)*100" table:style-name="ce1">
            <text:p>3.872948245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MS</text:p>
          </table:table-cell>
          <table:table-cell office:value-type="float" office:value="3.8729482447120622" table:style-name="ce5">
            <text:p>3.8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5470.8516069999996" table:style-name="ce1">
            <text:p>5470.85160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MS</text:p>
          </table:table-cell>
          <table:table-cell office:value-type="float" office:value="3.9874747234266721" table:formula="of:=([.B268]/$$maxspend)*100" table:style-name="ce1">
            <text:p>3.987474723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MS</text:p>
          </table:table-cell>
          <table:table-cell office:value-type="float" office:value="3.9874747234266721" table:style-name="ce5">
            <text:p>3.9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5627.982978" table:style-name="ce1">
            <text:p>5627.98297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MS</text:p>
          </table:table-cell>
          <table:table-cell office:value-type="float" office:value="4.1020012021412828" table:formula="of:=([.B269]/$$maxspend)*100" table:style-name="ce1">
            <text:p>4.102001202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MS</text:p>
          </table:table-cell>
          <table:table-cell office:value-type="float" office:value="4.1020012021412828" table:style-name="ce5">
            <text:p>4.10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5785.1143490000004" table:style-name="ce1">
            <text:p>5785.114349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MS</text:p>
          </table:table-cell>
          <table:table-cell office:value-type="float" office:value="4.2165276808558936" table:formula="of:=([.B270]/$$maxspend)*100" table:style-name="ce1">
            <text:p>4.216527681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MS</text:p>
          </table:table-cell>
          <table:table-cell office:value-type="float" office:value="4.2165276808558936" table:style-name="ce5">
            <text:p>4.22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5942.2457199999999" table:style-name="ce1">
            <text:p>5942.24572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MS</text:p>
          </table:table-cell>
          <table:table-cell office:value-type="float" office:value="4.3310541595705043" table:formula="of:=([.B271]/$$maxspend)*100" table:style-name="ce1">
            <text:p>4.33105416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MS</text:p>
          </table:table-cell>
          <table:table-cell office:value-type="float" office:value="4.3310541595705043" table:style-name="ce5">
            <text:p>4.3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6099.3770910000003" table:style-name="ce1">
            <text:p>6099.377091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MS</text:p>
          </table:table-cell>
          <table:table-cell office:value-type="float" office:value="4.4455806382851151" table:formula="of:=([.B272]/$$maxspend)*100" table:style-name="ce1">
            <text:p>4.445580638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MS</text:p>
          </table:table-cell>
          <table:table-cell office:value-type="float" office:value="4.4455806382851151" table:style-name="ce5">
            <text:p>4.4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6256.5084619999998" table:style-name="ce1">
            <text:p>6256.508462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MS</text:p>
          </table:table-cell>
          <table:table-cell office:value-type="float" office:value="4.5601071169997249" table:formula="of:=([.B273]/$$maxspend)*100" table:style-name="ce1">
            <text:p>4.560107117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MS</text:p>
          </table:table-cell>
          <table:table-cell office:value-type="float" office:value="4.5601071169997249" table:style-name="ce5">
            <text:p>4.56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6413.6398330000002" table:style-name="ce1">
            <text:p>6413.639833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MS</text:p>
          </table:table-cell>
          <table:table-cell office:value-type="float" office:value="4.6746335957143366" table:formula="of:=([.B274]/$$maxspend)*100" table:style-name="ce1">
            <text:p>4.674633596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MS</text:p>
          </table:table-cell>
          <table:table-cell office:value-type="float" office:value="4.6746335957143366" table:style-name="ce5">
            <text:p>4.6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6570.7712039999997" table:style-name="ce1">
            <text:p>6570.77120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MS</text:p>
          </table:table-cell>
          <table:table-cell office:value-type="float" office:value="4.7891600744289464" table:formula="of:=([.B275]/$$maxspend)*100" table:style-name="ce1">
            <text:p>4.789160074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MS</text:p>
          </table:table-cell>
          <table:table-cell office:value-type="float" office:value="4.7891600744289464" table:style-name="ce5">
            <text:p>4.79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6727.9025750000001" table:style-name="ce1">
            <text:p>6727.90257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MS</text:p>
          </table:table-cell>
          <table:table-cell office:value-type="float" office:value="4.9036865531435572" table:formula="of:=([.B276]/$$maxspend)*100" table:style-name="ce1">
            <text:p>4.903686553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MS</text:p>
          </table:table-cell>
          <table:table-cell office:value-type="float" office:value="4.9036865531435572" table:style-name="ce5">
            <text:p>4.90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9608.165422" table:style-name="ce1">
            <text:p>9608.165422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MO</text:p>
          </table:table-cell>
          <table:table-cell office:value-type="float" office:value="7.0029895729041964" table:formula="of:=([.B277]/$$maxspend)*100" table:style-name="ce1">
            <text:p>7.002989573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MO</text:p>
          </table:table-cell>
          <table:table-cell office:value-type="float" office:value="7.0029895729041964" table:style-name="ce5">
            <text:p>7.00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9868.9410950000001" table:style-name="ce1">
            <text:p>9868.94109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MO</text:p>
          </table:table-cell>
          <table:table-cell office:value-type="float" office:value="7.1930580447380157" table:formula="of:=([.B278]/$$maxspend)*100" table:style-name="ce1">
            <text:p>7.193058045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MO</text:p>
          </table:table-cell>
          <table:table-cell office:value-type="float" office:value="7.1930580447380157" table:style-name="ce5">
            <text:p>7.19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10129.716768" table:style-name="ce1">
            <text:p>10129.7167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MO</text:p>
          </table:table-cell>
          <table:table-cell office:value-type="float" office:value="7.3831265165718332" table:formula="of:=([.B279]/$$maxspend)*100" table:style-name="ce1">
            <text:p>7.383126517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MO</text:p>
          </table:table-cell>
          <table:table-cell office:value-type="float" office:value="7.3831265165718332" table:style-name="ce5">
            <text:p>7.3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10390.492441" table:style-name="ce1">
            <text:p>10390.49244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MO</text:p>
          </table:table-cell>
          <table:table-cell office:value-type="float" office:value="7.5731949884056515" table:formula="of:=([.B280]/$$maxspend)*100" table:style-name="ce1">
            <text:p>7.57319498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MO</text:p>
          </table:table-cell>
          <table:table-cell office:value-type="float" office:value="7.5731949884056515" table:style-name="ce5">
            <text:p>7.57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10651.268114" table:style-name="ce1">
            <text:p>10651.2681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MO</text:p>
          </table:table-cell>
          <table:table-cell office:value-type="float" office:value="7.7632634602394708" table:formula="of:=([.B281]/$$maxspend)*100" table:style-name="ce1">
            <text:p>7.76326346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MO</text:p>
          </table:table-cell>
          <table:table-cell office:value-type="float" office:value="7.7632634602394708" table:style-name="ce5">
            <text:p>7.7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10912.043787000001" table:style-name="ce1">
            <text:p>10912.04379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MO</text:p>
          </table:table-cell>
          <table:table-cell office:value-type="float" office:value="7.9533319320732891" table:formula="of:=([.B282]/$$maxspend)*100" table:style-name="ce1">
            <text:p>7.953331932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MO</text:p>
          </table:table-cell>
          <table:table-cell office:value-type="float" office:value="7.9533319320732891" table:style-name="ce5">
            <text:p>7.95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11172.819460000001" table:style-name="ce1">
            <text:p>11172.81946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MO</text:p>
          </table:table-cell>
          <table:table-cell office:value-type="float" office:value="8.1434004039071066" table:formula="of:=([.B283]/$$maxspend)*100" table:style-name="ce1">
            <text:p>8.143400404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MO</text:p>
          </table:table-cell>
          <table:table-cell office:value-type="float" office:value="8.1434004039071066" table:style-name="ce5">
            <text:p>8.14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11433.595133000001" table:style-name="ce1">
            <text:p>11433.59513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MO</text:p>
          </table:table-cell>
          <table:table-cell office:value-type="float" office:value="8.333468875740925" table:formula="of:=([.B284]/$$maxspend)*100" table:style-name="ce1">
            <text:p>8.333468876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MO</text:p>
          </table:table-cell>
          <table:table-cell office:value-type="float" office:value="8.333468875740925" table:style-name="ce5">
            <text:p>8.33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11694.370806000001" table:style-name="ce1">
            <text:p>11694.3708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MO</text:p>
          </table:table-cell>
          <table:table-cell office:value-type="float" office:value="8.5235373475747451" table:formula="of:=([.B285]/$$maxspend)*100" table:style-name="ce1">
            <text:p>8.523537348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MO</text:p>
          </table:table-cell>
          <table:table-cell office:value-type="float" office:value="8.5235373475747451" table:style-name="ce5">
            <text:p>8.52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11955.146479000001" table:style-name="ce1">
            <text:p>11955.1464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MO</text:p>
          </table:table-cell>
          <table:table-cell office:value-type="float" office:value="8.7136058194085617" table:formula="of:=([.B286]/$$maxspend)*100" table:style-name="ce1">
            <text:p>8.713605819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MO</text:p>
          </table:table-cell>
          <table:table-cell office:value-type="float" office:value="8.7136058194085617" table:style-name="ce5">
            <text:p>8.71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12215.922151999999" table:style-name="ce1">
            <text:p>12215.9221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MO</text:p>
          </table:table-cell>
          <table:table-cell office:value-type="float" office:value="8.9036742912423783" table:formula="of:=([.B287]/$$maxspend)*100" table:style-name="ce1">
            <text:p>8.903674291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MO</text:p>
          </table:table-cell>
          <table:table-cell office:value-type="float" office:value="8.9036742912423783" table:style-name="ce5">
            <text:p>8.90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149.693473" table:style-name="ce1">
            <text:p>1149.693473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MT</text:p>
          </table:table-cell>
          <table:table-cell office:value-type="float" office:value="0.8379634456563182" table:formula="of:=([.B288]/$$maxspend)*100" table:style-name="ce1">
            <text:p>0.837963446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MT</text:p>
          </table:table-cell>
          <table:table-cell office:value-type="float" office:value="0.8379634456563182" table:style-name="ce5">
            <text:p>0.84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207.309481" table:style-name="ce1">
            <text:p>1207.309481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MT</text:p>
          </table:table-cell>
          <table:table-cell office:value-type="float" office:value="0.87995734204911957" table:formula="of:=([.B289]/$$maxspend)*100" table:style-name="ce1">
            <text:p>0.879957342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MT</text:p>
          </table:table-cell>
          <table:table-cell office:value-type="float" office:value="0.87995734204911957" table:style-name="ce5">
            <text:p>0.88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264.925489" table:style-name="ce1">
            <text:p>1264.92548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MT</text:p>
          </table:table-cell>
          <table:table-cell office:value-type="float" office:value="0.92195123844192095" table:formula="of:=([.B290]/$$maxspend)*100" table:style-name="ce1">
            <text:p>0.921951238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MT</text:p>
          </table:table-cell>
          <table:table-cell office:value-type="float" office:value="0.92195123844192095" table:style-name="ce5">
            <text:p>0.92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322.5414969999999" table:style-name="ce1">
            <text:p>1322.541497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MT</text:p>
          </table:table-cell>
          <table:table-cell office:value-type="float" office:value="0.96394513483472233" table:formula="of:=([.B291]/$$maxspend)*100" table:style-name="ce1">
            <text:p>0.963945135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MT</text:p>
          </table:table-cell>
          <table:table-cell office:value-type="float" office:value="0.96394513483472233" table:style-name="ce5">
            <text:p>0.9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380.1575049999999" table:style-name="ce1">
            <text:p>1380.15750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MT</text:p>
          </table:table-cell>
          <table:table-cell office:value-type="float" office:value="1.0059390312275236" table:formula="of:=([.B292]/$$maxspend)*100" table:style-name="ce1">
            <text:p>1.005939031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MT</text:p>
          </table:table-cell>
          <table:table-cell office:value-type="float" office:value="1.0059390312275236" table:style-name="ce5">
            <text:p>1.0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437.7735130000001" table:style-name="ce1">
            <text:p>1437.77351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MT</text:p>
          </table:table-cell>
          <table:table-cell office:value-type="float" office:value="1.0479329276203253" table:formula="of:=([.B293]/$$maxspend)*100" table:style-name="ce1">
            <text:p>1.047932928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MT</text:p>
          </table:table-cell>
          <table:table-cell office:value-type="float" office:value="1.0479329276203253" table:style-name="ce5">
            <text:p>1.05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495.3895210000001" table:style-name="ce1">
            <text:p>1495.389521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MT</text:p>
          </table:table-cell>
          <table:table-cell office:value-type="float" office:value="1.0899268240131266" table:formula="of:=([.B294]/$$maxspend)*100" table:style-name="ce1">
            <text:p>1.089926824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MT</text:p>
          </table:table-cell>
          <table:table-cell office:value-type="float" office:value="1.0899268240131266" table:style-name="ce5">
            <text:p>1.09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553.005529" table:style-name="ce1">
            <text:p>1553.005529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MT</text:p>
          </table:table-cell>
          <table:table-cell office:value-type="float" office:value="1.1319207204059278" table:formula="of:=([.B295]/$$maxspend)*100" table:style-name="ce1">
            <text:p>1.13192072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MT</text:p>
          </table:table-cell>
          <table:table-cell office:value-type="float" office:value="1.1319207204059278" table:style-name="ce5">
            <text:p>1.13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610.621537" table:style-name="ce1">
            <text:p>1610.62153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MT</text:p>
          </table:table-cell>
          <table:table-cell office:value-type="float" office:value="1.1739146167987293" table:formula="of:=([.B296]/$$maxspend)*100" table:style-name="ce1">
            <text:p>1.173914617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MT</text:p>
          </table:table-cell>
          <table:table-cell office:value-type="float" office:value="1.1739146167987293" table:style-name="ce5">
            <text:p>1.1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668.237545" table:style-name="ce1">
            <text:p>1668.237545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MT</text:p>
          </table:table-cell>
          <table:table-cell office:value-type="float" office:value="1.2159085131915306" table:formula="of:=([.B297]/$$maxspend)*100" table:style-name="ce1">
            <text:p>1.215908513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MT</text:p>
          </table:table-cell>
          <table:table-cell office:value-type="float" office:value="1.2159085131915306" table:style-name="ce5">
            <text:p>1.2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725.8535529999999" table:style-name="ce1">
            <text:p>1725.853553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MT</text:p>
          </table:table-cell>
          <table:table-cell office:value-type="float" office:value="1.2579024095843319" table:formula="of:=([.B298]/$$maxspend)*100" table:style-name="ce1">
            <text:p>1.25790241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MT</text:p>
          </table:table-cell>
          <table:table-cell office:value-type="float" office:value="1.2579024095843319" table:style-name="ce5">
            <text:p>1.2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1888.0759330000001" table:style-name="ce1">
            <text:p>1888.075933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NE</text:p>
          </table:table-cell>
          <table:table-cell office:value-type="float" office:value="1.3761395116465516" table:formula="of:=([.B299]/$$maxspend)*100" table:style-name="ce1">
            <text:p>1.376139512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NE</text:p>
          </table:table-cell>
          <table:table-cell office:value-type="float" office:value="1.3761395116465516" table:style-name="ce5">
            <text:p>1.3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1973.5452250000001" table:style-name="ce1">
            <text:p>1973.54522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NE</text:p>
          </table:table-cell>
          <table:table-cell office:value-type="float" office:value="1.4384345007928683" table:formula="of:=([.B300]/$$maxspend)*100" table:style-name="ce1">
            <text:p>1.438434501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NE</text:p>
          </table:table-cell>
          <table:table-cell office:value-type="float" office:value="1.4384345007928683" table:style-name="ce5">
            <text:p>1.4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2059.0145170000001" table:style-name="ce1">
            <text:p>2059.01451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NE</text:p>
          </table:table-cell>
          <table:table-cell office:value-type="float" office:value="1.5007294899391848" table:formula="of:=([.B301]/$$maxspend)*100" table:style-name="ce1">
            <text:p>1.50072949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NE</text:p>
          </table:table-cell>
          <table:table-cell office:value-type="float" office:value="1.5007294899391848" table:style-name="ce5">
            <text:p>1.50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2144.4838089999998" table:style-name="ce1">
            <text:p>2144.483809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NE</text:p>
          </table:table-cell>
          <table:table-cell office:value-type="float" office:value="1.5630244790855012" table:formula="of:=([.B302]/$$maxspend)*100" table:style-name="ce1">
            <text:p>1.563024479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NE</text:p>
          </table:table-cell>
          <table:table-cell office:value-type="float" office:value="1.5630244790855012" table:style-name="ce5">
            <text:p>1.5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2229.9531010000001" table:style-name="ce1">
            <text:p>2229.95310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NE</text:p>
          </table:table-cell>
          <table:table-cell office:value-type="float" office:value="1.6253194682318177" table:formula="of:=([.B303]/$$maxspend)*100" table:style-name="ce1">
            <text:p>1.625319468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NE</text:p>
          </table:table-cell>
          <table:table-cell office:value-type="float" office:value="1.6253194682318177" table:style-name="ce5">
            <text:p>1.63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2315.4223929999998" table:style-name="ce1">
            <text:p>2315.42239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NE</text:p>
          </table:table-cell>
          <table:table-cell office:value-type="float" office:value="1.6876144573781342" table:formula="of:=([.B304]/$$maxspend)*100" table:style-name="ce1">
            <text:p>1.687614457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NE</text:p>
          </table:table-cell>
          <table:table-cell office:value-type="float" office:value="1.6876144573781342" table:style-name="ce5">
            <text:p>1.69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2400.8916850000001" table:style-name="ce1">
            <text:p>2400.89168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NE</text:p>
          </table:table-cell>
          <table:table-cell office:value-type="float" office:value="1.7499094465244509" table:formula="of:=([.B305]/$$maxspend)*100" table:style-name="ce1">
            <text:p>1.74990944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NE</text:p>
          </table:table-cell>
          <table:table-cell office:value-type="float" office:value="1.7499094465244509" table:style-name="ce5">
            <text:p>1.7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2486.3609769999998" table:style-name="ce1">
            <text:p>2486.360977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NE</text:p>
          </table:table-cell>
          <table:table-cell office:value-type="float" office:value="1.8122044356707674" table:formula="of:=([.B306]/$$maxspend)*100" table:style-name="ce1">
            <text:p>1.812204436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NE</text:p>
          </table:table-cell>
          <table:table-cell office:value-type="float" office:value="1.8122044356707674" table:style-name="ce5">
            <text:p>1.81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2571.830269" table:style-name="ce1">
            <text:p>2571.83026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NE</text:p>
          </table:table-cell>
          <table:table-cell office:value-type="float" office:value="1.8744994248170839" table:formula="of:=([.B307]/$$maxspend)*100" table:style-name="ce1">
            <text:p>1.87449942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NE</text:p>
          </table:table-cell>
          <table:table-cell office:value-type="float" office:value="1.8744994248170839" table:style-name="ce5">
            <text:p>1.8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2657.2995609999998" table:style-name="ce1">
            <text:p>2657.299561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NE</text:p>
          </table:table-cell>
          <table:table-cell office:value-type="float" office:value="1.9367944139634004" table:formula="of:=([.B308]/$$maxspend)*100" table:style-name="ce1">
            <text:p>1.936794414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NE</text:p>
          </table:table-cell>
          <table:table-cell office:value-type="float" office:value="1.9367944139634004" table:style-name="ce5">
            <text:p>1.9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2742.768853" table:style-name="ce1">
            <text:p>2742.768853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NE</text:p>
          </table:table-cell>
          <table:table-cell office:value-type="float" office:value="1.9990894031097173" table:formula="of:=([.B309]/$$maxspend)*100" table:style-name="ce1">
            <text:p>1.999089403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NE</text:p>
          </table:table-cell>
          <table:table-cell office:value-type="float" office:value="1.9990894031097173" table:style-name="ce5">
            <text:p>2.00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3127.5377159999998" table:style-name="ce1">
            <text:p>3127.53771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NV</text:p>
          </table:table-cell>
          <table:table-cell office:value-type="float" office:value="2.2795313207100825" table:formula="of:=([.B310]/$$maxspend)*100" table:style-name="ce1">
            <text:p>2.279531321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NV</text:p>
          </table:table-cell>
          <table:table-cell office:value-type="float" office:value="2.2795313207100825" table:style-name="ce5">
            <text:p>2.2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3265.7985520000002" table:style-name="ce1">
            <text:p>3265.798552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NV</text:p>
          </table:table-cell>
          <table:table-cell office:value-type="float" office:value="2.3803038563943684" table:formula="of:=([.B311]/$$maxspend)*100" table:style-name="ce1">
            <text:p>2.380303856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NV</text:p>
          </table:table-cell>
          <table:table-cell office:value-type="float" office:value="2.3803038563943684" table:style-name="ce5">
            <text:p>2.38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3404.0593880000001" table:style-name="ce1">
            <text:p>3404.05938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NV</text:p>
          </table:table-cell>
          <table:table-cell office:value-type="float" office:value="2.4810763920786543" table:formula="of:=([.B312]/$$maxspend)*100" table:style-name="ce1">
            <text:p>2.481076392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NV</text:p>
          </table:table-cell>
          <table:table-cell office:value-type="float" office:value="2.4810763920786543" table:style-name="ce5">
            <text:p>2.4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3542.3202240000001" table:style-name="ce1">
            <text:p>3542.320224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NV</text:p>
          </table:table-cell>
          <table:table-cell office:value-type="float" office:value="2.5818489277629402" table:formula="of:=([.B313]/$$maxspend)*100" table:style-name="ce1">
            <text:p>2.58184892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NV</text:p>
          </table:table-cell>
          <table:table-cell office:value-type="float" office:value="2.5818489277629402" table:style-name="ce5">
            <text:p>2.5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3680.58106" table:style-name="ce1">
            <text:p>3680.5810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NV</text:p>
          </table:table-cell>
          <table:table-cell office:value-type="float" office:value="2.6826214634472261" table:formula="of:=([.B314]/$$maxspend)*100" table:style-name="ce1">
            <text:p>2.68262146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NV</text:p>
          </table:table-cell>
          <table:table-cell office:value-type="float" office:value="2.6826214634472261" table:style-name="ce5">
            <text:p>2.6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3818.8418959999999" table:style-name="ce1">
            <text:p>3818.84189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NV</text:p>
          </table:table-cell>
          <table:table-cell office:value-type="float" office:value="2.783393999131512" table:formula="of:=([.B315]/$$maxspend)*100" table:style-name="ce1">
            <text:p>2.783393999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NV</text:p>
          </table:table-cell>
          <table:table-cell office:value-type="float" office:value="2.783393999131512" table:style-name="ce5">
            <text:p>2.7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3957.1027319999998" table:style-name="ce1">
            <text:p>3957.102732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NV</text:p>
          </table:table-cell>
          <table:table-cell office:value-type="float" office:value="2.8841665348157979" table:formula="of:=([.B316]/$$maxspend)*100" table:style-name="ce1">
            <text:p>2.884166535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NV</text:p>
          </table:table-cell>
          <table:table-cell office:value-type="float" office:value="2.8841665348157979" table:style-name="ce5">
            <text:p>2.88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4095.3635680000002" table:style-name="ce1">
            <text:p>4095.363568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NV</text:p>
          </table:table-cell>
          <table:table-cell office:value-type="float" office:value="2.9849390705000842" table:formula="of:=([.B317]/$$maxspend)*100" table:style-name="ce1">
            <text:p>2.984939071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NV</text:p>
          </table:table-cell>
          <table:table-cell office:value-type="float" office:value="2.9849390705000842" table:style-name="ce5">
            <text:p>2.98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4233.6244040000001" table:style-name="ce1">
            <text:p>4233.624404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NV</text:p>
          </table:table-cell>
          <table:table-cell office:value-type="float" office:value="3.0857116061843701" table:formula="of:=([.B318]/$$maxspend)*100" table:style-name="ce1">
            <text:p>3.085711606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NV</text:p>
          </table:table-cell>
          <table:table-cell office:value-type="float" office:value="3.0857116061843701" table:style-name="ce5">
            <text:p>3.0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4371.8852399999996" table:style-name="ce1">
            <text:p>4371.8852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NV</text:p>
          </table:table-cell>
          <table:table-cell office:value-type="float" office:value="3.1864841418686556" table:formula="of:=([.B319]/$$maxspend)*100" table:style-name="ce1">
            <text:p>3.186484142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NV</text:p>
          </table:table-cell>
          <table:table-cell office:value-type="float" office:value="3.1864841418686556" table:style-name="ce5">
            <text:p>3.19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4510.146076" table:style-name="ce1">
            <text:p>4510.14607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NV</text:p>
          </table:table-cell>
          <table:table-cell office:value-type="float" office:value="3.2872566775529419" table:formula="of:=([.B320]/$$maxspend)*100" table:style-name="ce1">
            <text:p>3.287256678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NV</text:p>
          </table:table-cell>
          <table:table-cell office:value-type="float" office:value="3.2872566775529419" table:style-name="ce5">
            <text:p>3.29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1731.859115" table:style-name="ce1">
            <text:p>1731.85911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NH</text:p>
          </table:table-cell>
          <table:table-cell office:value-type="float" office:value="1.2622796123299396" table:formula="of:=([.B321]/$$maxspend)*100" table:style-name="ce1">
            <text:p>1.262279612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NH</text:p>
          </table:table-cell>
          <table:table-cell office:value-type="float" office:value="1.2622796123299396" table:style-name="ce5">
            <text:p>1.2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1840.7257649999999" table:style-name="ce1">
            <text:p>1840.72576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NH</text:p>
          </table:table-cell>
          <table:table-cell office:value-type="float" office:value="1.3416279562959319" table:formula="of:=([.B322]/$$maxspend)*100" table:style-name="ce1">
            <text:p>1.341627956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NH</text:p>
          </table:table-cell>
          <table:table-cell office:value-type="float" office:value="1.3416279562959319" table:style-name="ce5">
            <text:p>1.3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1949.5924150000001" table:style-name="ce1">
            <text:p>1949.592415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NH</text:p>
          </table:table-cell>
          <table:table-cell office:value-type="float" office:value="1.4209763002619245" table:formula="of:=([.B323]/$$maxspend)*100" table:style-name="ce1">
            <text:p>1.4209763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NH</text:p>
          </table:table-cell>
          <table:table-cell office:value-type="float" office:value="1.4209763002619245" table:style-name="ce5">
            <text:p>1.42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2058.459065" table:style-name="ce1">
            <text:p>2058.459065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NH</text:p>
          </table:table-cell>
          <table:table-cell office:value-type="float" office:value="1.5003246442279168" table:formula="of:=([.B324]/$$maxspend)*100" table:style-name="ce1">
            <text:p>1.500324644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NH</text:p>
          </table:table-cell>
          <table:table-cell office:value-type="float" office:value="1.5003246442279168" table:style-name="ce5">
            <text:p>1.50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2167.3257149999999" table:style-name="ce1">
            <text:p>2167.32571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NH</text:p>
          </table:table-cell>
          <table:table-cell office:value-type="float" office:value="1.5796729881939091" table:formula="of:=([.B325]/$$maxspend)*100" table:style-name="ce1">
            <text:p>1.579672988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NH</text:p>
          </table:table-cell>
          <table:table-cell office:value-type="float" office:value="1.5796729881939091" table:style-name="ce5">
            <text:p>1.5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2276.1923649999999" table:style-name="ce1">
            <text:p>2276.192365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NH</text:p>
          </table:table-cell>
          <table:table-cell office:value-type="float" office:value="1.6590213321599014" table:formula="of:=([.B326]/$$maxspend)*100" table:style-name="ce1">
            <text:p>1.659021332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NH</text:p>
          </table:table-cell>
          <table:table-cell office:value-type="float" office:value="1.6590213321599014" table:style-name="ce5">
            <text:p>1.6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2385.0590149999998" table:style-name="ce1">
            <text:p>2385.05901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NH</text:p>
          </table:table-cell>
          <table:table-cell office:value-type="float" office:value="1.7383696761258938" table:formula="of:=([.B327]/$$maxspend)*100" table:style-name="ce1">
            <text:p>1.738369676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NH</text:p>
          </table:table-cell>
          <table:table-cell office:value-type="float" office:value="1.7383696761258938" table:style-name="ce5">
            <text:p>1.74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2493.9256650000002" table:style-name="ce1">
            <text:p>2493.92566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NH</text:p>
          </table:table-cell>
          <table:table-cell office:value-type="float" office:value="1.8177180200918865" table:formula="of:=([.B328]/$$maxspend)*100" table:style-name="ce1">
            <text:p>1.81771802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NH</text:p>
          </table:table-cell>
          <table:table-cell office:value-type="float" office:value="1.8177180200918865" table:style-name="ce5">
            <text:p>1.82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2602.7923150000001" table:style-name="ce1">
            <text:p>2602.792315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NH</text:p>
          </table:table-cell>
          <table:table-cell office:value-type="float" office:value="1.8970663640578791" table:formula="of:=([.B329]/$$maxspend)*100" table:style-name="ce1">
            <text:p>1.897066364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NH</text:p>
          </table:table-cell>
          <table:table-cell office:value-type="float" office:value="1.8970663640578791" table:style-name="ce5">
            <text:p>1.90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2711.6589650000001" table:style-name="ce1">
            <text:p>2711.658965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NH</text:p>
          </table:table-cell>
          <table:table-cell office:value-type="float" office:value="1.9764147080238714" table:formula="of:=([.B330]/$$maxspend)*100" table:style-name="ce1">
            <text:p>1.976414708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NH</text:p>
          </table:table-cell>
          <table:table-cell office:value-type="float" office:value="1.9764147080238714" table:style-name="ce5">
            <text:p>1.9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2820.525615" table:style-name="ce1">
            <text:p>2820.52561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NH</text:p>
          </table:table-cell>
          <table:table-cell office:value-type="float" office:value="2.0557630519898638" table:formula="of:=([.B331]/$$maxspend)*100" table:style-name="ce1">
            <text:p>2.055763052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NH</text:p>
          </table:table-cell>
          <table:table-cell office:value-type="float" office:value="2.0557630519898638" table:style-name="ce5">
            <text:p>2.0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J</text:p>
          </table:table-cell>
          <table:table-cell office:value-type="float" office:value="14234.98957" table:style-name="ce1">
            <text:p>14234.98957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NJ</text:p>
          </table:table-cell>
          <table:table-cell office:value-type="float" office:value="10.375288012928426" table:formula="of:=([.B332]/$$maxspend)*100" table:style-name="ce1">
            <text:p>10.37528801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float" office:value="10.375288012928426" table:style-name="ce5">
            <text:p>10.3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J</text:p>
          </table:table-cell>
          <table:table-cell office:value-type="float" office:value="14829.609984000001" table:style-name="ce1">
            <text:p>14829.60998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NJ</text:p>
          </table:table-cell>
          <table:table-cell office:value-type="float" office:value="10.808681941549109" table:formula="of:=([.B333]/$$maxspend)*100" table:style-name="ce1">
            <text:p>10.80868194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float" office:value="10.808681941549109" table:style-name="ce5">
            <text:p>10.81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J</text:p>
          </table:table-cell>
          <table:table-cell office:value-type="float" office:value="15424.230398" table:style-name="ce1">
            <text:p>15424.2304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NJ</text:p>
          </table:table-cell>
          <table:table-cell office:value-type="float" office:value="11.24207587016979" table:formula="of:=([.B334]/$$maxspend)*100" table:style-name="ce1">
            <text:p>11.24207587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float" office:value="11.24207587016979" table:style-name="ce5">
            <text:p>11.24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J</text:p>
          </table:table-cell>
          <table:table-cell office:value-type="float" office:value="16018.850812000001" table:style-name="ce1">
            <text:p>16018.85081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NJ</text:p>
          </table:table-cell>
          <table:table-cell office:value-type="float" office:value="11.675469798790473" table:formula="of:=([.B335]/$$maxspend)*100" table:style-name="ce1">
            <text:p>11.675469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float" office:value="11.675469798790473" table:style-name="ce5">
            <text:p>11.6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J</text:p>
          </table:table-cell>
          <table:table-cell office:value-type="float" office:value="16613.471226000001" table:style-name="ce1">
            <text:p>16613.47123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NJ</text:p>
          </table:table-cell>
          <table:table-cell office:value-type="float" office:value="12.108863727411157" table:formula="of:=([.B336]/$$maxspend)*100" table:style-name="ce1">
            <text:p>12.1088637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float" office:value="12.108863727411157" table:style-name="ce5">
            <text:p>12.1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J</text:p>
          </table:table-cell>
          <table:table-cell office:value-type="float" office:value="17208.091639999999" table:style-name="ce1">
            <text:p>17208.09164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NJ</text:p>
          </table:table-cell>
          <table:table-cell office:value-type="float" office:value="12.542257656031838" table:formula="of:=([.B337]/$$maxspend)*100" table:style-name="ce1">
            <text:p>12.54225766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float" office:value="12.542257656031838" table:style-name="ce5">
            <text:p>12.54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J</text:p>
          </table:table-cell>
          <table:table-cell office:value-type="float" office:value="17802.712054" table:style-name="ce1">
            <text:p>17802.7120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NJ</text:p>
          </table:table-cell>
          <table:table-cell office:value-type="float" office:value="12.975651584652519" table:formula="of:=([.B338]/$$maxspend)*100" table:style-name="ce1">
            <text:p>12.97565158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float" office:value="12.975651584652519" table:style-name="ce5">
            <text:p>12.98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J</text:p>
          </table:table-cell>
          <table:table-cell office:value-type="float" office:value="18397.332468000001" table:style-name="ce1">
            <text:p>18397.33247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NJ</text:p>
          </table:table-cell>
          <table:table-cell office:value-type="float" office:value="13.409045513273204" table:formula="of:=([.B339]/$$maxspend)*100" table:style-name="ce1">
            <text:p>13.40904551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float" office:value="13.409045513273204" table:style-name="ce5">
            <text:p>13.41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J</text:p>
          </table:table-cell>
          <table:table-cell office:value-type="float" office:value="18991.952882000001" table:style-name="ce1">
            <text:p>18991.95288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NJ</text:p>
          </table:table-cell>
          <table:table-cell office:value-type="float" office:value="13.842439441893886" table:formula="of:=([.B340]/$$maxspend)*100" table:style-name="ce1">
            <text:p>13.84243944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float" office:value="13.842439441893886" table:style-name="ce5">
            <text:p>13.84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J</text:p>
          </table:table-cell>
          <table:table-cell office:value-type="float" office:value="19586.573295999999" table:style-name="ce1">
            <text:p>19586.5733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NJ</text:p>
          </table:table-cell>
          <table:table-cell office:value-type="float" office:value="14.275833370514569" table:formula="of:=([.B341]/$$maxspend)*100" table:style-name="ce1">
            <text:p>14.27583337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float" office:value="14.275833370514569" table:style-name="ce5">
            <text:p>14.2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J</text:p>
          </table:table-cell>
          <table:table-cell office:value-type="float" office:value="20181.19371" table:style-name="ce1">
            <text:p>20181.1937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NJ</text:p>
          </table:table-cell>
          <table:table-cell office:value-type="float" office:value="14.70922729913525" table:formula="of:=([.B342]/$$maxspend)*100" table:style-name="ce1">
            <text:p>14.7092273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NJ</text:p>
          </table:table-cell>
          <table:table-cell office:value-type="float" office:value="14.70922729913525" table:style-name="ce5">
            <text:p>14.7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4933.6714679999995" table:style-name="ce1">
            <text:p>4933.67146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NM</text:p>
          </table:table-cell>
          <table:table-cell office:value-type="float" office:value="3.5959466067713732" table:formula="of:=([.B343]/$$maxspend)*100" table:style-name="ce1">
            <text:p>3.595946607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NM</text:p>
          </table:table-cell>
          <table:table-cell office:value-type="float" office:value="3.5959466067713732" table:style-name="ce5">
            <text:p>3.60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5083.0355659999996" table:style-name="ce1">
            <text:p>5083.035566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NM</text:p>
          </table:table-cell>
          <table:table-cell office:value-type="float" office:value="3.704811845338686" table:formula="of:=([.B344]/$$maxspend)*100" table:style-name="ce1">
            <text:p>3.704811845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NM</text:p>
          </table:table-cell>
          <table:table-cell office:value-type="float" office:value="3.704811845338686" table:style-name="ce5">
            <text:p>3.70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5232.3996639999996" table:style-name="ce1">
            <text:p>5232.399664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NM</text:p>
          </table:table-cell>
          <table:table-cell office:value-type="float" office:value="3.8136770839059997" table:formula="of:=([.B345]/$$maxspend)*100" table:style-name="ce1">
            <text:p>3.813677084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NM</text:p>
          </table:table-cell>
          <table:table-cell office:value-type="float" office:value="3.8136770839059997" table:style-name="ce5">
            <text:p>3.8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5381.7637619999996" table:style-name="ce1">
            <text:p>5381.763762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NM</text:p>
          </table:table-cell>
          <table:table-cell office:value-type="float" office:value="3.9225423224733129" table:formula="of:=([.B346]/$$maxspend)*100" table:style-name="ce1">
            <text:p>3.922542322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NM</text:p>
          </table:table-cell>
          <table:table-cell office:value-type="float" office:value="3.9225423224733129" table:style-name="ce5">
            <text:p>3.92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5531.1278599999996" table:style-name="ce1">
            <text:p>5531.1278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NM</text:p>
          </table:table-cell>
          <table:table-cell office:value-type="float" office:value="4.0314075610406261" table:formula="of:=([.B347]/$$maxspend)*100" table:style-name="ce1">
            <text:p>4.031407561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NM</text:p>
          </table:table-cell>
          <table:table-cell office:value-type="float" office:value="4.0314075610406261" table:style-name="ce5">
            <text:p>4.03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5680.4919579999996" table:style-name="ce1">
            <text:p>5680.49195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NM</text:p>
          </table:table-cell>
          <table:table-cell office:value-type="float" office:value="4.1402727996079394" table:formula="of:=([.B348]/$$maxspend)*100" table:style-name="ce1">
            <text:p>4.1402728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NM</text:p>
          </table:table-cell>
          <table:table-cell office:value-type="float" office:value="4.1402727996079394" table:style-name="ce5">
            <text:p>4.14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5829.8560559999996" table:style-name="ce1">
            <text:p>5829.856056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NM</text:p>
          </table:table-cell>
          <table:table-cell office:value-type="float" office:value="4.2491380381752526" table:formula="of:=([.B349]/$$maxspend)*100" table:style-name="ce1">
            <text:p>4.249138038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NM</text:p>
          </table:table-cell>
          <table:table-cell office:value-type="float" office:value="4.2491380381752526" table:style-name="ce5">
            <text:p>4.2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5979.2201539999996" table:style-name="ce1">
            <text:p>5979.22015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NM</text:p>
          </table:table-cell>
          <table:table-cell office:value-type="float" office:value="4.3580032767425658" table:formula="of:=([.B350]/$$maxspend)*100" table:style-name="ce1">
            <text:p>4.358003277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NM</text:p>
          </table:table-cell>
          <table:table-cell office:value-type="float" office:value="4.3580032767425658" table:style-name="ce5">
            <text:p>4.36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6128.5842519999997" table:style-name="ce1">
            <text:p>6128.584252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NM</text:p>
          </table:table-cell>
          <table:table-cell office:value-type="float" office:value="4.4668685153098799" table:formula="of:=([.B351]/$$maxspend)*100" table:style-name="ce1">
            <text:p>4.46686851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NM</text:p>
          </table:table-cell>
          <table:table-cell office:value-type="float" office:value="4.4668685153098799" table:style-name="ce5">
            <text:p>4.4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6277.9483499999997" table:style-name="ce1">
            <text:p>6277.94835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NM</text:p>
          </table:table-cell>
          <table:table-cell office:value-type="float" office:value="4.5757337538771932" table:formula="of:=([.B352]/$$maxspend)*100" table:style-name="ce1">
            <text:p>4.575733754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NM</text:p>
          </table:table-cell>
          <table:table-cell office:value-type="float" office:value="4.5757337538771932" table:style-name="ce5">
            <text:p>4.5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6427.3124479999997" table:style-name="ce1">
            <text:p>6427.312448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NM</text:p>
          </table:table-cell>
          <table:table-cell office:value-type="float" office:value="4.6845989924445064" table:formula="of:=([.B353]/$$maxspend)*100" table:style-name="ce1">
            <text:p>4.684598992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NM</text:p>
          </table:table-cell>
          <table:table-cell office:value-type="float" office:value="4.6845989924445064" table:style-name="ce5">
            <text:p>4.68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59806.138548000003" table:style-name="ce1">
            <text:p>59806.1385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NY</text:p>
          </table:table-cell>
          <table:table-cell office:value-type="float" office:value="43.5901908691459" table:formula="of:=([.B354]/$$maxspend)*100" table:style-name="ce1">
            <text:p>43.59019087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NY</text:p>
          </table:table-cell>
          <table:table-cell office:value-type="float" office:value="43.5901908691459" table:style-name="ce5">
            <text:p>43.59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59681.117761000001" table:style-name="ce1">
            <text:p>59681.11776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NY</text:p>
          </table:table-cell>
          <table:table-cell office:value-type="float" office:value="43.499068450941834" table:formula="of:=([.B355]/$$maxspend)*100" table:style-name="ce1">
            <text:p>43.49906845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NY</text:p>
          </table:table-cell>
          <table:table-cell office:value-type="float" office:value="43.499068450941834" table:style-name="ce5">
            <text:p>43.50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59556.096974" table:style-name="ce1">
            <text:p>59556.0969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NY</text:p>
          </table:table-cell>
          <table:table-cell office:value-type="float" office:value="43.407946032737776" table:formula="of:=([.B356]/$$maxspend)*100" table:style-name="ce1">
            <text:p>43.40794603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NY</text:p>
          </table:table-cell>
          <table:table-cell office:value-type="float" office:value="43.407946032737776" table:style-name="ce5">
            <text:p>43.4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59431.076186999999" table:style-name="ce1">
            <text:p>59431.07619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NY</text:p>
          </table:table-cell>
          <table:table-cell office:value-type="float" office:value="43.31682361453371" table:formula="of:=([.B357]/$$maxspend)*100" table:style-name="ce1">
            <text:p>43.31682361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NY</text:p>
          </table:table-cell>
          <table:table-cell office:value-type="float" office:value="43.31682361453371" table:style-name="ce5">
            <text:p>43.32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59306.055399999997" table:style-name="ce1">
            <text:p>59306.0554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NY</text:p>
          </table:table-cell>
          <table:table-cell office:value-type="float" office:value="43.225701196329652" table:formula="of:=([.B358]/$$maxspend)*100" table:style-name="ce1">
            <text:p>43.2257012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NY</text:p>
          </table:table-cell>
          <table:table-cell office:value-type="float" office:value="43.225701196329652" table:style-name="ce5">
            <text:p>43.23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59181.034613000003" table:style-name="ce1">
            <text:p>59181.03461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NY</text:p>
          </table:table-cell>
          <table:table-cell office:value-type="float" office:value="43.134578778125601" table:formula="of:=([.B359]/$$maxspend)*100" table:style-name="ce1">
            <text:p>43.13457878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NY</text:p>
          </table:table-cell>
          <table:table-cell office:value-type="float" office:value="43.134578778125601" table:style-name="ce5">
            <text:p>43.1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59056.013826000002" table:style-name="ce1">
            <text:p>59056.01383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NY</text:p>
          </table:table-cell>
          <table:table-cell office:value-type="float" office:value="43.043456359921535" table:formula="of:=([.B360]/$$maxspend)*100" table:style-name="ce1">
            <text:p>43.04345636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NY</text:p>
          </table:table-cell>
          <table:table-cell office:value-type="float" office:value="43.043456359921535" table:style-name="ce5">
            <text:p>43.04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58930.993039000001" table:style-name="ce1">
            <text:p>58930.9930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NY</text:p>
          </table:table-cell>
          <table:table-cell office:value-type="float" office:value="42.952333941717477" table:formula="of:=([.B361]/$$maxspend)*100" table:style-name="ce1">
            <text:p>42.95233394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NY</text:p>
          </table:table-cell>
          <table:table-cell office:value-type="float" office:value="42.952333941717477" table:style-name="ce5">
            <text:p>42.9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58805.972252" table:style-name="ce1">
            <text:p>58805.97225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NY</text:p>
          </table:table-cell>
          <table:table-cell office:value-type="float" office:value="42.861211523513418" table:formula="of:=([.B362]/$$maxspend)*100" table:style-name="ce1">
            <text:p>42.86121152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NY</text:p>
          </table:table-cell>
          <table:table-cell office:value-type="float" office:value="42.861211523513418" table:style-name="ce5">
            <text:p>42.86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58680.951464999998" table:style-name="ce1">
            <text:p>58680.9514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NY</text:p>
          </table:table-cell>
          <table:table-cell office:value-type="float" office:value="42.770089105309353" table:formula="of:=([.B363]/$$maxspend)*100" table:style-name="ce1">
            <text:p>42.77008911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NY</text:p>
          </table:table-cell>
          <table:table-cell office:value-type="float" office:value="42.770089105309353" table:style-name="ce5">
            <text:p>42.7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58555.930677999997" table:style-name="ce1">
            <text:p>58555.93068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NY</text:p>
          </table:table-cell>
          <table:table-cell office:value-type="float" office:value="42.678966687105287" table:formula="of:=([.B364]/$$maxspend)*100" table:style-name="ce1">
            <text:p>42.67896669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NY</text:p>
          </table:table-cell>
          <table:table-cell office:value-type="float" office:value="42.678966687105287" table:style-name="ce5">
            <text:p>42.68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3483.308435999999" table:style-name="ce1">
            <text:p>13483.30844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NC</text:p>
          </table:table-cell>
          <table:table-cell office:value-type="float" office:value="9.8274191001495428" table:formula="of:=([.B365]/$$maxspend)*100" table:style-name="ce1">
            <text:p>9.8274191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NC</text:p>
          </table:table-cell>
          <table:table-cell office:value-type="float" office:value="9.8274191001495428" table:style-name="ce5">
            <text:p>9.83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3878.014268000001" table:style-name="ce1">
            <text:p>13878.0142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NC</text:p>
          </table:table-cell>
          <table:table-cell office:value-type="float" office:value="10.115103658486916" table:formula="of:=([.B366]/$$maxspend)*100" table:style-name="ce1">
            <text:p>10.11510366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NC</text:p>
          </table:table-cell>
          <table:table-cell office:value-type="float" office:value="10.115103658486916" table:style-name="ce5">
            <text:p>10.12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4272.7201" table:style-name="ce1">
            <text:p>14272.720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NC</text:p>
          </table:table-cell>
          <table:table-cell office:value-type="float" office:value="10.402788216824286" table:formula="of:=([.B367]/$$maxspend)*100" table:style-name="ce1">
            <text:p>10.40278822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NC</text:p>
          </table:table-cell>
          <table:table-cell office:value-type="float" office:value="10.402788216824286" table:style-name="ce5">
            <text:p>10.40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4667.425932" table:style-name="ce1">
            <text:p>14667.42593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NC</text:p>
          </table:table-cell>
          <table:table-cell office:value-type="float" office:value="10.690472775161657" table:formula="of:=([.B368]/$$maxspend)*100" table:style-name="ce1">
            <text:p>10.6904727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NC</text:p>
          </table:table-cell>
          <table:table-cell office:value-type="float" office:value="10.690472775161657" table:style-name="ce5">
            <text:p>10.69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5062.131764" table:style-name="ce1">
            <text:p>15062.1317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NC</text:p>
          </table:table-cell>
          <table:table-cell office:value-type="float" office:value="10.978157333499029" table:formula="of:=([.B369]/$$maxspend)*100" table:style-name="ce1">
            <text:p>10.9781573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NC</text:p>
          </table:table-cell>
          <table:table-cell office:value-type="float" office:value="10.978157333499029" table:style-name="ce5">
            <text:p>10.9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5456.837595999999" table:style-name="ce1">
            <text:p>15456.837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NC</text:p>
          </table:table-cell>
          <table:table-cell office:value-type="float" office:value="11.2658418918364" table:formula="of:=([.B370]/$$maxspend)*100" table:style-name="ce1">
            <text:p>11.26584189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NC</text:p>
          </table:table-cell>
          <table:table-cell office:value-type="float" office:value="11.2658418918364" table:style-name="ce5">
            <text:p>11.27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5851.543428000001" table:style-name="ce1">
            <text:p>15851.54343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NC</text:p>
          </table:table-cell>
          <table:table-cell office:value-type="float" office:value="11.553526450173774" table:formula="of:=([.B371]/$$maxspend)*100" table:style-name="ce1">
            <text:p>11.55352645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NC</text:p>
          </table:table-cell>
          <table:table-cell office:value-type="float" office:value="11.553526450173774" table:style-name="ce5">
            <text:p>11.5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6246.249260000001" table:style-name="ce1">
            <text:p>16246.24926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NC</text:p>
          </table:table-cell>
          <table:table-cell office:value-type="float" office:value="11.841211008511145" table:formula="of:=([.B372]/$$maxspend)*100" table:style-name="ce1">
            <text:p>11.84121101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NC</text:p>
          </table:table-cell>
          <table:table-cell office:value-type="float" office:value="11.841211008511145" table:style-name="ce5">
            <text:p>11.8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6640.955092" table:style-name="ce1">
            <text:p>16640.9550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NC</text:p>
          </table:table-cell>
          <table:table-cell office:value-type="float" office:value="12.128895566848517" table:formula="of:=([.B373]/$$maxspend)*100" table:style-name="ce1">
            <text:p>12.12889557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NC</text:p>
          </table:table-cell>
          <table:table-cell office:value-type="float" office:value="12.128895566848517" table:style-name="ce5">
            <text:p>12.13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7035.660924" table:style-name="ce1">
            <text:p>17035.6609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NC</text:p>
          </table:table-cell>
          <table:table-cell office:value-type="float" office:value="12.416580125185888" table:formula="of:=([.B374]/$$maxspend)*100" table:style-name="ce1">
            <text:p>12.41658013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NC</text:p>
          </table:table-cell>
          <table:table-cell office:value-type="float" office:value="12.416580125185888" table:style-name="ce5">
            <text:p>12.4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7430.366755999999" table:style-name="ce1">
            <text:p>17430.3667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NC</text:p>
          </table:table-cell>
          <table:table-cell office:value-type="float" office:value="12.70426468352326" table:formula="of:=([.B375]/$$maxspend)*100" table:style-name="ce1">
            <text:p>12.70426468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NC</text:p>
          </table:table-cell>
          <table:table-cell office:value-type="float" office:value="12.70426468352326" table:style-name="ce5">
            <text:p>12.70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float" office:value="1091.1771530000001" table:style-name="ce1">
            <text:p>1091.177153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ND</text:p>
          </table:table-cell>
          <table:table-cell office:value-type="float" office:value="0.79531334953428201" table:formula="of:=([.B376]/$$maxspend)*100" table:style-name="ce1">
            <text:p>0.79531335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float" office:value="0.79531334953428201" table:style-name="ce5">
            <text:p>0.80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float" office:value="549.291923" table:style-name="ce1">
            <text:p>549.291923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ND</text:p>
          </table:table-cell>
          <table:table-cell office:value-type="float" office:value="0.40035588900683011" table:formula="of:=([.B377]/$$maxspend)*100" table:style-name="ce1">
            <text:p>0.400355889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float" office:value="0.40035588900683011" table:style-name="ce5">
            <text:p>0.40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float" office:value="7.40669299999991" table:style-name="ce1">
            <text:p>7.406693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ND</text:p>
          </table:table-cell>
          <table:table-cell office:value-type="float" office:value="5.3984284793782223E-3" table:formula="of:=([.B378]/$$maxspend)*100" table:style-name="ce1">
            <text:p>0.005398428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float" office:value="5.3984284793782223E-3" table:style-name="ce5">
            <text:p>0.0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float" office:value="-534.47853699999996" table:style-name="ce1">
            <text:p>-534.478537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ND</text:p>
          </table:table-cell>
          <table:table-cell office:value-type="float" office:value="-0.38955903204807346" table:formula="of:=([.B379]/$$maxspend)*100" table:style-name="ce1">
            <text:p>-0.389559032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float" office:value="5.3984284793782223E-3" table:style-name="ce5">
            <text:p>0.01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float" office:value="-1076.3637670000001" table:style-name="ce1">
            <text:p>-1076.363767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ND</text:p>
          </table:table-cell>
          <table:table-cell office:value-type="float" office:value="-0.78451649257552536" table:formula="of:=([.B380]/$$maxspend)*100" table:style-name="ce1">
            <text:p>-0.78451649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float" office:value="5.3984284793782223E-3" table:style-name="ce5">
            <text:p>0.0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float" office:value="-1618.2489969999999" table:style-name="ce1">
            <text:p>-1618.248997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ND</text:p>
          </table:table-cell>
          <table:table-cell office:value-type="float" office:value="-1.179473953102977" table:formula="of:=([.B381]/$$maxspend)*100" table:style-name="ce1">
            <text:p>-1.179473953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float" office:value="5.3984284793782223E-3" table:style-name="ce5">
            <text:p>0.01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float" office:value="-2160.134227" table:style-name="ce1">
            <text:p>-2160.134227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ND</text:p>
          </table:table-cell>
          <table:table-cell office:value-type="float" office:value="-1.5744314136304289" table:formula="of:=([.B382]/$$maxspend)*100" table:style-name="ce1">
            <text:p>-1.574431414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float" office:value="5.3984284793782223E-3" table:style-name="ce5">
            <text:p>0.01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float" office:value="-2702.0194569999999" table:style-name="ce1">
            <text:p>-2702.019457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ND</text:p>
          </table:table-cell>
          <table:table-cell office:value-type="float" office:value="-1.9693888741578804" table:formula="of:=([.B383]/$$maxspend)*100" table:style-name="ce1">
            <text:p>-1.969388874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float" office:value="5.3984284793782223E-3" table:style-name="ce5">
            <text:p>0.01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float" office:value="-3243.9046870000002" table:style-name="ce1">
            <text:p>-3243.90468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ND</text:p>
          </table:table-cell>
          <table:table-cell office:value-type="float" office:value="-2.3643463346853326" table:formula="of:=([.B384]/$$maxspend)*100" table:style-name="ce1">
            <text:p>-2.36434633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float" office:value="5.3984284793782223E-3" table:style-name="ce5">
            <text:p>0.0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float" office:value="-3785.7899170000001" table:style-name="ce1">
            <text:p>-3785.78991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ND</text:p>
          </table:table-cell>
          <table:table-cell office:value-type="float" office:value="-2.7593037952127841" table:formula="of:=([.B385]/$$maxspend)*100" table:style-name="ce1">
            <text:p>-2.759303795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float" office:value="5.3984284793782223E-3" table:style-name="ce5">
            <text:p>0.01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D</text:p>
          </table:table-cell>
          <table:table-cell office:value-type="float" office:value="-4327.6751469999999" table:style-name="ce1">
            <text:p>-4327.675147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ND</text:p>
          </table:table-cell>
          <table:table-cell office:value-type="float" office:value="-3.1542612557402356" table:formula="of:=([.B386]/$$maxspend)*100" table:style-name="ce1">
            <text:p>-3.154261256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float" office:value="5.3984284793782223E-3" table:style-name="ce5">
            <text:p>0.0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21597.810622000001" table:style-name="ce1">
            <text:p>21597.81062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OH</text:p>
          </table:table-cell>
          <table:table-cell office:value-type="float" office:value="15.741740065913856" table:formula="of:=([.B387]/$$maxspend)*100" table:style-name="ce1">
            <text:p>15.74174007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OH</text:p>
          </table:table-cell>
          <table:table-cell office:value-type="float" office:value="15.741740065913856" table:style-name="ce5">
            <text:p>15.74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22283.505297" table:style-name="ce1">
            <text:p>22283.5053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OH</text:p>
          </table:table-cell>
          <table:table-cell office:value-type="float" office:value="16.24151421095781" table:formula="of:=([.B388]/$$maxspend)*100" table:style-name="ce1">
            <text:p>16.24151421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OH</text:p>
          </table:table-cell>
          <table:table-cell office:value-type="float" office:value="16.24151421095781" table:style-name="ce5">
            <text:p>16.2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22969.199971999999" table:style-name="ce1">
            <text:p>22969.1999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OH</text:p>
          </table:table-cell>
          <table:table-cell office:value-type="float" office:value="16.741288356001764" table:formula="of:=([.B389]/$$maxspend)*100" table:style-name="ce1">
            <text:p>16.74128836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OH</text:p>
          </table:table-cell>
          <table:table-cell office:value-type="float" office:value="16.741288356001764" table:style-name="ce5">
            <text:p>16.74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23654.894647000001" table:style-name="ce1">
            <text:p>23654.89465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OH</text:p>
          </table:table-cell>
          <table:table-cell office:value-type="float" office:value="17.241062501045718" table:formula="of:=([.B390]/$$maxspend)*100" table:style-name="ce1">
            <text:p>17.2410625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OH</text:p>
          </table:table-cell>
          <table:table-cell office:value-type="float" office:value="17.241062501045718" table:style-name="ce5">
            <text:p>17.24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24340.589322" table:style-name="ce1">
            <text:p>24340.58932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OH</text:p>
          </table:table-cell>
          <table:table-cell office:value-type="float" office:value="17.740836646089672" table:formula="of:=([.B391]/$$maxspend)*100" table:style-name="ce1">
            <text:p>17.74083665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OH</text:p>
          </table:table-cell>
          <table:table-cell office:value-type="float" office:value="17.740836646089672" table:style-name="ce5">
            <text:p>17.74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25026.283996999999" table:style-name="ce1">
            <text:p>25026.284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OH</text:p>
          </table:table-cell>
          <table:table-cell office:value-type="float" office:value="18.240610791133623" table:formula="of:=([.B392]/$$maxspend)*100" table:style-name="ce1">
            <text:p>18.24061079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OH</text:p>
          </table:table-cell>
          <table:table-cell office:value-type="float" office:value="18.240610791133623" table:style-name="ce5">
            <text:p>18.24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25711.978672000001" table:style-name="ce1">
            <text:p>25711.97867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OH</text:p>
          </table:table-cell>
          <table:table-cell office:value-type="float" office:value="18.740384936177577" table:formula="of:=([.B393]/$$maxspend)*100" table:style-name="ce1">
            <text:p>18.74038494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OH</text:p>
          </table:table-cell>
          <table:table-cell office:value-type="float" office:value="18.740384936177577" table:style-name="ce5">
            <text:p>18.74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26397.673347" table:style-name="ce1">
            <text:p>26397.6733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OH</text:p>
          </table:table-cell>
          <table:table-cell office:value-type="float" office:value="19.240159081221535" table:formula="of:=([.B394]/$$maxspend)*100" table:style-name="ce1">
            <text:p>19.24015908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OH</text:p>
          </table:table-cell>
          <table:table-cell office:value-type="float" office:value="19.240159081221535" table:style-name="ce5">
            <text:p>19.2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27083.368021999999" table:style-name="ce1">
            <text:p>27083.36802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OH</text:p>
          </table:table-cell>
          <table:table-cell office:value-type="float" office:value="19.739933226265485" table:formula="of:=([.B395]/$$maxspend)*100" table:style-name="ce1">
            <text:p>19.73993323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OH</text:p>
          </table:table-cell>
          <table:table-cell office:value-type="float" office:value="19.739933226265485" table:style-name="ce5">
            <text:p>19.74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27769.062697000001" table:style-name="ce1">
            <text:p>27769.062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OH</text:p>
          </table:table-cell>
          <table:table-cell office:value-type="float" office:value="20.239707371309443" table:formula="of:=([.B396]/$$maxspend)*100" table:style-name="ce1">
            <text:p>20.23970737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OH</text:p>
          </table:table-cell>
          <table:table-cell office:value-type="float" office:value="20.239707371309443" table:style-name="ce5">
            <text:p>20.2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28454.757372" table:style-name="ce1">
            <text:p>28454.75737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OH</text:p>
          </table:table-cell>
          <table:table-cell office:value-type="float" office:value="20.739481516353393" table:formula="of:=([.B397]/$$maxspend)*100" table:style-name="ce1">
            <text:p>20.73948152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OH</text:p>
          </table:table-cell>
          <table:table-cell office:value-type="float" office:value="20.739481516353393" table:style-name="ce5">
            <text:p>20.7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4996.9678249999997" table:style-name="ce1">
            <text:p>4996.96782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OK</text:p>
          </table:table-cell>
          <table:table-cell office:value-type="float" office:value="3.6420806717676806" table:formula="of:=([.B398]/$$maxspend)*100" table:style-name="ce1">
            <text:p>3.642080672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OK</text:p>
          </table:table-cell>
          <table:table-cell office:value-type="float" office:value="3.6420806717676806" table:style-name="ce5">
            <text:p>3.64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4948.0508669999999" table:style-name="ce1">
            <text:p>4948.05086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OK</text:p>
          </table:table-cell>
          <table:table-cell office:value-type="float" office:value="3.6064271487727693" table:formula="of:=([.B399]/$$maxspend)*100" table:style-name="ce1">
            <text:p>3.606427149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OK</text:p>
          </table:table-cell>
          <table:table-cell office:value-type="float" office:value="3.6064271487727693" table:style-name="ce5">
            <text:p>3.61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4899.1339090000001" table:style-name="ce1">
            <text:p>4899.13390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OK</text:p>
          </table:table-cell>
          <table:table-cell office:value-type="float" office:value="3.5707736257778575" table:formula="of:=([.B400]/$$maxspend)*100" table:style-name="ce1">
            <text:p>3.570773626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OK</text:p>
          </table:table-cell>
          <table:table-cell office:value-type="float" office:value="3.5707736257778575" table:style-name="ce5">
            <text:p>3.5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4850.2169510000003" table:style-name="ce1">
            <text:p>4850.216951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OK</text:p>
          </table:table-cell>
          <table:table-cell office:value-type="float" office:value="3.5351201027829458" table:formula="of:=([.B401]/$$maxspend)*100" table:style-name="ce1">
            <text:p>3.535120103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OK</text:p>
          </table:table-cell>
          <table:table-cell office:value-type="float" office:value="3.5351201027829458" table:style-name="ce5">
            <text:p>3.54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4801.2999929999996" table:style-name="ce1">
            <text:p>4801.299993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OK</text:p>
          </table:table-cell>
          <table:table-cell office:value-type="float" office:value="3.499466579788034" table:formula="of:=([.B402]/$$maxspend)*100" table:style-name="ce1">
            <text:p>3.49946658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OK</text:p>
          </table:table-cell>
          <table:table-cell office:value-type="float" office:value="3.499466579788034" table:style-name="ce5">
            <text:p>3.50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4752.3830349999998" table:style-name="ce1">
            <text:p>4752.383035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OK</text:p>
          </table:table-cell>
          <table:table-cell office:value-type="float" office:value="3.4638130567931218" table:formula="of:=([.B403]/$$maxspend)*100" table:style-name="ce1">
            <text:p>3.463813057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OK</text:p>
          </table:table-cell>
          <table:table-cell office:value-type="float" office:value="3.4638130567931218" table:style-name="ce5">
            <text:p>3.4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4703.466077" table:style-name="ce1">
            <text:p>4703.466077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OK</text:p>
          </table:table-cell>
          <table:table-cell office:value-type="float" office:value="3.4281595337982105" table:formula="of:=([.B404]/$$maxspend)*100" table:style-name="ce1">
            <text:p>3.428159534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OK</text:p>
          </table:table-cell>
          <table:table-cell office:value-type="float" office:value="3.4281595337982105" table:style-name="ce5">
            <text:p>3.43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4654.5491190000002" table:style-name="ce1">
            <text:p>4654.549119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OK</text:p>
          </table:table-cell>
          <table:table-cell office:value-type="float" office:value="3.3925060108032992" table:formula="of:=([.B405]/$$maxspend)*100" table:style-name="ce1">
            <text:p>3.392506011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OK</text:p>
          </table:table-cell>
          <table:table-cell office:value-type="float" office:value="3.3925060108032992" table:style-name="ce5">
            <text:p>3.39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4605.6321610000005" table:style-name="ce1">
            <text:p>4605.63216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OK</text:p>
          </table:table-cell>
          <table:table-cell office:value-type="float" office:value="3.3568524878083874" table:formula="of:=([.B406]/$$maxspend)*100" table:style-name="ce1">
            <text:p>3.356852488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OK</text:p>
          </table:table-cell>
          <table:table-cell office:value-type="float" office:value="3.3568524878083874" table:style-name="ce5">
            <text:p>3.36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4556.7152029999997" table:style-name="ce1">
            <text:p>4556.715203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OK</text:p>
          </table:table-cell>
          <table:table-cell office:value-type="float" office:value="3.3211989648134752" table:formula="of:=([.B407]/$$maxspend)*100" table:style-name="ce1">
            <text:p>3.321198965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OK</text:p>
          </table:table-cell>
          <table:table-cell office:value-type="float" office:value="3.3211989648134752" table:style-name="ce5">
            <text:p>3.3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4507.798245" table:style-name="ce1">
            <text:p>4507.79824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OK</text:p>
          </table:table-cell>
          <table:table-cell office:value-type="float" office:value="3.2855454418185639" table:formula="of:=([.B408]/$$maxspend)*100" table:style-name="ce1">
            <text:p>3.285545442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OK</text:p>
          </table:table-cell>
          <table:table-cell office:value-type="float" office:value="3.2855454418185639" table:style-name="ce5">
            <text:p>3.29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8066.7243660000004" table:style-name="ce1">
            <text:p>8066.72436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OR</text:p>
          </table:table-cell>
          <table:table-cell office:value-type="float" office:value="5.8794977127726451" table:formula="of:=([.B409]/$$maxspend)*100" table:style-name="ce1">
            <text:p>5.879497713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OR</text:p>
          </table:table-cell>
          <table:table-cell office:value-type="float" office:value="5.8794977127726451" table:style-name="ce5">
            <text:p>5.8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8568.5277179999994" table:style-name="ce1">
            <text:p>8568.527718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OR</text:p>
          </table:table-cell>
          <table:table-cell office:value-type="float" office:value="6.245241170275782" table:formula="of:=([.B410]/$$maxspend)*100" table:style-name="ce1">
            <text:p>6.24524117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OR</text:p>
          </table:table-cell>
          <table:table-cell office:value-type="float" office:value="6.245241170275782" table:style-name="ce5">
            <text:p>6.2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9070.3310700000002" table:style-name="ce1">
            <text:p>9070.3310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OR</text:p>
          </table:table-cell>
          <table:table-cell office:value-type="float" office:value="6.6109846277789206" table:formula="of:=([.B411]/$$maxspend)*100" table:style-name="ce1">
            <text:p>6.610984628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OR</text:p>
          </table:table-cell>
          <table:table-cell office:value-type="float" office:value="6.6109846277789206" table:style-name="ce5">
            <text:p>6.6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9572.1344219999992" table:style-name="ce1">
            <text:p>9572.134422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OR</text:p>
          </table:table-cell>
          <table:table-cell office:value-type="float" office:value="6.9767280852820583" table:formula="of:=([.B412]/$$maxspend)*100" table:style-name="ce1">
            <text:p>6.976728085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OR</text:p>
          </table:table-cell>
          <table:table-cell office:value-type="float" office:value="6.9767280852820583" table:style-name="ce5">
            <text:p>6.9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10073.937774" table:style-name="ce1">
            <text:p>10073.93777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OR</text:p>
          </table:table-cell>
          <table:table-cell office:value-type="float" office:value="7.3424715427851961" table:formula="of:=([.B413]/$$maxspend)*100" table:style-name="ce1">
            <text:p>7.34247154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OR</text:p>
          </table:table-cell>
          <table:table-cell office:value-type="float" office:value="7.3424715427851961" table:style-name="ce5">
            <text:p>7.34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10575.741126000001" table:style-name="ce1">
            <text:p>10575.7411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OR</text:p>
          </table:table-cell>
          <table:table-cell office:value-type="float" office:value="7.7082150002883347" table:formula="of:=([.B414]/$$maxspend)*100" table:style-name="ce1">
            <text:p>7.708215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OR</text:p>
          </table:table-cell>
          <table:table-cell office:value-type="float" office:value="7.7082150002883347" table:style-name="ce5">
            <text:p>7.71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11077.544478" table:style-name="ce1">
            <text:p>11077.54448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OR</text:p>
          </table:table-cell>
          <table:table-cell office:value-type="float" office:value="8.0739584577914698" table:formula="of:=([.B415]/$$maxspend)*100" table:style-name="ce1">
            <text:p>8.073958458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OR</text:p>
          </table:table-cell>
          <table:table-cell office:value-type="float" office:value="8.0739584577914698" table:style-name="ce5">
            <text:p>8.07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11579.347830000001" table:style-name="ce1">
            <text:p>11579.34783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OR</text:p>
          </table:table-cell>
          <table:table-cell office:value-type="float" office:value="8.4397019152946093" table:formula="of:=([.B416]/$$maxspend)*100" table:style-name="ce1">
            <text:p>8.439701915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OR</text:p>
          </table:table-cell>
          <table:table-cell office:value-type="float" office:value="8.4397019152946093" table:style-name="ce5">
            <text:p>8.4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12081.151182" table:style-name="ce1">
            <text:p>12081.15118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OR</text:p>
          </table:table-cell>
          <table:table-cell office:value-type="float" office:value="8.8054453727977453" table:formula="of:=([.B417]/$$maxspend)*100" table:style-name="ce1">
            <text:p>8.805445373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OR</text:p>
          </table:table-cell>
          <table:table-cell office:value-type="float" office:value="8.8054453727977453" table:style-name="ce5">
            <text:p>8.8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12582.954534" table:style-name="ce1">
            <text:p>12582.95453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OR</text:p>
          </table:table-cell>
          <table:table-cell office:value-type="float" office:value="9.1711888303008848" table:formula="of:=([.B418]/$$maxspend)*100" table:style-name="ce1">
            <text:p>9.17118883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OR</text:p>
          </table:table-cell>
          <table:table-cell office:value-type="float" office:value="9.1711888303008848" table:style-name="ce5">
            <text:p>9.1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13084.757885999999" table:style-name="ce1">
            <text:p>13084.75789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OR</text:p>
          </table:table-cell>
          <table:table-cell office:value-type="float" office:value="9.5369322878040208" table:formula="of:=([.B419]/$$maxspend)*100" table:style-name="ce1">
            <text:p>9.536932288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OR</text:p>
          </table:table-cell>
          <table:table-cell office:value-type="float" office:value="9.5369322878040208" table:style-name="ce5">
            <text:p>9.5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23394.254111999999" table:style-name="ce1">
            <text:p>23394.25411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PA</text:p>
          </table:table-cell>
          <table:table-cell office:value-type="float" office:value="17.051092525643146" table:formula="of:=([.B420]/$$maxspend)*100" table:style-name="ce1">
            <text:p>17.05109253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17.051092525643146" table:style-name="ce5">
            <text:p>17.0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24099.877746999999" table:style-name="ce1">
            <text:p>24099.8777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PA</text:p>
          </table:table-cell>
          <table:table-cell office:value-type="float" office:value="17.565392055393662" table:formula="of:=([.B421]/$$maxspend)*100" table:style-name="ce1">
            <text:p>17.56539206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17.565392055393662" table:style-name="ce5">
            <text:p>17.5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24805.501381999999" table:style-name="ce1">
            <text:p>24805.5013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PA</text:p>
          </table:table-cell>
          <table:table-cell office:value-type="float" office:value="18.079691585144175" table:formula="of:=([.B422]/$$maxspend)*100" table:style-name="ce1">
            <text:p>18.07969159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18.079691585144175" table:style-name="ce5">
            <text:p>18.0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25511.125016999998" table:style-name="ce1">
            <text:p>25511.12502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PA</text:p>
          </table:table-cell>
          <table:table-cell office:value-type="float" office:value="18.593991114894688" table:formula="of:=([.B423]/$$maxspend)*100" table:style-name="ce1">
            <text:p>18.59399111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18.593991114894688" table:style-name="ce5">
            <text:p>18.59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26216.748651999998" table:style-name="ce1">
            <text:p>26216.7486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PA</text:p>
          </table:table-cell>
          <table:table-cell office:value-type="float" office:value="19.108290644645205" table:formula="of:=([.B424]/$$maxspend)*100" table:style-name="ce1">
            <text:p>19.10829064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19.108290644645205" table:style-name="ce5">
            <text:p>19.1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26922.372286999998" table:style-name="ce1">
            <text:p>26922.37229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PA</text:p>
          </table:table-cell>
          <table:table-cell office:value-type="float" office:value="19.622590174395718" table:formula="of:=([.B425]/$$maxspend)*100" table:style-name="ce1">
            <text:p>19.62259017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19.622590174395718" table:style-name="ce5">
            <text:p>19.62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27627.995921999998" table:style-name="ce1">
            <text:p>27627.99592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PA</text:p>
          </table:table-cell>
          <table:table-cell office:value-type="float" office:value="20.136889704146231" table:formula="of:=([.B426]/$$maxspend)*100" table:style-name="ce1">
            <text:p>20.136889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20.136889704146231" table:style-name="ce5">
            <text:p>20.14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28333.619557000002" table:style-name="ce1">
            <text:p>28333.61956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PA</text:p>
          </table:table-cell>
          <table:table-cell office:value-type="float" office:value="20.651189233896751" table:formula="of:=([.B427]/$$maxspend)*100" table:style-name="ce1">
            <text:p>20.65118923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20.651189233896751" table:style-name="ce5">
            <text:p>20.6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29039.243192000002" table:style-name="ce1">
            <text:p>29039.2431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PA</text:p>
          </table:table-cell>
          <table:table-cell office:value-type="float" office:value="21.165488763647268" table:formula="of:=([.B428]/$$maxspend)*100" table:style-name="ce1">
            <text:p>21.16548876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21.165488763647268" table:style-name="ce5">
            <text:p>21.1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29744.866827000002" table:style-name="ce1">
            <text:p>29744.86683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PA</text:p>
          </table:table-cell>
          <table:table-cell office:value-type="float" office:value="21.679788293397781" table:formula="of:=([.B429]/$$maxspend)*100" table:style-name="ce1">
            <text:p>21.67978829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21.679788293397781" table:style-name="ce5">
            <text:p>21.6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30450.490462000002" table:style-name="ce1">
            <text:p>30450.4904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PA</text:p>
          </table:table-cell>
          <table:table-cell office:value-type="float" office:value="22.194087823148294" table:formula="of:=([.B430]/$$maxspend)*100" table:style-name="ce1">
            <text:p>22.19408782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float" office:value="22.194087823148294" table:style-name="ce5">
            <text:p>22.19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2598.4441160000001" table:style-name="ce1">
            <text:p>2598.44411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1.8938971438248271" table:formula="of:=([.B431]/$$maxspend)*100" table:style-name="ce1">
            <text:p>1.893897144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RI</text:p>
          </table:table-cell>
          <table:table-cell office:value-type="float" office:value="1.8938971438248271" table:style-name="ce5">
            <text:p>1.89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2729.259438" table:style-name="ce1">
            <text:p>2729.259438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1.9892429560279035" table:formula="of:=([.B432]/$$maxspend)*100" table:style-name="ce1">
            <text:p>1.989242956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RI</text:p>
          </table:table-cell>
          <table:table-cell office:value-type="float" office:value="1.9892429560279035" table:style-name="ce5">
            <text:p>1.99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2860.07476" table:style-name="ce1">
            <text:p>2860.07476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2.0845887682309798" table:formula="of:=([.B433]/$$maxspend)*100" table:style-name="ce1">
            <text:p>2.084588768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RI</text:p>
          </table:table-cell>
          <table:table-cell office:value-type="float" office:value="2.0845887682309798" table:style-name="ce5">
            <text:p>2.0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2990.8900819999999" table:style-name="ce1">
            <text:p>2990.890082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2.1799345804340562" table:formula="of:=([.B434]/$$maxspend)*100" table:style-name="ce1">
            <text:p>2.1799345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RI</text:p>
          </table:table-cell>
          <table:table-cell office:value-type="float" office:value="2.1799345804340562" table:style-name="ce5">
            <text:p>2.1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3121.7054039999998" table:style-name="ce1">
            <text:p>3121.705404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2.2752803926371326" table:formula="of:=([.B435]/$$maxspend)*100" table:style-name="ce1">
            <text:p>2.27528039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RI</text:p>
          </table:table-cell>
          <table:table-cell office:value-type="float" office:value="2.2752803926371326" table:style-name="ce5">
            <text:p>2.2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3252.5207260000002" table:style-name="ce1">
            <text:p>3252.52072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2.3706262048402094" table:formula="of:=([.B436]/$$maxspend)*100" table:style-name="ce1">
            <text:p>2.370626205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RI</text:p>
          </table:table-cell>
          <table:table-cell office:value-type="float" office:value="2.3706262048402094" table:style-name="ce5">
            <text:p>2.37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3383.3360480000001" table:style-name="ce1">
            <text:p>3383.336048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2.4659720170432857" table:formula="of:=([.B437]/$$maxspend)*100" table:style-name="ce1">
            <text:p>2.46597201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RI</text:p>
          </table:table-cell>
          <table:table-cell office:value-type="float" office:value="2.4659720170432857" table:style-name="ce5">
            <text:p>2.47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3514.15137" table:style-name="ce1">
            <text:p>3514.15137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2.5613178292463621" table:formula="of:=([.B438]/$$maxspend)*100" table:style-name="ce1">
            <text:p>2.561317829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RI</text:p>
          </table:table-cell>
          <table:table-cell office:value-type="float" office:value="2.5613178292463621" table:style-name="ce5">
            <text:p>2.56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3644.966692" table:style-name="ce1">
            <text:p>3644.966692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2.6566636414494389" table:formula="of:=([.B439]/$$maxspend)*100" table:style-name="ce1">
            <text:p>2.656663641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RI</text:p>
          </table:table-cell>
          <table:table-cell office:value-type="float" office:value="2.6566636414494389" table:style-name="ce5">
            <text:p>2.66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3775.7820139999999" table:style-name="ce1">
            <text:p>3775.78201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2.7520094536525148" table:formula="of:=([.B440]/$$maxspend)*100" table:style-name="ce1">
            <text:p>2.752009454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RI</text:p>
          </table:table-cell>
          <table:table-cell office:value-type="float" office:value="2.7520094536525148" table:style-name="ce5">
            <text:p>2.75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3906.5973359999998" table:style-name="ce1">
            <text:p>3906.59733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RI</text:p>
          </table:table-cell>
          <table:table-cell office:value-type="float" office:value="2.8473552658555912" table:formula="of:=([.B441]/$$maxspend)*100" table:style-name="ce1">
            <text:p>2.847355266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RI</text:p>
          </table:table-cell>
          <table:table-cell office:value-type="float" office:value="2.8473552658555912" table:style-name="ce5">
            <text:p>2.8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5963.8059430000003" table:style-name="ce1">
            <text:p>5963.805943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SC</text:p>
          </table:table-cell>
          <table:table-cell office:value-type="float" office:value="4.3467685035921813" table:formula="of:=([.B442]/$$maxspend)*100" table:style-name="ce1">
            <text:p>4.346768504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float" office:value="4.3467685035921813" table:style-name="ce5">
            <text:p>4.3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6027.8885849999997" table:style-name="ce1">
            <text:p>6027.88858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SC</text:p>
          </table:table-cell>
          <table:table-cell office:value-type="float" office:value="4.3934756588106572" table:formula="of:=([.B443]/$$maxspend)*100" table:style-name="ce1">
            <text:p>4.393475659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float" office:value="4.3934756588106572" table:style-name="ce5">
            <text:p>4.39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6091.971227" table:style-name="ce1">
            <text:p>6091.971227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SC</text:p>
          </table:table-cell>
          <table:table-cell office:value-type="float" office:value="4.4401828140291348" table:formula="of:=([.B444]/$$maxspend)*100" table:style-name="ce1">
            <text:p>4.440182814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float" office:value="4.4401828140291348" table:style-name="ce5">
            <text:p>4.44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6156.0538690000003" table:style-name="ce1">
            <text:p>6156.053869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SC</text:p>
          </table:table-cell>
          <table:table-cell office:value-type="float" office:value="4.4868899692476107" table:formula="of:=([.B445]/$$maxspend)*100" table:style-name="ce1">
            <text:p>4.486889969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float" office:value="4.4868899692476107" table:style-name="ce5">
            <text:p>4.49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6220.1365109999997" table:style-name="ce1">
            <text:p>6220.13651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SC</text:p>
          </table:table-cell>
          <table:table-cell office:value-type="float" office:value="4.5335971244660866" table:formula="of:=([.B446]/$$maxspend)*100" table:style-name="ce1">
            <text:p>4.533597124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float" office:value="4.5335971244660866" table:style-name="ce5">
            <text:p>4.53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6284.219153" table:style-name="ce1">
            <text:p>6284.219153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SC</text:p>
          </table:table-cell>
          <table:table-cell office:value-type="float" office:value="4.5803042796845643" table:formula="of:=([.B447]/$$maxspend)*100" table:style-name="ce1">
            <text:p>4.58030428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float" office:value="4.5803042796845643" table:style-name="ce5">
            <text:p>4.5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6348.3017950000003" table:style-name="ce1">
            <text:p>6348.30179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SC</text:p>
          </table:table-cell>
          <table:table-cell office:value-type="float" office:value="4.6270114349030402" table:formula="of:=([.B448]/$$maxspend)*100" table:style-name="ce1">
            <text:p>4.627011435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float" office:value="4.6270114349030402" table:style-name="ce5">
            <text:p>4.63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6412.3844369999997" table:style-name="ce1">
            <text:p>6412.384437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SC</text:p>
          </table:table-cell>
          <table:table-cell office:value-type="float" office:value="4.6737185901215161" table:formula="of:=([.B449]/$$maxspend)*100" table:style-name="ce1">
            <text:p>4.67371859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float" office:value="4.6737185901215161" table:style-name="ce5">
            <text:p>4.67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6476.467079" table:style-name="ce1">
            <text:p>6476.46707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SC</text:p>
          </table:table-cell>
          <table:table-cell office:value-type="float" office:value="4.7204257453399929" table:formula="of:=([.B450]/$$maxspend)*100" table:style-name="ce1">
            <text:p>4.72042574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float" office:value="4.7204257453399929" table:style-name="ce5">
            <text:p>4.72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6540.5497210000003" table:style-name="ce1">
            <text:p>6540.549721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SC</text:p>
          </table:table-cell>
          <table:table-cell office:value-type="float" office:value="4.7671329005584697" table:formula="of:=([.B451]/$$maxspend)*100" table:style-name="ce1">
            <text:p>4.767132901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float" office:value="4.7671329005584697" table:style-name="ce5">
            <text:p>4.7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6604.6323629999897" table:style-name="ce1">
            <text:p>6604.632363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SC</text:p>
          </table:table-cell>
          <table:table-cell office:value-type="float" office:value="4.8138400557769385" table:formula="of:=([.B452]/$$maxspend)*100" table:style-name="ce1">
            <text:p>4.813840056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float" office:value="4.8138400557769385" table:style-name="ce5">
            <text:p>4.8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813.08499800000004" table:style-name="ce1">
            <text:p>813.08499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SD</text:p>
          </table:table-cell>
          <table:table-cell office:value-type="float" office:value="0.59262361884830894" table:formula="of:=([.B453]/$$maxspend)*100" table:style-name="ce1">
            <text:p>0.592623619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SD</text:p>
          </table:table-cell>
          <table:table-cell office:value-type="float" office:value="0.59262361884830894" table:style-name="ce5">
            <text:p>0.59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860.84615399999996" table:style-name="ce1">
            <text:p>860.84615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SD</text:p>
          </table:table-cell>
          <table:table-cell office:value-type="float" office:value="0.62743472614794038" table:formula="of:=([.B454]/$$maxspend)*100" table:style-name="ce1">
            <text:p>0.627434726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SD</text:p>
          </table:table-cell>
          <table:table-cell office:value-type="float" office:value="0.62743472614794038" table:style-name="ce5">
            <text:p>0.63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908.60730999999998" table:style-name="ce1">
            <text:p>908.6073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SD</text:p>
          </table:table-cell>
          <table:table-cell office:value-type="float" office:value="0.66224583344757182" table:formula="of:=([.B455]/$$maxspend)*100" table:style-name="ce1">
            <text:p>0.662245833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SD</text:p>
          </table:table-cell>
          <table:table-cell office:value-type="float" office:value="0.66224583344757182" table:style-name="ce5">
            <text:p>0.66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956.36846600000001" table:style-name="ce1">
            <text:p>956.36846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SD</text:p>
          </table:table-cell>
          <table:table-cell office:value-type="float" office:value="0.69705694074720326" table:formula="of:=([.B456]/$$maxspend)*100" table:style-name="ce1">
            <text:p>0.697056941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SD</text:p>
          </table:table-cell>
          <table:table-cell office:value-type="float" office:value="0.69705694074720326" table:style-name="ce5">
            <text:p>0.70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1004.129622" table:style-name="ce1">
            <text:p>1004.129622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SD</text:p>
          </table:table-cell>
          <table:table-cell office:value-type="float" office:value="0.73186804804683481" table:formula="of:=([.B457]/$$maxspend)*100" table:style-name="ce1">
            <text:p>0.731868048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SD</text:p>
          </table:table-cell>
          <table:table-cell office:value-type="float" office:value="0.73186804804683481" table:style-name="ce5">
            <text:p>0.73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1051.890778" table:style-name="ce1">
            <text:p>1051.89077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SD</text:p>
          </table:table-cell>
          <table:table-cell office:value-type="float" office:value="0.76667915534646625" table:formula="of:=([.B458]/$$maxspend)*100" table:style-name="ce1">
            <text:p>0.766679155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SD</text:p>
          </table:table-cell>
          <table:table-cell office:value-type="float" office:value="0.76667915534646625" table:style-name="ce5">
            <text:p>0.77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1099.651934" table:style-name="ce1">
            <text:p>1099.651934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SD</text:p>
          </table:table-cell>
          <table:table-cell office:value-type="float" office:value="0.80149026264609757" table:formula="of:=([.B459]/$$maxspend)*100" table:style-name="ce1">
            <text:p>0.801490263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SD</text:p>
          </table:table-cell>
          <table:table-cell office:value-type="float" office:value="0.80149026264609757" table:style-name="ce5">
            <text:p>0.80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1147.41309" table:style-name="ce1">
            <text:p>1147.41309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SD</text:p>
          </table:table-cell>
          <table:table-cell office:value-type="float" office:value="0.83630136994572912" table:formula="of:=([.B460]/$$maxspend)*100" table:style-name="ce1">
            <text:p>0.83630137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SD</text:p>
          </table:table-cell>
          <table:table-cell office:value-type="float" office:value="0.83630136994572912" table:style-name="ce5">
            <text:p>0.8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1195.174246" table:style-name="ce1">
            <text:p>1195.174246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SD</text:p>
          </table:table-cell>
          <table:table-cell office:value-type="float" office:value="0.87111247724536056" table:formula="of:=([.B461]/$$maxspend)*100" table:style-name="ce1">
            <text:p>0.871112477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SD</text:p>
          </table:table-cell>
          <table:table-cell office:value-type="float" office:value="0.87111247724536056" table:style-name="ce5">
            <text:p>0.8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1242.9354020000001" table:style-name="ce1">
            <text:p>1242.93540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SD</text:p>
          </table:table-cell>
          <table:table-cell office:value-type="float" office:value="0.90592358454499211" table:formula="of:=([.B462]/$$maxspend)*100" table:style-name="ce1">
            <text:p>0.905923585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SD</text:p>
          </table:table-cell>
          <table:table-cell office:value-type="float" office:value="0.90592358454499211" table:style-name="ce5">
            <text:p>0.91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1290.6965580000001" table:style-name="ce1">
            <text:p>1290.696558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SD</text:p>
          </table:table-cell>
          <table:table-cell office:value-type="float" office:value="0.94073469184462366" table:formula="of:=([.B463]/$$maxspend)*100" table:style-name="ce1">
            <text:p>0.940734692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SD</text:p>
          </table:table-cell>
          <table:table-cell office:value-type="float" office:value="0.94073469184462366" table:style-name="ce5">
            <text:p>0.9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9144.5206859999998" table:style-name="ce1">
            <text:p>9144.520686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TN</text:p>
          </table:table-cell>
          <table:table-cell office:value-type="float" office:value="6.6650583332623983" table:formula="of:=([.B464]/$$maxspend)*100" table:style-name="ce1">
            <text:p>6.665058333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TN</text:p>
          </table:table-cell>
          <table:table-cell office:value-type="float" office:value="6.6650583332623983" table:style-name="ce5">
            <text:p>6.67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9506.5502390000001" table:style-name="ce1">
            <text:p>9506.550239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TN</text:p>
          </table:table-cell>
          <table:table-cell office:value-type="float" office:value="6.9289265196840297" table:formula="of:=([.B465]/$$maxspend)*100" table:style-name="ce1">
            <text:p>6.92892652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TN</text:p>
          </table:table-cell>
          <table:table-cell office:value-type="float" office:value="6.9289265196840297" table:style-name="ce5">
            <text:p>6.93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9868.5797920000005" table:style-name="ce1">
            <text:p>9868.579792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TN</text:p>
          </table:table-cell>
          <table:table-cell office:value-type="float" office:value="7.1927947061056612" table:formula="of:=([.B466]/$$maxspend)*100" table:style-name="ce1">
            <text:p>7.192794706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TN</text:p>
          </table:table-cell>
          <table:table-cell office:value-type="float" office:value="7.1927947061056612" table:style-name="ce5">
            <text:p>7.1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10230.609345000001" table:style-name="ce1">
            <text:p>10230.60935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TN</text:p>
          </table:table-cell>
          <table:table-cell office:value-type="float" office:value="7.4566628925272926" table:formula="of:=([.B467]/$$maxspend)*100" table:style-name="ce1">
            <text:p>7.456662893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TN</text:p>
          </table:table-cell>
          <table:table-cell office:value-type="float" office:value="7.4566628925272926" table:style-name="ce5">
            <text:p>7.4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10592.638897999999" table:style-name="ce1">
            <text:p>10592.6389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TN</text:p>
          </table:table-cell>
          <table:table-cell office:value-type="float" office:value="7.7205310789489241" table:formula="of:=([.B468]/$$maxspend)*100" table:style-name="ce1">
            <text:p>7.720531079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TN</text:p>
          </table:table-cell>
          <table:table-cell office:value-type="float" office:value="7.7205310789489241" table:style-name="ce5">
            <text:p>7.72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10954.668451" table:style-name="ce1">
            <text:p>10954.66845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TN</text:p>
          </table:table-cell>
          <table:table-cell office:value-type="float" office:value="7.9843992653705547" table:formula="of:=([.B469]/$$maxspend)*100" table:style-name="ce1">
            <text:p>7.984399265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TN</text:p>
          </table:table-cell>
          <table:table-cell office:value-type="float" office:value="7.9843992653705547" table:style-name="ce5">
            <text:p>7.9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11316.698004" table:style-name="ce1">
            <text:p>11316.698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TN</text:p>
          </table:table-cell>
          <table:table-cell office:value-type="float" office:value="8.2482674517921861" table:formula="of:=([.B470]/$$maxspend)*100" table:style-name="ce1">
            <text:p>8.248267452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TN</text:p>
          </table:table-cell>
          <table:table-cell office:value-type="float" office:value="8.2482674517921861" table:style-name="ce5">
            <text:p>8.2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11678.727557" table:style-name="ce1">
            <text:p>11678.72756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TN</text:p>
          </table:table-cell>
          <table:table-cell office:value-type="float" office:value="8.5121356382138185" table:formula="of:=([.B471]/$$maxspend)*100" table:style-name="ce1">
            <text:p>8.512135638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TN</text:p>
          </table:table-cell>
          <table:table-cell office:value-type="float" office:value="8.5121356382138185" table:style-name="ce5">
            <text:p>8.51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12040.75711" table:style-name="ce1">
            <text:p>12040.7571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TN</text:p>
          </table:table-cell>
          <table:table-cell office:value-type="float" office:value="8.776003824635449" table:formula="of:=([.B472]/$$maxspend)*100" table:style-name="ce1">
            <text:p>8.77600382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TN</text:p>
          </table:table-cell>
          <table:table-cell office:value-type="float" office:value="8.776003824635449" table:style-name="ce5">
            <text:p>8.78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12402.786663000001" table:style-name="ce1">
            <text:p>12402.78666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TN</text:p>
          </table:table-cell>
          <table:table-cell office:value-type="float" office:value="9.0398720110570796" table:formula="of:=([.B473]/$$maxspend)*100" table:style-name="ce1">
            <text:p>9.039872011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TN</text:p>
          </table:table-cell>
          <table:table-cell office:value-type="float" office:value="9.0398720110570796" table:style-name="ce5">
            <text:p>9.04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12764.816215999999" table:style-name="ce1">
            <text:p>12764.81622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TN</text:p>
          </table:table-cell>
          <table:table-cell office:value-type="float" office:value="9.3037401974787102" table:formula="of:=([.B474]/$$maxspend)*100" table:style-name="ce1">
            <text:p>9.303740197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TN</text:p>
          </table:table-cell>
          <table:table-cell office:value-type="float" office:value="9.3037401974787102" table:style-name="ce5">
            <text:p>9.30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35802.825013000001" table:style-name="ce1">
            <text:p>35802.82501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float" office:value="26.09518042564698" table:formula="of:=([.B475]/$$maxspend)*100" table:style-name="ce1">
            <text:p>26.09518043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float" office:value="26.09518042564698" table:style-name="ce5">
            <text:p>26.10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36147.676702999997" table:style-name="ce1">
            <text:p>36147.676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float" office:value="26.346528386802888" table:formula="of:=([.B476]/$$maxspend)*100" table:style-name="ce1">
            <text:p>26.34652839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float" office:value="26.346528386802888" table:style-name="ce5">
            <text:p>26.3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36492.528393000001" table:style-name="ce1">
            <text:p>36492.5283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float" office:value="26.597876347958792" table:formula="of:=([.B477]/$$maxspend)*100" table:style-name="ce1">
            <text:p>26.59787635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float" office:value="26.597876347958792" table:style-name="ce5">
            <text:p>26.60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36837.380082999996" table:style-name="ce1">
            <text:p>36837.3800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float" office:value="26.8492243091147" table:formula="of:=([.B478]/$$maxspend)*100" table:style-name="ce1">
            <text:p>26.84922431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float" office:value="26.8492243091147" table:style-name="ce5">
            <text:p>26.85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37182.231773" table:style-name="ce1">
            <text:p>37182.23177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float" office:value="27.100572270270611" table:formula="of:=([.B479]/$$maxspend)*100" table:style-name="ce1">
            <text:p>27.10057227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float" office:value="27.100572270270611" table:style-name="ce5">
            <text:p>27.10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37527.083463000003" table:style-name="ce1">
            <text:p>37527.0834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float" office:value="27.351920231426519" table:formula="of:=([.B480]/$$maxspend)*100" table:style-name="ce1">
            <text:p>27.35192023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float" office:value="27.351920231426519" table:style-name="ce5">
            <text:p>27.35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37871.935152999999" table:style-name="ce1">
            <text:p>37871.9351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float" office:value="27.603268192582426" table:formula="of:=([.B481]/$$maxspend)*100" table:style-name="ce1">
            <text:p>27.60326819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float" office:value="27.603268192582426" table:style-name="ce5">
            <text:p>27.60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38216.786843000002" table:style-name="ce1">
            <text:p>38216.7868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float" office:value="27.854616153738331" table:formula="of:=([.B482]/$$maxspend)*100" table:style-name="ce1">
            <text:p>27.85461615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float" office:value="27.854616153738331" table:style-name="ce5">
            <text:p>27.8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38561.638532999998" table:style-name="ce1">
            <text:p>38561.63853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float" office:value="28.105964114894238" table:formula="of:=([.B483]/$$maxspend)*100" table:style-name="ce1">
            <text:p>28.10596411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float" office:value="28.105964114894238" table:style-name="ce5">
            <text:p>28.1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38906.490223000001" table:style-name="ce1">
            <text:p>38906.4902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float" office:value="28.35731207605015" table:formula="of:=([.B484]/$$maxspend)*100" table:style-name="ce1">
            <text:p>28.35731208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float" office:value="28.35731207605015" table:style-name="ce5">
            <text:p>28.36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39251.341912999997" table:style-name="ce1">
            <text:p>39251.3419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float" office:value="28.60866003720605" table:formula="of:=([.B485]/$$maxspend)*100" table:style-name="ce1">
            <text:p>28.60866004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float" office:value="28.60866003720605" table:style-name="ce5">
            <text:p>28.6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2196.1746250000001" table:style-name="ce1">
            <text:p>2196.174625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UT</text:p>
          </table:table-cell>
          <table:table-cell office:value-type="float" office:value="1.6006997510613619" table:formula="of:=([.B486]/$$maxspend)*100" table:style-name="ce1">
            <text:p>1.600699751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UT</text:p>
          </table:table-cell>
          <table:table-cell office:value-type="float" office:value="1.6006997510613619" table:style-name="ce5">
            <text:p>1.60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2300.0146340000001" table:style-name="ce1">
            <text:p>2300.01463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UT</text:p>
          </table:table-cell>
          <table:table-cell office:value-type="float" office:value="1.6763843868204646" table:formula="of:=([.B487]/$$maxspend)*100" table:style-name="ce1">
            <text:p>1.676384387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UT</text:p>
          </table:table-cell>
          <table:table-cell office:value-type="float" office:value="1.6763843868204646" table:style-name="ce5">
            <text:p>1.68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2403.8546430000001" table:style-name="ce1">
            <text:p>2403.854643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UT</text:p>
          </table:table-cell>
          <table:table-cell office:value-type="float" office:value="1.7520690225795679" table:formula="of:=([.B488]/$$maxspend)*100" table:style-name="ce1">
            <text:p>1.752069023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UT</text:p>
          </table:table-cell>
          <table:table-cell office:value-type="float" office:value="1.7520690225795679" table:style-name="ce5">
            <text:p>1.75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2507.6946520000001" table:style-name="ce1">
            <text:p>2507.694652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UT</text:p>
          </table:table-cell>
          <table:table-cell office:value-type="float" office:value="1.8277536583386707" table:formula="of:=([.B489]/$$maxspend)*100" table:style-name="ce1">
            <text:p>1.82775365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UT</text:p>
          </table:table-cell>
          <table:table-cell office:value-type="float" office:value="1.8277536583386707" table:style-name="ce5">
            <text:p>1.83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2611.5346610000001" table:style-name="ce1">
            <text:p>2611.534661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UT</text:p>
          </table:table-cell>
          <table:table-cell office:value-type="float" office:value="1.9034382940977739" table:formula="of:=([.B490]/$$maxspend)*100" table:style-name="ce1">
            <text:p>1.903438294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UT</text:p>
          </table:table-cell>
          <table:table-cell office:value-type="float" office:value="1.9034382940977739" table:style-name="ce5">
            <text:p>1.90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2715.3746700000002" table:style-name="ce1">
            <text:p>2715.37467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UT</text:p>
          </table:table-cell>
          <table:table-cell office:value-type="float" office:value="1.9791229298568767" table:formula="of:=([.B491]/$$maxspend)*100" table:style-name="ce1">
            <text:p>1.97912293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UT</text:p>
          </table:table-cell>
          <table:table-cell office:value-type="float" office:value="1.9791229298568767" table:style-name="ce5">
            <text:p>1.9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2819.2146790000002" table:style-name="ce1">
            <text:p>2819.214679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UT</text:p>
          </table:table-cell>
          <table:table-cell office:value-type="float" office:value="2.0548075656159801" table:formula="of:=([.B492]/$$maxspend)*100" table:style-name="ce1">
            <text:p>2.054807566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UT</text:p>
          </table:table-cell>
          <table:table-cell office:value-type="float" office:value="2.0548075656159801" table:style-name="ce5">
            <text:p>2.0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2923.0546880000002" table:style-name="ce1">
            <text:p>2923.054688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UT</text:p>
          </table:table-cell>
          <table:table-cell office:value-type="float" office:value="2.1304922013750827" table:formula="of:=([.B493]/$$maxspend)*100" table:style-name="ce1">
            <text:p>2.130492201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UT</text:p>
          </table:table-cell>
          <table:table-cell office:value-type="float" office:value="2.1304922013750827" table:style-name="ce5">
            <text:p>2.13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3026.8946970000002" table:style-name="ce1">
            <text:p>3026.89469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UT</text:p>
          </table:table-cell>
          <table:table-cell office:value-type="float" office:value="2.2061768371341857" table:formula="of:=([.B494]/$$maxspend)*100" table:style-name="ce1">
            <text:p>2.206176837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UT</text:p>
          </table:table-cell>
          <table:table-cell office:value-type="float" office:value="2.2061768371341857" table:style-name="ce5">
            <text:p>2.2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3130.7347060000002" table:style-name="ce1">
            <text:p>3130.734706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UT</text:p>
          </table:table-cell>
          <table:table-cell office:value-type="float" office:value="2.2818614728932887" table:formula="of:=([.B495]/$$maxspend)*100" table:style-name="ce1">
            <text:p>2.281861473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UT</text:p>
          </table:table-cell>
          <table:table-cell office:value-type="float" office:value="2.2818614728932887" table:style-name="ce5">
            <text:p>2.2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3234.5747150000002" table:style-name="ce1">
            <text:p>3234.57471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UT</text:p>
          </table:table-cell>
          <table:table-cell office:value-type="float" office:value="2.3575461086523917" table:formula="of:=([.B496]/$$maxspend)*100" table:style-name="ce1">
            <text:p>2.357546109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UT</text:p>
          </table:table-cell>
          <table:table-cell office:value-type="float" office:value="2.3575461086523917" table:style-name="ce5">
            <text:p>2.36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634.622218" table:style-name="ce1">
            <text:p>1634.62221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VT</text:p>
          </table:table-cell>
          <table:table-cell office:value-type="float" office:value="1.191407708497666" table:formula="of:=([.B497]/$$maxspend)*100" table:style-name="ce1">
            <text:p>1.191407708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1.191407708497666" table:style-name="ce5">
            <text:p>1.19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666.0669780000001" table:style-name="ce1">
            <text:p>1666.066978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VT</text:p>
          </table:table-cell>
          <table:table-cell office:value-type="float" office:value="1.2143264777663823" table:formula="of:=([.B498]/$$maxspend)*100" table:style-name="ce1">
            <text:p>1.214326478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1.2143264777663823" table:style-name="ce5">
            <text:p>1.21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697.5117379999999" table:style-name="ce1">
            <text:p>1697.51173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VT</text:p>
          </table:table-cell>
          <table:table-cell office:value-type="float" office:value="1.2372452470350983" table:formula="of:=([.B499]/$$maxspend)*100" table:style-name="ce1">
            <text:p>1.237245247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1.2372452470350983" table:style-name="ce5">
            <text:p>1.24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728.956498" table:style-name="ce1">
            <text:p>1728.95649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VT</text:p>
          </table:table-cell>
          <table:table-cell office:value-type="float" office:value="1.2601640163038146" table:formula="of:=([.B500]/$$maxspend)*100" table:style-name="ce1">
            <text:p>1.260164016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1.2601640163038146" table:style-name="ce5">
            <text:p>1.2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760.4012580000001" table:style-name="ce1">
            <text:p>1760.40125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VT</text:p>
          </table:table-cell>
          <table:table-cell office:value-type="float" office:value="1.2830827855725309" table:formula="of:=([.B501]/$$maxspend)*100" table:style-name="ce1">
            <text:p>1.283082786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1.2830827855725309" table:style-name="ce5">
            <text:p>1.2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791.846018" table:style-name="ce1">
            <text:p>1791.84601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VT</text:p>
          </table:table-cell>
          <table:table-cell office:value-type="float" office:value="1.3060015548412469" table:formula="of:=([.B502]/$$maxspend)*100" table:style-name="ce1">
            <text:p>1.306001555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1.3060015548412469" table:style-name="ce5">
            <text:p>1.31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823.290778" table:style-name="ce1">
            <text:p>1823.290778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VT</text:p>
          </table:table-cell>
          <table:table-cell office:value-type="float" office:value="1.3289203241099632" table:formula="of:=([.B503]/$$maxspend)*100" table:style-name="ce1">
            <text:p>1.328920324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1.3289203241099632" table:style-name="ce5">
            <text:p>1.33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854.7355379999999" table:style-name="ce1">
            <text:p>1854.735538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VT</text:p>
          </table:table-cell>
          <table:table-cell office:value-type="float" office:value="1.3518390933786792" table:formula="of:=([.B504]/$$maxspend)*100" table:style-name="ce1">
            <text:p>1.351839093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1.3518390933786792" table:style-name="ce5">
            <text:p>1.35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886.180298" table:style-name="ce1">
            <text:p>1886.180298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VT</text:p>
          </table:table-cell>
          <table:table-cell office:value-type="float" office:value="1.3747578626473955" table:formula="of:=([.B505]/$$maxspend)*100" table:style-name="ce1">
            <text:p>1.374757863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1.3747578626473955" table:style-name="ce5">
            <text:p>1.3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917.6250580000001" table:style-name="ce1">
            <text:p>1917.62505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VT</text:p>
          </table:table-cell>
          <table:table-cell office:value-type="float" office:value="1.3976766319161118" table:formula="of:=([.B506]/$$maxspend)*100" table:style-name="ce1">
            <text:p>1.397676632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1.3976766319161118" table:style-name="ce5">
            <text:p>1.40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949.0698179999999" table:style-name="ce1">
            <text:p>1949.069818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VT</text:p>
          </table:table-cell>
          <table:table-cell office:value-type="float" office:value="1.4205954011848276" table:formula="of:=([.B507]/$$maxspend)*100" table:style-name="ce1">
            <text:p>1.420595401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1.4205954011848276" table:style-name="ce5">
            <text:p>1.42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8103.2682279999999" table:style-name="ce1">
            <text:p>8103.26822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VA</text:p>
          </table:table-cell>
          <table:table-cell office:value-type="float" office:value="5.9061330040378923" table:formula="of:=([.B508]/$$maxspend)*100" table:style-name="ce1">
            <text:p>5.906133004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float" office:value="5.9061330040378923" table:style-name="ce5">
            <text:p>5.91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8510.7797539999992" table:style-name="ce1">
            <text:p>8510.779754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VA</text:p>
          </table:table-cell>
          <table:table-cell office:value-type="float" office:value="6.203151096678333" table:formula="of:=([.B509]/$$maxspend)*100" table:style-name="ce1">
            <text:p>6.203151097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float" office:value="6.203151096678333" table:style-name="ce5">
            <text:p>6.20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8918.2912799999995" table:style-name="ce1">
            <text:p>8918.2912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VA</text:p>
          </table:table-cell>
          <table:table-cell office:value-type="float" office:value="6.5001691893187745" table:formula="of:=([.B510]/$$maxspend)*100" table:style-name="ce1">
            <text:p>6.500169189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float" office:value="6.5001691893187745" table:style-name="ce5">
            <text:p>6.50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9325.8028059999997" table:style-name="ce1">
            <text:p>9325.802806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VA</text:p>
          </table:table-cell>
          <table:table-cell office:value-type="float" office:value="6.7971872819592143" table:formula="of:=([.B511]/$$maxspend)*100" table:style-name="ce1">
            <text:p>6.797187282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float" office:value="6.7971872819592143" table:style-name="ce5">
            <text:p>6.80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9733.3143319999999" table:style-name="ce1">
            <text:p>9733.314332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VA</text:p>
          </table:table-cell>
          <table:table-cell office:value-type="float" office:value="7.0942053745996558" table:formula="of:=([.B512]/$$maxspend)*100" table:style-name="ce1">
            <text:p>7.094205375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float" office:value="7.0942053745996558" table:style-name="ce5">
            <text:p>7.09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10140.825858" table:style-name="ce1">
            <text:p>10140.8258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VA</text:p>
          </table:table-cell>
          <table:table-cell office:value-type="float" office:value="7.3912234672400974" table:formula="of:=([.B513]/$$maxspend)*100" table:style-name="ce1">
            <text:p>7.391223467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float" office:value="7.3912234672400974" table:style-name="ce5">
            <text:p>7.39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10548.337384" table:style-name="ce1">
            <text:p>10548.33738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VA</text:p>
          </table:table-cell>
          <table:table-cell office:value-type="float" office:value="7.6882415598805389" table:formula="of:=([.B514]/$$maxspend)*100" table:style-name="ce1">
            <text:p>7.68824156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float" office:value="7.6882415598805389" table:style-name="ce5">
            <text:p>7.69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10955.848910000001" table:style-name="ce1">
            <text:p>10955.84891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VA</text:p>
          </table:table-cell>
          <table:table-cell office:value-type="float" office:value="7.9852596525209787" table:formula="of:=([.B515]/$$maxspend)*100" table:style-name="ce1">
            <text:p>7.985259653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float" office:value="7.9852596525209787" table:style-name="ce5">
            <text:p>7.99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11363.360436000001" table:style-name="ce1">
            <text:p>11363.36044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VA</text:p>
          </table:table-cell>
          <table:table-cell office:value-type="float" office:value="8.2822777451614211" table:formula="of:=([.B516]/$$maxspend)*100" table:style-name="ce1">
            <text:p>8.282277745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float" office:value="8.2822777451614211" table:style-name="ce5">
            <text:p>8.28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11770.871961999999" table:style-name="ce1">
            <text:p>11770.87196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VA</text:p>
          </table:table-cell>
          <table:table-cell office:value-type="float" office:value="8.57929583780186" table:formula="of:=([.B517]/$$maxspend)*100" table:style-name="ce1">
            <text:p>8.579295838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float" office:value="8.57929583780186" table:style-name="ce5">
            <text:p>8.5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12178.383487999999" table:style-name="ce1">
            <text:p>12178.38349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VA</text:p>
          </table:table-cell>
          <table:table-cell office:value-type="float" office:value="8.8763139304423024" table:formula="of:=([.B518]/$$maxspend)*100" table:style-name="ce1">
            <text:p>8.87631393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VA</text:p>
          </table:table-cell>
          <table:table-cell office:value-type="float" office:value="8.8763139304423024" table:style-name="ce5">
            <text:p>8.88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0621.146074" table:style-name="ce1">
            <text:p>10621.14607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WA</text:p>
          </table:table-cell>
          <table:table-cell office:value-type="float" office:value="7.7413087662089524" table:formula="of:=([.B519]/$$maxspend)*100" table:style-name="ce1">
            <text:p>7.741308766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float" office:value="7.7413087662089524" table:style-name="ce5">
            <text:p>7.74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1074.882616000001" table:style-name="ce1">
            <text:p>11074.88262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WA</text:p>
          </table:table-cell>
          <table:table-cell office:value-type="float" office:value="8.072018338006707" table:formula="of:=([.B520]/$$maxspend)*100" table:style-name="ce1">
            <text:p>8.072018338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float" office:value="8.072018338006707" table:style-name="ce5">
            <text:p>8.07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1528.619158" table:style-name="ce1">
            <text:p>11528.61916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WA</text:p>
          </table:table-cell>
          <table:table-cell office:value-type="float" office:value="8.4027279098044616" table:formula="of:=([.B521]/$$maxspend)*100" table:style-name="ce1">
            <text:p>8.40272791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float" office:value="8.4027279098044616" table:style-name="ce5">
            <text:p>8.40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1982.3557" table:style-name="ce1">
            <text:p>11982.3557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WA</text:p>
          </table:table-cell>
          <table:table-cell office:value-type="float" office:value="8.7334374816022162" table:formula="of:=([.B522]/$$maxspend)*100" table:style-name="ce1">
            <text:p>8.733437482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float" office:value="8.7334374816022162" table:style-name="ce5">
            <text:p>8.73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2436.092242000001" table:style-name="ce1">
            <text:p>12436.09224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WA</text:p>
          </table:table-cell>
          <table:table-cell office:value-type="float" office:value="9.0641470533999691" table:formula="of:=([.B523]/$$maxspend)*100" table:style-name="ce1">
            <text:p>9.06414705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float" office:value="9.0641470533999691" table:style-name="ce5">
            <text:p>9.0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2889.828783999999" table:style-name="ce1">
            <text:p>12889.8287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WA</text:p>
          </table:table-cell>
          <table:table-cell office:value-type="float" office:value="9.3948566251977219" table:formula="of:=([.B524]/$$maxspend)*100" table:style-name="ce1">
            <text:p>9.394856625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float" office:value="9.3948566251977219" table:style-name="ce5">
            <text:p>9.39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3343.565326" table:style-name="ce1">
            <text:p>13343.56533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WA</text:p>
          </table:table-cell>
          <table:table-cell office:value-type="float" office:value="9.7255661969954783" table:formula="of:=([.B525]/$$maxspend)*100" table:style-name="ce1">
            <text:p>9.72556619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float" office:value="9.7255661969954783" table:style-name="ce5">
            <text:p>9.73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3797.301868" table:style-name="ce1">
            <text:p>13797.30187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WA</text:p>
          </table:table-cell>
          <table:table-cell office:value-type="float" office:value="10.056275768793233" table:formula="of:=([.B526]/$$maxspend)*100" table:style-name="ce1">
            <text:p>10.05627577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float" office:value="10.056275768793233" table:style-name="ce5">
            <text:p>10.06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4251.038409999999" table:style-name="ce1">
            <text:p>14251.0384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WA</text:p>
          </table:table-cell>
          <table:table-cell office:value-type="float" office:value="10.386985340590984" table:formula="of:=([.B527]/$$maxspend)*100" table:style-name="ce1">
            <text:p>10.38698534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float" office:value="10.386985340590984" table:style-name="ce5">
            <text:p>10.39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4704.774952" table:style-name="ce1">
            <text:p>14704.77495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WA</text:p>
          </table:table-cell>
          <table:table-cell office:value-type="float" office:value="10.717694912388739" table:formula="of:=([.B528]/$$maxspend)*100" table:style-name="ce1">
            <text:p>10.71769491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float" office:value="10.717694912388739" table:style-name="ce5">
            <text:p>10.7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5158.511494" table:style-name="ce1">
            <text:p>15158.51149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WA</text:p>
          </table:table-cell>
          <table:table-cell office:value-type="float" office:value="11.048404484186495" table:formula="of:=([.B529]/$$maxspend)*100" table:style-name="ce1">
            <text:p>11.04840448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WA</text:p>
          </table:table-cell>
          <table:table-cell office:value-type="float" office:value="11.048404484186495" table:style-name="ce5">
            <text:p>11.0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V</text:p>
          </table:table-cell>
          <table:table-cell office:value-type="float" office:value="3675.4385299999999" table:style-name="ce1">
            <text:p>3675.43853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WV</text:p>
          </table:table-cell>
          <table:table-cell office:value-type="float" office:value="2.6788732885994153" table:formula="of:=([.B530]/$$maxspend)*100" table:style-name="ce1">
            <text:p>2.678873289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WV</text:p>
          </table:table-cell>
          <table:table-cell office:value-type="float" office:value="2.6788732885994153" table:style-name="ce5">
            <text:p>2.6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V</text:p>
          </table:table-cell>
          <table:table-cell office:value-type="float" office:value="3835.7498489999998" table:style-name="ce1">
            <text:p>3835.749849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WV</text:p>
          </table:table-cell>
          <table:table-cell office:value-type="float" office:value="2.7957174982968196" table:formula="of:=([.B531]/$$maxspend)*100" table:style-name="ce1">
            <text:p>2.795717498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WV</text:p>
          </table:table-cell>
          <table:table-cell office:value-type="float" office:value="2.7957174982968196" table:style-name="ce5">
            <text:p>2.80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V</text:p>
          </table:table-cell>
          <table:table-cell office:value-type="float" office:value="3996.0611680000002" table:style-name="ce1">
            <text:p>3996.06116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WV</text:p>
          </table:table-cell>
          <table:table-cell office:value-type="float" office:value="2.9125617079942243" table:formula="of:=([.B532]/$$maxspend)*100" table:style-name="ce1">
            <text:p>2.912561708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WV</text:p>
          </table:table-cell>
          <table:table-cell office:value-type="float" office:value="2.9125617079942243" table:style-name="ce5">
            <text:p>2.91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V</text:p>
          </table:table-cell>
          <table:table-cell office:value-type="float" office:value="4156.3724869999996" table:style-name="ce1">
            <text:p>4156.372487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WV</text:p>
          </table:table-cell>
          <table:table-cell office:value-type="float" office:value="3.0294059176916281" table:formula="of:=([.B533]/$$maxspend)*100" table:style-name="ce1">
            <text:p>3.029405918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WV</text:p>
          </table:table-cell>
          <table:table-cell office:value-type="float" office:value="3.0294059176916281" table:style-name="ce5">
            <text:p>3.03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V</text:p>
          </table:table-cell>
          <table:table-cell office:value-type="float" office:value="4316.683806" table:style-name="ce1">
            <text:p>4316.683806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WV</text:p>
          </table:table-cell>
          <table:table-cell office:value-type="float" office:value="3.1462501273890329" table:formula="of:=([.B534]/$$maxspend)*100" table:style-name="ce1">
            <text:p>3.146250127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WV</text:p>
          </table:table-cell>
          <table:table-cell office:value-type="float" office:value="3.1462501273890329" table:style-name="ce5">
            <text:p>3.1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V</text:p>
          </table:table-cell>
          <table:table-cell office:value-type="float" office:value="4476.9951250000004" table:style-name="ce1">
            <text:p>4476.995125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WV</text:p>
          </table:table-cell>
          <table:table-cell office:value-type="float" office:value="3.2630943370864376" table:formula="of:=([.B535]/$$maxspend)*100" table:style-name="ce1">
            <text:p>3.263094337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WV</text:p>
          </table:table-cell>
          <table:table-cell office:value-type="float" office:value="3.2630943370864376" table:style-name="ce5">
            <text:p>3.26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V</text:p>
          </table:table-cell>
          <table:table-cell office:value-type="float" office:value="4637.3064439999998" table:style-name="ce1">
            <text:p>4637.306444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WV</text:p>
          </table:table-cell>
          <table:table-cell office:value-type="float" office:value="3.3799385467838414" table:formula="of:=([.B536]/$$maxspend)*100" table:style-name="ce1">
            <text:p>3.37993854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WV</text:p>
          </table:table-cell>
          <table:table-cell office:value-type="float" office:value="3.3799385467838414" table:style-name="ce5">
            <text:p>3.38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V</text:p>
          </table:table-cell>
          <table:table-cell office:value-type="float" office:value="4797.6177630000002" table:style-name="ce1">
            <text:p>4797.617763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WV</text:p>
          </table:table-cell>
          <table:table-cell office:value-type="float" office:value="3.4967827564812466" table:formula="of:=([.B537]/$$maxspend)*100" table:style-name="ce1">
            <text:p>3.496782756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WV</text:p>
          </table:table-cell>
          <table:table-cell office:value-type="float" office:value="3.4967827564812466" table:style-name="ce5">
            <text:p>3.50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V</text:p>
          </table:table-cell>
          <table:table-cell office:value-type="float" office:value="4957.9290819999997" table:style-name="ce1">
            <text:p>4957.929082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WV</text:p>
          </table:table-cell>
          <table:table-cell office:value-type="float" office:value="3.6136269661786504" table:formula="of:=([.B538]/$$maxspend)*100" table:style-name="ce1">
            <text:p>3.613626966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WV</text:p>
          </table:table-cell>
          <table:table-cell office:value-type="float" office:value="3.6136269661786504" table:style-name="ce5">
            <text:p>3.61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V</text:p>
          </table:table-cell>
          <table:table-cell office:value-type="float" office:value="5118.240401" table:style-name="ce1">
            <text:p>5118.240401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WV</text:p>
          </table:table-cell>
          <table:table-cell office:value-type="float" office:value="3.7304711758760551" table:formula="of:=([.B539]/$$maxspend)*100" table:style-name="ce1">
            <text:p>3.730471176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WV</text:p>
          </table:table-cell>
          <table:table-cell office:value-type="float" office:value="3.7304711758760551" table:style-name="ce5">
            <text:p>3.73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V</text:p>
          </table:table-cell>
          <table:table-cell office:value-type="float" office:value="5278.5517200000004" table:style-name="ce1">
            <text:p>5278.55172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WV</text:p>
          </table:table-cell>
          <table:table-cell office:value-type="float" office:value="3.8473153855734599" table:formula="of:=([.B540]/$$maxspend)*100" table:style-name="ce1">
            <text:p>3.847315386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WV</text:p>
          </table:table-cell>
          <table:table-cell office:value-type="float" office:value="3.8473153855734599" table:style-name="ce5">
            <text:p>3.85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7974.5985430000001" table:style-name="ce1">
            <text:p>7974.598543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WI</text:p>
          </table:table-cell>
          <table:table-cell office:value-type="float" office:value="5.8123510568265484" table:formula="of:=([.B541]/$$maxspend)*100" table:style-name="ce1">
            <text:p>5.812351057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float" office:value="5.8123510568265484" table:style-name="ce5">
            <text:p>5.81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8212.1225959999992" table:style-name="ce1">
            <text:p>8212.122596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WI</text:p>
          </table:table-cell>
          <table:table-cell office:value-type="float" office:value="5.9854723961682152" table:formula="of:=([.B542]/$$maxspend)*100" table:style-name="ce1">
            <text:p>5.985472396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float" office:value="5.9854723961682152" table:style-name="ce5">
            <text:p>5.99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8449.6466490000003" table:style-name="ce1">
            <text:p>8449.64664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WI</text:p>
          </table:table-cell>
          <table:table-cell office:value-type="float" office:value="6.1585937355098848" table:formula="of:=([.B543]/$$maxspend)*100" table:style-name="ce1">
            <text:p>6.158593736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float" office:value="6.1585937355098848" table:style-name="ce5">
            <text:p>6.16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8687.1707019999994" table:style-name="ce1">
            <text:p>8687.170702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WI</text:p>
          </table:table-cell>
          <table:table-cell office:value-type="float" office:value="6.3317150748515516" table:formula="of:=([.B544]/$$maxspend)*100" table:style-name="ce1">
            <text:p>6.331715075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float" office:value="6.3317150748515516" table:style-name="ce5">
            <text:p>6.33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8924.6947550000004" table:style-name="ce1">
            <text:p>8924.694755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WI</text:p>
          </table:table-cell>
          <table:table-cell office:value-type="float" office:value="6.5048364141932211" table:formula="of:=([.B545]/$$maxspend)*100" table:style-name="ce1">
            <text:p>6.504836414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float" office:value="6.5048364141932211" table:style-name="ce5">
            <text:p>6.50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9162.2188079999996" table:style-name="ce1">
            <text:p>9162.21880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WI</text:p>
          </table:table-cell>
          <table:table-cell office:value-type="float" office:value="6.677957753534888" table:formula="of:=([.B546]/$$maxspend)*100" table:style-name="ce1">
            <text:p>6.677957754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float" office:value="6.677957753534888" table:style-name="ce5">
            <text:p>6.6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9399.7428610000006" table:style-name="ce1">
            <text:p>9399.742861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WI</text:p>
          </table:table-cell>
          <table:table-cell office:value-type="float" office:value="6.8510790928765584" table:formula="of:=([.B547]/$$maxspend)*100" table:style-name="ce1">
            <text:p>6.851079093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float" office:value="6.8510790928765584" table:style-name="ce5">
            <text:p>6.8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9637.2669139999907" table:style-name="ce1">
            <text:p>9637.266914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WI</text:p>
          </table:table-cell>
          <table:table-cell office:value-type="float" office:value="7.0242004322182181" table:formula="of:=([.B548]/$$maxspend)*100" table:style-name="ce1">
            <text:p>7.024200432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float" office:value="7.0242004322182181" table:style-name="ce5">
            <text:p>7.02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9874.7909669999899" table:style-name="ce1">
            <text:p>9874.790967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WI</text:p>
          </table:table-cell>
          <table:table-cell office:value-type="float" office:value="7.1973217715598867" table:formula="of:=([.B549]/$$maxspend)*100" table:style-name="ce1">
            <text:p>7.197321772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float" office:value="7.1973217715598867" table:style-name="ce5">
            <text:p>7.20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10112.31502" table:style-name="ce1">
            <text:p>10112.31502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WI</text:p>
          </table:table-cell>
          <table:table-cell office:value-type="float" office:value="7.3704431109015616" table:formula="of:=([.B550]/$$maxspend)*100" table:style-name="ce1">
            <text:p>7.370443111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float" office:value="7.3704431109015616" table:style-name="ce5">
            <text:p>7.3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10349.839072999999" table:style-name="ce1">
            <text:p>10349.83907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WI</text:p>
          </table:table-cell>
          <table:table-cell office:value-type="float" office:value="7.5435644502432284" table:formula="of:=([.B551]/$$maxspend)*100" table:style-name="ce1">
            <text:p>7.54356445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float" office:value="7.5435644502432284" table:style-name="ce5">
            <text:p>7.54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566.40015800000003" table:style-name="ce1">
            <text:p>566.400158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4" table:style-name="ce1"/>
          <table:table-cell office:value-type="string" table:style-name="ce1">
            <text:p>WY</text:p>
          </table:table-cell>
          <table:table-cell office:value-type="float" office:value="0.41282536533802083" table:formula="of:=([.B552]/$$maxspend)*100" table:style-name="ce1">
            <text:p>0.412825365</text:p>
          </table:table-cell>
          <table:table-cell office:value-type="date" office:date-value="2015-01-01T00:00:00" table:style-name="ce4">
            <text:p>1/1/2015</text:p>
          </table:table-cell>
          <table:table-cell table:style-name="ce1"/>
          <table:table-cell office:value-type="string" table:style-name="ce1">
            <text:p>WY</text:p>
          </table:table-cell>
          <table:table-cell office:value-type="float" office:value="0.41282536533802083" table:style-name="ce5">
            <text:p>0.41</text:p>
          </table:table-cell>
          <table:table-cell office:value-type="date" office:date-value="2015-01-01T00:00:00" table:style-name="ce4">
            <text:p>1/1/2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620.896568" table:style-name="ce1">
            <text:p>620.896568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4" table:style-name="ce1"/>
          <table:table-cell office:value-type="string" table:style-name="ce1">
            <text:p>WY</text:p>
          </table:table-cell>
          <table:table-cell office:value-type="float" office:value="0.45254551733674364" table:formula="of:=([.B553]/$$maxspend)*100" table:style-name="ce1">
            <text:p>0.452545517</text:p>
          </table:table-cell>
          <table:table-cell office:value-type="date" office:date-value="2016-01-01T00:00:00" table:style-name="ce4">
            <text:p>1/1/2016</text:p>
          </table:table-cell>
          <table:table-cell table:style-name="ce1"/>
          <table:table-cell office:value-type="string" table:style-name="ce1">
            <text:p>WY</text:p>
          </table:table-cell>
          <table:table-cell office:value-type="float" office:value="0.45254551733674364" table:style-name="ce5">
            <text:p>0.45</text:p>
          </table:table-cell>
          <table:table-cell office:value-type="date" office:date-value="2016-01-01T00:00:00" table:style-name="ce4">
            <text:p>1/1/2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675.39297799999997" table:style-name="ce1">
            <text:p>675.392978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4" table:style-name="ce1"/>
          <table:table-cell office:value-type="string" table:style-name="ce1">
            <text:p>WY</text:p>
          </table:table-cell>
          <table:table-cell office:value-type="float" office:value="0.49226566933546628" table:formula="of:=([.B554]/$$maxspend)*100" table:style-name="ce1">
            <text:p>0.492265669</text:p>
          </table:table-cell>
          <table:table-cell office:value-type="date" office:date-value="2017-01-01T00:00:00" table:style-name="ce4">
            <text:p>1/1/2017</text:p>
          </table:table-cell>
          <table:table-cell table:style-name="ce1"/>
          <table:table-cell office:value-type="string" table:style-name="ce1">
            <text:p>WY</text:p>
          </table:table-cell>
          <table:table-cell office:value-type="float" office:value="0.49226566933546628" table:style-name="ce5">
            <text:p>0.49</text:p>
          </table:table-cell>
          <table:table-cell office:value-type="date" office:date-value="2017-01-01T00:00:00" table:style-name="ce4">
            <text:p>1/1/2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729.88938800000005" table:style-name="ce1">
            <text:p>729.889388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4" table:style-name="ce1"/>
          <table:table-cell office:value-type="string" table:style-name="ce1">
            <text:p>WY</text:p>
          </table:table-cell>
          <table:table-cell office:value-type="float" office:value="0.53198582133418915" table:formula="of:=([.B555]/$$maxspend)*100" table:style-name="ce1">
            <text:p>0.531985821</text:p>
          </table:table-cell>
          <table:table-cell office:value-type="date" office:date-value="2018-01-01T00:00:00" table:style-name="ce4">
            <text:p>1/1/2018</text:p>
          </table:table-cell>
          <table:table-cell table:style-name="ce1"/>
          <table:table-cell office:value-type="string" table:style-name="ce1">
            <text:p>WY</text:p>
          </table:table-cell>
          <table:table-cell office:value-type="float" office:value="0.53198582133418915" table:style-name="ce5">
            <text:p>0.53</text:p>
          </table:table-cell>
          <table:table-cell office:value-type="date" office:date-value="2018-01-01T00:00:00" table:style-name="ce4">
            <text:p>1/1/20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784.38579800000002" table:style-name="ce1">
            <text:p>784.385798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4" table:style-name="ce1"/>
          <table:table-cell office:value-type="string" table:style-name="ce1">
            <text:p>WY</text:p>
          </table:table-cell>
          <table:table-cell office:value-type="float" office:value="0.57170597333291184" table:formula="of:=([.B556]/$$maxspend)*100" table:style-name="ce1">
            <text:p>0.571705973</text:p>
          </table:table-cell>
          <table:table-cell office:value-type="date" office:date-value="2019-01-01T00:00:00" table:style-name="ce4">
            <text:p>1/1/2019</text:p>
          </table:table-cell>
          <table:table-cell table:style-name="ce1"/>
          <table:table-cell office:value-type="string" table:style-name="ce1">
            <text:p>WY</text:p>
          </table:table-cell>
          <table:table-cell office:value-type="float" office:value="0.57170597333291184" table:style-name="ce5">
            <text:p>0.57</text:p>
          </table:table-cell>
          <table:table-cell office:value-type="date" office:date-value="2019-01-01T00:00:00" table:style-name="ce4">
            <text:p>1/1/2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838.88220799999999" table:style-name="ce1">
            <text:p>838.882208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4" table:style-name="ce1"/>
          <table:table-cell office:value-type="string" table:style-name="ce1">
            <text:p>WY</text:p>
          </table:table-cell>
          <table:table-cell office:value-type="float" office:value="0.61142612533163454" table:formula="of:=([.B557]/$$maxspend)*100" table:style-name="ce1">
            <text:p>0.611426125</text:p>
          </table:table-cell>
          <table:table-cell office:value-type="date" office:date-value="2020-01-01T00:00:00" table:style-name="ce4">
            <text:p>1/1/2020</text:p>
          </table:table-cell>
          <table:table-cell table:style-name="ce1"/>
          <table:table-cell office:value-type="string" table:style-name="ce1">
            <text:p>WY</text:p>
          </table:table-cell>
          <table:table-cell office:value-type="float" office:value="0.61142612533163454" table:style-name="ce5">
            <text:p>0.61</text:p>
          </table:table-cell>
          <table:table-cell office:value-type="date" office:date-value="2020-01-01T00:00:00" table:style-name="ce4">
            <text:p>1/1/20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893.37861799999996" table:style-name="ce1">
            <text:p>893.378618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4" table:style-name="ce1"/>
          <table:table-cell office:value-type="string" table:style-name="ce1">
            <text:p>WY</text:p>
          </table:table-cell>
          <table:table-cell office:value-type="float" office:value="0.65114627733035724" table:formula="of:=([.B558]/$$maxspend)*100" table:style-name="ce1">
            <text:p>0.651146277</text:p>
          </table:table-cell>
          <table:table-cell office:value-type="date" office:date-value="2021-01-01T00:00:00" table:style-name="ce4">
            <text:p>1/1/2021</text:p>
          </table:table-cell>
          <table:table-cell table:style-name="ce1"/>
          <table:table-cell office:value-type="string" table:style-name="ce1">
            <text:p>WY</text:p>
          </table:table-cell>
          <table:table-cell office:value-type="float" office:value="0.65114627733035724" table:style-name="ce5">
            <text:p>0.65</text:p>
          </table:table-cell>
          <table:table-cell office:value-type="date" office:date-value="2021-01-01T00:00:00" table:style-name="ce4">
            <text:p>1/1/20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947.87502800000004" table:style-name="ce1">
            <text:p>947.875028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4" table:style-name="ce1"/>
          <table:table-cell office:value-type="string" table:style-name="ce1">
            <text:p>WY</text:p>
          </table:table-cell>
          <table:table-cell office:value-type="float" office:value="0.69086642932908005" table:formula="of:=([.B559]/$$maxspend)*100" table:style-name="ce1">
            <text:p>0.690866429</text:p>
          </table:table-cell>
          <table:table-cell office:value-type="date" office:date-value="2022-01-01T00:00:00" table:style-name="ce4">
            <text:p>1/1/2022</text:p>
          </table:table-cell>
          <table:table-cell table:style-name="ce1"/>
          <table:table-cell office:value-type="string" table:style-name="ce1">
            <text:p>WY</text:p>
          </table:table-cell>
          <table:table-cell office:value-type="float" office:value="0.69086642932908005" table:style-name="ce5">
            <text:p>0.69</text:p>
          </table:table-cell>
          <table:table-cell office:value-type="date" office:date-value="2022-01-01T00:00:00" table:style-name="ce4">
            <text:p>1/1/20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1002.371438" table:style-name="ce1">
            <text:p>1002.371438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4" table:style-name="ce1"/>
          <table:table-cell office:value-type="string" table:style-name="ce1">
            <text:p>WY</text:p>
          </table:table-cell>
          <table:table-cell office:value-type="float" office:value="0.73058658132780274" table:formula="of:=([.B560]/$$maxspend)*100" table:style-name="ce1">
            <text:p>0.730586581</text:p>
          </table:table-cell>
          <table:table-cell office:value-type="date" office:date-value="2023-01-01T00:00:00" table:style-name="ce4">
            <text:p>1/1/2023</text:p>
          </table:table-cell>
          <table:table-cell table:style-name="ce1"/>
          <table:table-cell office:value-type="string" table:style-name="ce1">
            <text:p>WY</text:p>
          </table:table-cell>
          <table:table-cell office:value-type="float" office:value="0.73058658132780274" table:style-name="ce5">
            <text:p>0.73</text:p>
          </table:table-cell>
          <table:table-cell office:value-type="date" office:date-value="2023-01-01T00:00:00" table:style-name="ce4">
            <text:p>1/1/20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1056.8678480000001" table:style-name="ce1">
            <text:p>1056.867848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4" table:style-name="ce1"/>
          <table:table-cell office:value-type="string" table:style-name="ce1">
            <text:p>WY</text:p>
          </table:table-cell>
          <table:table-cell office:value-type="float" office:value="0.77030673332652555" table:formula="of:=([.B561]/$$maxspend)*100" table:style-name="ce1">
            <text:p>0.770306733</text:p>
          </table:table-cell>
          <table:table-cell office:value-type="date" office:date-value="2024-01-01T00:00:00" table:style-name="ce4">
            <text:p>1/1/2024</text:p>
          </table:table-cell>
          <table:table-cell table:style-name="ce1"/>
          <table:table-cell office:value-type="string" table:style-name="ce1">
            <text:p>WY</text:p>
          </table:table-cell>
          <table:table-cell office:value-type="float" office:value="0.77030673332652555" table:style-name="ce5">
            <text:p>0.77</text:p>
          </table:table-cell>
          <table:table-cell office:value-type="date" office:date-value="2024-01-01T00:00:00" table:style-name="ce4">
            <text:p>1/1/20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1111.3642580000001" table:style-name="ce1">
            <text:p>1111.364258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4" table:style-name="ce1"/>
          <table:table-cell office:value-type="string" table:style-name="ce1">
            <text:p>WY</text:p>
          </table:table-cell>
          <table:table-cell office:value-type="float" office:value="0.81002688532524836" table:formula="of:=([.B562]/$$maxspend)*100" table:style-name="ce1">
            <text:p>0.810026885</text:p>
          </table:table-cell>
          <table:table-cell office:value-type="date" office:date-value="2025-01-01T00:00:00" table:style-name="ce4">
            <text:p>1/1/2025</text:p>
          </table:table-cell>
          <table:table-cell table:style-name="ce1"/>
          <table:table-cell office:value-type="string" table:style-name="ce1">
            <text:p>WY</text:p>
          </table:table-cell>
          <table:table-cell office:value-type="float" office:value="0.81002688532524836" table:style-name="ce5">
            <text:p>0.81</text:p>
          </table:table-cell>
          <table:table-cell office:value-type="date" office:date-value="2025-01-01T00:00:00" table:style-name="ce4">
            <text:p>1/1/2025</text:p>
          </table:table-cell>
          <table:table-cell table:number-columns-repeated="16370"/>
        </table:table-row>
        <table:table-row table:number-rows-repeated="14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number-rows-repeated="10"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7990" table:style-name="ro1">
          <table:table-cell table:number-columns-repeated="16384"/>
        </table:table-row>
      </table:table>
      <table:named-expressions>
        <table:named-range table:name="maxspend" table:cell-range-address="Sheet2.$F$2" table:base-cell-address="Sheet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Roboto Bold" svg:font-family="&quot;Roboto Bold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able_32_text_32_bold_32_light_32_fill_32_2" style:display-name="Table text bold light fill 2" style:family="table-cell" style:data-style-name="N0">
      <style:table-cell-properties fo:border="thin solid #CBD0D2" style:vertical-align="automatic" fo:wrap-option="wrap" fo:background-color="#ECECED"/>
      <style:text-properties style:font-name="Roboto Bold" style:font-name-asian="Roboto Bold" style:font-name-complex="Roboto Bold" fo:font-size="10pt" style:font-size-asian="10pt" style:font-size-complex="10pt"/>
    </style:style>
    <style:style style:name="Table_32_text_32_bold_32_white_32_fill_32_2" style:display-name="Table text bold white fill 2" style:family="table-cell" style:data-style-name="N0">
      <style:table-cell-properties fo:border="thin solid #CBD0D2" style:vertical-align="automatic" fo:wrap-option="wrap" fo:background-color="#FFFFFF"/>
      <style:text-properties style:font-name="Roboto Bold" style:font-name-asian="Roboto Bold" style:font-name-complex="Roboto Bold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NA</dc:creator>
    <meta:creation-date>2017-04-12T12:41:35Z</meta:creation-date>
    <dc:date>2017-04-14T20:17:30Z</dc:date>
    <meta:editing-cycles>1</meta:editing-cycles>
    <meta:editing-duration>PT27S</meta:editing-duration>
  </office:meta>
</office:document-meta>
</file>